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0.7563in"/>
    </style:style>
    <style:style style:name="co4" style:family="table-column">
      <style:table-column-properties fo:break-before="auto" style:column-width="0.6917in"/>
    </style:style>
    <style:style style:name="co5" style:family="table-column">
      <style:table-column-properties fo:break-before="auto" style:column-width="1.2189in"/>
    </style:style>
    <style:style style:name="co6" style:family="table-column">
      <style:table-column-properties fo:break-before="auto" style:column-width="1.6008in"/>
    </style:style>
    <style:style style:name="co7" style:family="table-column">
      <style:table-column-properties fo:break-before="auto" style:column-width="1.0035in"/>
    </style:style>
    <style:style style:name="co9" style:family="table-column">
      <style:table-column-properties fo:break-before="auto" style:column-width="0.9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7" style:family="table-cell" style:parent-style-name="Pivot_20_Table_20_Corner">
      <style:table-cell-properties fo:border-bottom="none" fo:border-left="2.01pt solid #000000" fo:border-right="0.99pt solid #000000" fo:border-top="2.01pt solid #000000"/>
      <style:text-properties style:text-position=""/>
    </style:style>
    <style:style style:name="ce18" style:family="table-cell" style:parent-style-name="Pivot_20_Table_20_Field">
      <style:table-cell-properties fo:border-bottom="0.99pt solid #000000" fo:border-left="2.01pt solid #000000" fo:border-right="0.99pt solid #000000" fo:border-top="0.99pt solid #000000"/>
      <style:text-properties style:text-position=""/>
    </style:style>
    <style:style style:name="ce19" style:family="table-cell" style:parent-style-name="Pivot_20_Table_20_Category">
      <style:table-cell-properties fo:border-bottom="none" fo:border-left="2.01pt solid #000000" fo:border-right="0.99pt solid #000000" fo:border-top="0.99pt solid #000000"/>
      <style:text-properties style:text-position=""/>
    </style:style>
    <style:style style:name="ce20" style:family="table-cell" style:parent-style-name="Pivot_20_Table_20_Category">
      <style:table-cell-properties fo:border-bottom="none" fo:border-left="2.01pt solid #000000" fo:border-right="0.99pt solid #000000" fo:border-top="none"/>
      <style:text-properties style:text-position=""/>
    </style:style>
    <style:style style:name="ce21" style:family="table-cell" style:parent-style-name="Pivot_20_Table_20_Title">
      <style:table-cell-properties fo:border-bottom="2.01pt solid #000000" fo:border-left="2.01pt solid #000000" fo:border-right="0.99pt solid #000000" fo:border-top="0.99pt solid #000000"/>
      <style:text-properties style:text-position=""/>
    </style:style>
    <style:style style:name="ce22" style:family="table-cell" style:parent-style-name="Pivot_20_Table_20_Field">
      <style:table-cell-properties fo:border-bottom="0.99pt solid #000000" fo:border-left="0.99pt solid #000000" fo:border-right="0.99pt solid #000000" fo:border-top="2.01pt solid #000000"/>
      <style:text-properties style:text-position=""/>
    </style:style>
    <style:style style:name="ce23" style:family="table-cell" style:parent-style-name="Pivot_20_Table_20_Category">
      <style:table-cell-properties fo:border-bottom="0.99pt solid #000000" fo:border-left="0.99pt solid #000000" fo:border-right="none" fo:border-top="none"/>
      <style:text-properties style:text-position=""/>
    </style:style>
    <style:style style:name="ce24" style:family="table-cell" style:parent-style-name="Pivot_20_Table_20_Value">
      <style:table-cell-properties fo:border-bottom="none" fo:border-left="0.99pt solid #000000" fo:border-right="none" fo:border-top="0.99pt solid #000000"/>
      <style:text-properties style:text-position=""/>
    </style:style>
    <style:style style:name="ce25" style:family="table-cell" style:parent-style-name="Pivot_20_Table_20_Value">
      <style:table-cell-properties fo:border-bottom="none" fo:border-left="0.99pt solid #000000" fo:border-right="none" fo:border-top="none"/>
      <style:text-properties style:text-position=""/>
    </style:style>
    <style:style style:name="ce26" style:family="table-cell" style:parent-style-name="Pivot_20_Table_20_Value">
      <style:table-cell-properties fo:border-bottom="0.99pt solid #000000" fo:border-left="0.99pt solid #000000" fo:border-right="none" fo:border-top="none"/>
      <style:text-properties style:text-position=""/>
    </style:style>
    <style:style style:name="ce27" style:family="table-cell" style:parent-style-name="Pivot_20_Table_20_Result">
      <style:table-cell-properties fo:border-bottom="2.01pt solid #000000" fo:border-left="0.99pt solid #000000" fo:border-right="none" fo:border-top="0.99pt solid #000000"/>
      <style:text-properties style:text-position=""/>
    </style:style>
    <style:style style:name="ce28" style:family="table-cell" style:parent-style-name="Pivot_20_Table_20_Corner">
      <style:table-cell-properties fo:border-bottom="0.99pt solid #000000" fo:border-left="none" fo:border-right="none" fo:border-top="2.01pt solid #000000"/>
      <style:text-properties style:text-position=""/>
    </style:style>
    <style:style style:name="ce29" style:family="table-cell" style:parent-style-name="Pivot_20_Table_20_Category">
      <style:table-cell-properties fo:border-bottom="0.99pt solid #000000" fo:border-left="none" fo:border-right="none" fo:border-top="none"/>
      <style:text-properties style:text-position=""/>
    </style:style>
    <style:style style:name="ce30" style:family="table-cell" style:parent-style-name="Pivot_20_Table_20_Value">
      <style:table-cell-properties fo:border-bottom="none" fo:border-left="none" fo:border-right="none" fo:border-top="0.99pt solid #000000"/>
      <style:text-properties style:text-position=""/>
    </style:style>
    <style:style style:name="ce31" style:family="table-cell" style:parent-style-name="Pivot_20_Table_20_Value">
      <style:table-cell-properties fo:border-bottom="0.99pt solid #000000" fo:border-left="none" fo:border-right="none" fo:border-top="none"/>
      <style:text-properties style:text-position=""/>
    </style:style>
    <style:style style:name="ce32" style:family="table-cell" style:parent-style-name="Pivot_20_Table_20_Result">
      <style:table-cell-properties fo:border-bottom="2.01pt solid #000000" fo:border-left="none" fo:border-right="none" fo:border-top="0.99pt solid #000000"/>
      <style:text-properties style:text-position=""/>
    </style:style>
    <style:style style:name="ce33" style:family="table-cell" style:parent-style-name="Pivot_20_Table_20_Corner">
      <style:table-cell-properties fo:border-bottom="0.99pt solid #000000" fo:border-left="none" fo:border-right="2.01pt solid #000000" fo:border-top="2.01pt solid #000000"/>
      <style:text-properties style:text-position=""/>
    </style:style>
    <style:style style:name="ce34" style:family="table-cell" style:parent-style-name="Pivot_20_Table_20_Category">
      <style:table-cell-properties fo:border-bottom="0.99pt solid #000000" fo:border-left="none" fo:border-right="2.01pt solid #000000" fo:border-top="none"/>
      <style:text-properties style:text-position=""/>
    </style:style>
    <style:style style:name="ce35" style:family="table-cell" style:parent-style-name="Pivot_20_Table_20_Value">
      <style:table-cell-properties fo:border-bottom="none" fo:border-left="none" fo:border-right="2.01pt solid #000000" fo:border-top="0.99pt solid #000000"/>
      <style:text-properties style:text-position=""/>
    </style:style>
    <style:style style:name="ce36" style:family="table-cell" style:parent-style-name="Pivot_20_Table_20_Value">
      <style:table-cell-properties fo:border-bottom="none" fo:border-left="none" fo:border-right="2.01pt solid #000000" fo:border-top="none"/>
      <style:text-properties style:text-position=""/>
    </style:style>
    <style:style style:name="ce37" style:family="table-cell" style:parent-style-name="Pivot_20_Table_20_Value">
      <style:table-cell-properties fo:border-bottom="0.99pt solid #000000" fo:border-left="none" fo:border-right="2.01pt solid #000000" fo:border-top="none"/>
      <style:text-properties style:text-position=""/>
    </style:style>
    <style:style style:name="ce38" style:family="table-cell" style:parent-style-name="Pivot_20_Table_20_Result">
      <style:table-cell-properties fo:border-bottom="2.01pt solid #000000" fo:border-left="none" fo:border-right="2.01pt solid #000000" fo:border-top="0.99pt solid #000000"/>
      <style:text-properties style:text-position=""/>
    </style:style>
    <style:style style:name="ce39" style:family="table-cell" style:parent-style-name="Default">
      <style:table-cell-properties fo:background-color="#ff6633"/>
      <style:text-properties fo:color="#ffff00" style:text-position=""/>
    </style:style>
    <style:style style:name="ce40" style:family="table-cell" style:parent-style-name="Default">
      <style:text-properties fo:color="#ffff00" style:text-position="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4" style:family="table-cell" style:parent-style-name="Default">
      <style:table-cell-properties fo:padding="0.028in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5" style:family="table-cell" style:parent-style-name="Default">
      <style:table-cell-properties fo:background-color="#ffff00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2pt solid #c0c0c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rotation-align="none"/>
    </style:style>
    <style:style style:name="ce49" style:family="table-cell" style:parent-style-name="Default" style:data-style-name="N37"/>
    <style:style style:name="ce50" style:family="table-cell" style:parent-style-name="Default" style:data-style-name="N100"/>
    <style:style style:name="ce51" style:family="table-cell" style:parent-style-name="Default">
      <style:table-cell-properties fo:background-color="#cfe7f5"/>
    </style:style>
    <style:style style:name="ce52" style:family="table-cell" style:parent-style-name="Default" style:data-style-name="N0">
      <style:table-cell-properties style:glyph-orientation-vertical="0" fo:background-color="#99cc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cfe7f5" style:diagonal-bl-tr="none" style:diagonal-tl-br="none" fo:border="none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8" table:number-columns-repeated="1013" table:default-cell-style-name="Default"/>
        <table:table-row table:style-name="ro3">
          <table:table-cell table:style-name="ce41" office:value-type="string">
            <text:p>UFID</text:p>
          </table:table-cell>
          <table:table-cell table:style-name="ce41" office:value-type="string">
            <text:p>Genus</text:p>
          </table:table-cell>
          <table:table-cell table:style-name="ce41" office:value-type="string">
            <text:p>Species</text:p>
          </table:table-cell>
          <table:table-cell table:style-name="ce41" office:value-type="string">
            <text:p>consensusESU</text:p>
          </table:table-cell>
          <table:table-cell table:style-name="ce41" office:value-type="string">
            <text:p>molecularESU</text:p>
          </table:table-cell>
          <table:table-cell table:style-name="ce41" office:value-type="string">
            <text:p>morphologicalESU</text:p>
          </table:table-cell>
          <table:table-cell table:style-name="ce41" office:value-type="string">
            <text:p>Country</text:p>
          </table:table-cell>
          <table:table-cell table:style-name="ce41" office:value-type="string">
            <text:p>Lat</text:p>
          </table:table-cell>
          <table:table-cell table:style-name="ce41" office:value-type="string">
            <text:p>Long</text:p>
          </table:table-cell>
          <table:table-cell table:style-name="ce41" office:value-type="string">
            <text:p>Date Collected</text:p>
          </table:table-cell>
          <table:table-cell table:style-name="ce41" office:value-type="string">
            <text:p>Extract</text:p>
          </table:table-cell>
          <table:table-cell table:style-name="ce41" office:value-type="string">
            <text:p>notes</text:p>
          </table:table-cell>
          <table:table-cell table:style-name="ce41" office:value-type="string">
            <text:p>ossicle_pictures</text:p>
          </table:table-cell>
          <table:table-cell table:style-name="ce41" office:value-type="string">
            <text:p>Photo</text:p>
          </table:table-cell>
          <table:table-cell office:value-type="string">
            <text:p>n16S</text:p>
          </table:table-cell>
          <table:table-cell office:value-type="string">
            <text:p>n16Sc</text:p>
          </table:table-cell>
          <table:table-cell office:value-type="string">
            <text:p>nCOI</text:p>
          </table:table-cell>
          <table:table-cell office:value-type="string">
            <text:p>nATP6</text:p>
          </table:table-cell>
          <table:table-cell office:value-type="string">
            <text:p>nc0036</text:p>
          </table:table-cell>
          <table:table-cell office:value-type="string">
            <text:p>nc0775</text:p>
          </table:table-cell>
          <table:table-cell office:value-type="string">
            <text:p>nITS</text:p>
          </table:table-cell>
          <table:table-cell office:value-type="string">
            <text:p>nLSU</text:p>
          </table:table-cell>
          <table:table-cell office:value-type="string">
            <text:p>nH3a</text:p>
          </table:table-cell>
          <table:table-cell office:value-type="string">
            <text:p>sumLoci</text:p>
          </table:table-cell>
          <table:table-cell table:number-columns-repeated="1000"/>
        </table:table-row>
        <table:table-row table:style-name="ro2">
          <table:table-cell office:value-type="string">
            <text:p>MHE00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P</text:p>
          </table:table-cell>
          <table:table-cell/>
          <table:table-cell office:value-type="string">
            <text:p>Mexico</text:p>
          </table:table-cell>
          <table:table-cell table:number-columns-repeated="3"/>
          <table:table-cell office:value-type="string">
            <text:p>A0004</text:p>
          </table:table-cell>
          <table:table-cell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:.W2])" office:value-type="float" office:value="2">
            <text:p>2</text:p>
          </table:table-cell>
          <table:table-cell table:number-columns-repeated="1000"/>
        </table:table-row>
        <table:table-row table:style-name="ro2">
          <table:table-cell office:value-type="string">
            <text:p>MHE04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P</text:p>
          </table:table-cell>
          <table:table-cell/>
          <table:table-cell office:value-type="string">
            <text:p>Mexico</text:p>
          </table:table-cell>
          <table:table-cell table:number-columns-repeated="3"/>
          <table:table-cell office:value-type="string">
            <text:p>A0031</text:p>
          </table:table-cell>
          <table:table-cell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3:.W3])" office:value-type="float" office:value="2">
            <text:p>2</text:p>
          </table:table-cell>
          <table:table-cell table:number-columns-repeated="1000"/>
        </table:table-row>
        <table:table-row table:style-name="ro3">
          <table:table-cell office:value-type="float" office:value="4812">
            <text:p>4812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Hawaii</text:p>
          </table:table-cell>
          <table:table-cell office:value-type="string">
            <text:p>ESU1/hawaii</text:p>
          </table:table-cell>
          <table:table-cell office:value-type="string">
            <text:p>Oahu</text:p>
          </table:table-cell>
          <table:table-cell office:value-type="float" office:value="19.99667">
            <text:p>19.99667</text:p>
          </table:table-cell>
          <table:table-cell office:value-type="float" office:value="-155.24556">
            <text:p>-155.24556</text:p>
          </table:table-cell>
          <table:table-cell office:value-type="string">
            <text:p>2/24/2006</text:p>
          </table:table-cell>
          <table:table-cell table:style-name="ce51" office:value-type="string">
            <text:p>C0020</text:p>
          </table:table-cell>
          <table:table-cell table:style-name="ce51" table:number-columns-repeated="3"/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4:.W4])" office:value-type="float" office:value="7">
            <text:p>7</text:p>
          </table:table-cell>
          <table:table-cell table:number-columns-repeated="1000"/>
        </table:table-row>
        <table:table-row table:style-name="ro3">
          <table:table-cell office:value-type="float" office:value="1858">
            <text:p>185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Hawaii</text:p>
          </table:table-cell>
          <table:table-cell office:value-type="string">
            <text:p>ESU1/hawaii</text:p>
          </table:table-cell>
          <table:table-cell office:value-type="string">
            <text:p>Maui</text:p>
          </table:table-cell>
          <table:table-cell office:value-type="float" office:value="20.810833">
            <text:p>20.810833</text:p>
          </table:table-cell>
          <table:table-cell office:value-type="float" office:value="-156.621389">
            <text:p>-156.621389</text:p>
          </table:table-cell>
          <table:table-cell office:value-type="string">
            <text:p>11/5/1998</text:p>
          </table:table-cell>
          <table:table-cell table:style-name="ce51" office:value-type="string">
            <text:p>C0022</text:p>
          </table:table-cell>
          <table:table-cell table:style-name="ce51" table:number-columns-repeated="3"/>
          <table:table-cell table:number-columns-repeated="5" table:style-name="ce55" office:value-type="float" office:value="1">
            <text:p>1</text:p>
          </table:table-cell>
          <table:table-cell table:number-columns-repeated="3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5:.W5])" office:value-type="float" office:value="6">
            <text:p>6</text:p>
          </table:table-cell>
          <table:table-cell table:number-columns-repeated="1000"/>
        </table:table-row>
        <table:table-row table:style-name="ro3">
          <table:table-cell table:style-name="ce42" office:value-type="float" office:value="1842">
            <text:p>1842</text:p>
          </table:table-cell>
          <table:table-cell table:style-name="ce42" office:value-type="string">
            <text:p>Holothuria</text:p>
          </table:table-cell>
          <table:table-cell table:style-name="ce42" office:value-type="string">
            <text:p>impatiens</text:p>
          </table:table-cell>
          <table:table-cell office:value-type="string">
            <text:p>Hawaii</text:p>
          </table:table-cell>
          <table:table-cell table:style-name="ce42" office:value-type="string">
            <text:p>Hawaii</text:p>
          </table:table-cell>
          <table:table-cell table:style-name="ce42" office:value-type="string">
            <text:p>ESU1/hawaii</text:p>
          </table:table-cell>
          <table:table-cell table:style-name="ce42" office:value-type="string">
            <text:p>Maui</text:p>
          </table:table-cell>
          <table:table-cell office:value-type="float" office:value="20.810833">
            <text:p>20.810833</text:p>
          </table:table-cell>
          <table:table-cell office:value-type="float" office:value="-156.621389">
            <text:p>-156.621389</text:p>
          </table:table-cell>
          <table:table-cell table:style-name="ce42" office:value-type="string">
            <text:p>11/5/1998</text:p>
          </table:table-cell>
          <table:table-cell table:style-name="ce42" office:value-type="string">
            <text:p>C0024</text:p>
          </table:table-cell>
          <table:table-cell table:style-name="ce42"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style-name="ce42" table:formula="of:=SUM([.O6:.W6])" office:value-type="float" office:value="2">
            <text:p>2</text:p>
          </table:table-cell>
          <table:table-cell table:number-columns-repeated="1000"/>
        </table:table-row>
        <table:table-row table:style-name="ro2">
          <table:table-cell office:value-type="string">
            <text:p>FRM13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P</text:p>
          </table:table-cell>
          <table:table-cell/>
          <table:table-cell office:value-type="string">
            <text:p>Panama</text:p>
          </table:table-cell>
          <table:table-cell office:value-type="float" office:value="7.64">
            <text:p>7.64</text:p>
          </table:table-cell>
          <table:table-cell office:value-type="float" office:value="-81.739">
            <text:p>-81.739</text:p>
          </table:table-cell>
          <table:table-cell/>
          <table:table-cell office:value-type="string">
            <text:p>C0028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formula="of:=SUM([.O7:.W7])" office:value-type="float" office:value="7">
            <text:p>7</text:p>
          </table:table-cell>
          <table:table-cell table:number-columns-repeated="1000"/>
        </table:table-row>
        <table:table-row table:style-name="ro2">
          <table:table-cell office:value-type="float" office:value="7902">
            <text:p>7902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WA</text:p>
          </table:table-cell>
          <table:table-cell/>
          <table:table-cell office:value-type="string">
            <text:p>WA</text:p>
          </table:table-cell>
          <table:table-cell office:value-type="string">
            <text:p>Belize</text:p>
          </table:table-cell>
          <table:table-cell office:value-type="float" office:value="16.408">
            <text:p>16.408</text:p>
          </table:table-cell>
          <table:table-cell office:value-type="float" office:value="-88.114">
            <text:p>-88.114</text:p>
          </table:table-cell>
          <table:table-cell office:value-type="string">
            <text:p>10/10/2008</text:p>
          </table:table-cell>
          <table:table-cell office:value-type="string">
            <text:p>C0199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8:.W8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string">
            <text:p>7070a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Mayotte</text:p>
          </table:table-cell>
          <table:table-cell office:value-type="float" office:value="-12.859323">
            <text:p>-12.859323</text:p>
          </table:table-cell>
          <table:table-cell office:value-type="float" office:value="45.268639">
            <text:p>45.268639</text:p>
          </table:table-cell>
          <table:table-cell office:value-type="string">
            <text:p>6/2/2008</text:p>
          </table:table-cell>
          <table:table-cell office:value-type="string">
            <text:p>C0200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9:.W9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string">
            <text:p>7070b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Mayotte</text:p>
          </table:table-cell>
          <table:table-cell office:value-type="float" office:value="-12.859323">
            <text:p>-12.859323</text:p>
          </table:table-cell>
          <table:table-cell office:value-type="float" office:value="45.268639">
            <text:p>45.268639</text:p>
          </table:table-cell>
          <table:table-cell office:value-type="string">
            <text:p>6/2/2008</text:p>
          </table:table-cell>
          <table:table-cell office:value-type="string">
            <text:p>C0201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0:.W10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string">
            <text:p>7163a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2</text:p>
          </table:table-cell>
          <table:table-cell/>
          <table:table-cell office:value-type="string">
            <text:p>ESU2</text:p>
          </table:table-cell>
          <table:table-cell office:value-type="string">
            <text:p>Nosy Bé</text:p>
          </table:table-cell>
          <table:table-cell office:value-type="float" office:value="-13.44624">
            <text:p>-13.44624</text:p>
          </table:table-cell>
          <table:table-cell office:value-type="float" office:value="48.33157">
            <text:p>48.33157</text:p>
          </table:table-cell>
          <table:table-cell office:value-type="string">
            <text:p>5/26/2008</text:p>
          </table:table-cell>
          <table:table-cell office:value-type="string">
            <text:p>C0202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1:.W11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string">
            <text:p>7163b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2</text:p>
          </table:table-cell>
          <table:table-cell/>
          <table:table-cell office:value-type="string">
            <text:p>ESU2</text:p>
          </table:table-cell>
          <table:table-cell office:value-type="string">
            <text:p>Nosy Bé</text:p>
          </table:table-cell>
          <table:table-cell office:value-type="float" office:value="-13.44624">
            <text:p>-13.44624</text:p>
          </table:table-cell>
          <table:table-cell office:value-type="float" office:value="48.33157">
            <text:p>48.33157</text:p>
          </table:table-cell>
          <table:table-cell office:value-type="string">
            <text:p>5/26/2008</text:p>
          </table:table-cell>
          <table:table-cell office:value-type="string">
            <text:p>C0203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2:.W12])" office:value-type="float" office:value="1">
            <text:p>1</text:p>
          </table:table-cell>
          <table:table-cell table:number-columns-repeated="1000"/>
        </table:table-row>
        <table:table-row table:style-name="ro4">
          <table:table-cell office:value-type="string">
            <text:p>7055b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Mayotte</text:p>
          </table:table-cell>
          <table:table-cell office:value-type="float" office:value="-12.947371">
            <text:p>-12.947371</text:p>
          </table:table-cell>
          <table:table-cell office:value-type="float" office:value="45.099797">
            <text:p>45.099797</text:p>
          </table:table-cell>
          <table:table-cell office:value-type="string">
            <text:p>5/29/2008</text:p>
          </table:table-cell>
          <table:table-cell office:value-type="string">
            <text:p>N1193</text:p>
          </table:table-cell>
          <table:table-cell table:number-columns-repeated="3"/>
          <table:table-cell table:number-columns-repeated="10" table:style-name="ce55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string">
            <text:p>7055b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Mayotte</text:p>
          </table:table-cell>
          <table:table-cell office:value-type="float" office:value="-12.947371">
            <text:p>-12.947371</text:p>
          </table:table-cell>
          <table:table-cell office:value-type="float" office:value="45.099797">
            <text:p>45.099797</text:p>
          </table:table-cell>
          <table:table-cell office:value-type="string">
            <text:p>5/29/2008</text:p>
          </table:table-cell>
          <table:table-cell office:value-type="string">
            <text:p>C0207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4:.W14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string">
            <text:p>7519a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3</text:p>
          </table:table-cell>
          <table:table-cell/>
          <table:table-cell table:style-name="ce42" office:value-type="string">
            <text:p>ESU3</text:p>
          </table:table-cell>
          <table:table-cell office:value-type="string">
            <text:p>Nosy Bé</text:p>
          </table:table-cell>
          <table:table-cell office:value-type="float" office:value="-13.4244">
            <text:p>-13.4244</text:p>
          </table:table-cell>
          <table:table-cell office:value-type="float" office:value="48.3642">
            <text:p>48.3642</text:p>
          </table:table-cell>
          <table:table-cell office:value-type="string">
            <text:p>5/15/2008</text:p>
          </table:table-cell>
          <table:table-cell office:value-type="string">
            <text:p>C0208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5:.W15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string">
            <text:p>7519b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3</text:p>
          </table:table-cell>
          <table:table-cell/>
          <table:table-cell table:style-name="ce42" office:value-type="string">
            <text:p>ESU3</text:p>
          </table:table-cell>
          <table:table-cell office:value-type="string">
            <text:p>Nosy Bé</text:p>
          </table:table-cell>
          <table:table-cell office:value-type="float" office:value="-13.4244">
            <text:p>-13.4244</text:p>
          </table:table-cell>
          <table:table-cell office:value-type="float" office:value="48.3642">
            <text:p>48.3642</text:p>
          </table:table-cell>
          <table:table-cell office:value-type="string">
            <text:p>5/15/2008</text:p>
          </table:table-cell>
          <table:table-cell table:style-name="ce51" office:value-type="string">
            <text:p>C0209</text:p>
          </table:table-cell>
          <table:table-cell table:style-name="ce51" table:number-columns-repeated="3"/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16:.W16])" office:value-type="float" office:value="5">
            <text:p>5</text:p>
          </table:table-cell>
          <table:table-cell table:number-columns-repeated="1000"/>
        </table:table-row>
        <table:table-row table:style-name="ro3">
          <table:table-cell office:value-type="float" office:value="6058">
            <text:p>605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/>
          <table:table-cell office:value-type="string">
            <text:p>missing</text:p>
          </table:table-cell>
          <table:table-cell office:value-type="string">
            <text:p>ESU1/hawaii</text:p>
          </table:table-cell>
          <table:table-cell office:value-type="string">
            <text:p>Oahu</text:p>
          </table:table-cell>
          <table:table-cell office:value-type="float" office:value="21.405246">
            <text:p>21.405246</text:p>
          </table:table-cell>
          <table:table-cell office:value-type="float" office:value="-157.984712">
            <text:p>-157.984712</text:p>
          </table:table-cell>
          <table:table-cell office:value-type="string">
            <text:p>10/2006</text:p>
          </table:table-cell>
          <table:table-cell office:value-type="string">
            <text:p>FLMNH_023_A10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9" table:style-name="ce55" office:value-type="float" office:value="0">
            <text:p>0</text:p>
          </table:table-cell>
          <table:table-cell table:formula="of:=SUM([.O17:.W17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6243">
            <text:p>624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Hawaii</text:p>
          </table:table-cell>
          <table:table-cell office:value-type="string">
            <text:p>ESU1/hawaii</text:p>
          </table:table-cell>
          <table:table-cell office:value-type="string">
            <text:p>FFS</text:p>
          </table:table-cell>
          <table:table-cell office:value-type="float" office:value="23.7212">
            <text:p>23.7212</text:p>
          </table:table-cell>
          <table:table-cell office:value-type="float" office:value="-166.1328">
            <text:p>-166.1328</text:p>
          </table:table-cell>
          <table:table-cell office:value-type="string">
            <text:p>10/24/2006</text:p>
          </table:table-cell>
          <table:table-cell office:value-type="string">
            <text:p>FLMNH_023_F07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8:.W18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8585">
            <text:p>8585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Lizard Island</text:p>
          </table:table-cell>
          <table:table-cell office:value-type="float" office:value="-14.667892">
            <text:p>-14.667892</text:p>
          </table:table-cell>
          <table:table-cell office:value-type="float" office:value="145.4443815">
            <text:p>145.4443815</text:p>
          </table:table-cell>
          <table:table-cell office:value-type="string">
            <text:p>2/2009</text:p>
          </table:table-cell>
          <table:table-cell office:value-type="string">
            <text:p>FLMNH_036_B0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9:.W19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8406">
            <text:p>840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Lizard Island</text:p>
          </table:table-cell>
          <table:table-cell office:value-type="float" office:value="-14.7746">
            <text:p>-14.7746</text:p>
          </table:table-cell>
          <table:table-cell office:value-type="float" office:value="145.3673">
            <text:p>145.3673</text:p>
          </table:table-cell>
          <table:table-cell office:value-type="string">
            <text:p>2/16/2009</text:p>
          </table:table-cell>
          <table:table-cell office:value-type="string">
            <text:p>FLMNH_036_B06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0:.W20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8544">
            <text:p>854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Lizard Island</text:p>
          </table:table-cell>
          <table:table-cell office:value-type="float" office:value="-14.6857">
            <text:p>-14.6857</text:p>
          </table:table-cell>
          <table:table-cell office:value-type="float" office:value="145.4474">
            <text:p>145.4474</text:p>
          </table:table-cell>
          <table:table-cell office:value-type="string">
            <text:p>2/25/2009</text:p>
          </table:table-cell>
          <table:table-cell office:value-type="string">
            <text:p>FLMNH_036_C0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1:.W21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8172">
            <text:p>8172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Lizard Island</text:p>
          </table:table-cell>
          <table:table-cell office:value-type="float" office:value="-14.667892">
            <text:p>-14.667892</text:p>
          </table:table-cell>
          <table:table-cell office:value-type="float" office:value="145.4443815">
            <text:p>145.4443815</text:p>
          </table:table-cell>
          <table:table-cell office:value-type="string">
            <text:p>2/9/2009</text:p>
          </table:table-cell>
          <table:table-cell office:value-type="string">
            <text:p>FLMNH_036_C07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2:.W22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8336">
            <text:p>833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gracilis</text:p>
          </table:table-cell>
          <table:table-cell office:value-type="string">
            <text:p>ESU1</text:p>
          </table:table-cell>
          <table:table-cell office:value-type="string">
            <text:p>Lizard Island</text:p>
          </table:table-cell>
          <table:table-cell office:value-type="float" office:value="-14.45434">
            <text:p>-14.45434</text:p>
          </table:table-cell>
          <table:table-cell office:value-type="float" office:value="145.308842">
            <text:p>145.308842</text:p>
          </table:table-cell>
          <table:table-cell office:value-type="string">
            <text:p>2/15/2009</text:p>
          </table:table-cell>
          <table:table-cell office:value-type="string">
            <text:p>FLMNH_036_D01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3:.W23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8174">
            <text:p>817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Lizard Island</text:p>
          </table:table-cell>
          <table:table-cell office:value-type="float" office:value="-14.667892">
            <text:p>-14.667892</text:p>
          </table:table-cell>
          <table:table-cell office:value-type="float" office:value="145.4443815">
            <text:p>145.4443815</text:p>
          </table:table-cell>
          <table:table-cell office:value-type="string">
            <text:p>2/9/2009</text:p>
          </table:table-cell>
          <table:table-cell office:value-type="string">
            <text:p>FLMNH_036_D07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4:.W24])" office:value-type="float" office:value="1">
            <text:p>1</text:p>
          </table:table-cell>
          <table:table-cell table:style-name="ce42" table:number-columns-repeated="1000"/>
        </table:table-row>
        <table:table-row table:style-name="ro3">
          <table:table-cell office:value-type="float" office:value="8348">
            <text:p>8348</text:p>
          </table:table-cell>
          <table:table-cell office:value-type="string">
            <text:p>Holothuria</text:p>
          </table:table-cell>
          <table:table-cell table:number-columns-repeated="3"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Lizard Island</text:p>
          </table:table-cell>
          <table:table-cell office:value-type="float" office:value="-14.6068">
            <text:p>-14.6068</text:p>
          </table:table-cell>
          <table:table-cell office:value-type="float" office:value="145.3506">
            <text:p>145.3506</text:p>
          </table:table-cell>
          <table:table-cell office:value-type="string">
            <text:p>2/16/2009</text:p>
          </table:table-cell>
          <table:table-cell office:value-type="string">
            <text:p>FLMNH_036_D11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5:.W25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8459">
            <text:p>845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Lizard Island</text:p>
          </table:table-cell>
          <table:table-cell office:value-type="float" office:value="-14.3902">
            <text:p>-14.3902</text:p>
          </table:table-cell>
          <table:table-cell office:value-type="float" office:value="145.2737">
            <text:p>145.2737</text:p>
          </table:table-cell>
          <table:table-cell office:value-type="string">
            <text:p>2/21/2009</text:p>
          </table:table-cell>
          <table:table-cell office:value-type="string">
            <text:p>FLMNH_036_E04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6:.W26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8288">
            <text:p>828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Lizard Island</text:p>
          </table:table-cell>
          <table:table-cell office:value-type="float" office:value="-14.6805">
            <text:p>-14.6805</text:p>
          </table:table-cell>
          <table:table-cell office:value-type="float" office:value="145.4714">
            <text:p>145.4714</text:p>
          </table:table-cell>
          <table:table-cell office:value-type="string">
            <text:p>2/10/2009</text:p>
          </table:table-cell>
          <table:table-cell office:value-type="string">
            <text:p>FLMNH_036_E08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7:.W27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8354">
            <text:p>835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Lizard Island</text:p>
          </table:table-cell>
          <table:table-cell office:value-type="float" office:value="-14.7746">
            <text:p>-14.7746</text:p>
          </table:table-cell>
          <table:table-cell office:value-type="float" office:value="145.3673">
            <text:p>145.3673</text:p>
          </table:table-cell>
          <table:table-cell office:value-type="string">
            <text:p>2/16/2009</text:p>
          </table:table-cell>
          <table:table-cell office:value-type="string">
            <text:p>FLMNH_036_E11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8:.W28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8364">
            <text:p>836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Lizard Island</text:p>
          </table:table-cell>
          <table:table-cell office:value-type="float" office:value="-14.7746">
            <text:p>-14.7746</text:p>
          </table:table-cell>
          <table:table-cell office:value-type="float" office:value="145.3673">
            <text:p>145.3673</text:p>
          </table:table-cell>
          <table:table-cell office:value-type="string">
            <text:p>2/16/2009</text:p>
          </table:table-cell>
          <table:table-cell office:value-type="string">
            <text:p>FLMNH_036_F0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9:.W29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8192">
            <text:p>8192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Lizard Island</text:p>
          </table:table-cell>
          <table:table-cell office:value-type="float" office:value="-14.6805">
            <text:p>-14.6805</text:p>
          </table:table-cell>
          <table:table-cell office:value-type="float" office:value="145.4714">
            <text:p>145.4714</text:p>
          </table:table-cell>
          <table:table-cell office:value-type="string">
            <text:p>2/10/2009</text:p>
          </table:table-cell>
          <table:table-cell office:value-type="string">
            <text:p>FLMNH_036_F07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30:.W30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8355">
            <text:p>8355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Lizard Island</text:p>
          </table:table-cell>
          <table:table-cell office:value-type="float" office:value="-14.7746">
            <text:p>-14.7746</text:p>
          </table:table-cell>
          <table:table-cell office:value-type="float" office:value="145.3673">
            <text:p>145.3673</text:p>
          </table:table-cell>
          <table:table-cell office:value-type="string">
            <text:p>2/16/2009</text:p>
          </table:table-cell>
          <table:table-cell office:value-type="string">
            <text:p>FLMNH_036_G11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31:.W31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6138">
            <text:p>613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Hawaii</text:p>
          </table:table-cell>
          <table:table-cell office:value-type="string">
            <text:p>ESU1/hawaii</text:p>
          </table:table-cell>
          <table:table-cell office:value-type="string">
            <text:p>FFS</text:p>
          </table:table-cell>
          <table:table-cell office:value-type="float" office:value="23.8732">
            <text:p>23.8732</text:p>
          </table:table-cell>
          <table:table-cell office:value-type="float" office:value="-166.2348">
            <text:p>-166.2348</text:p>
          </table:table-cell>
          <table:table-cell office:value-type="string">
            <text:p>10/16/2006</text:p>
          </table:table-cell>
          <table:table-cell office:value-type="string">
            <text:p>FLMNH_038_C07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32:.W32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6140">
            <text:p>614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Hawaii</text:p>
          </table:table-cell>
          <table:table-cell office:value-type="string">
            <text:p>ESU1/hawaii</text:p>
          </table:table-cell>
          <table:table-cell office:value-type="string">
            <text:p>FFS</text:p>
          </table:table-cell>
          <table:table-cell office:value-type="float" office:value="23.8732">
            <text:p>23.8732</text:p>
          </table:table-cell>
          <table:table-cell office:value-type="float" office:value="-166.2348">
            <text:p>-166.2348</text:p>
          </table:table-cell>
          <table:table-cell office:value-type="string">
            <text:p>10/16/2006</text:p>
          </table:table-cell>
          <table:table-cell office:value-type="string">
            <text:p>FLMNH_038_D06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33:.W33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6141">
            <text:p>614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Hawaii</text:p>
          </table:table-cell>
          <table:table-cell office:value-type="string">
            <text:p>ESU1/hawaii</text:p>
          </table:table-cell>
          <table:table-cell office:value-type="string">
            <text:p>FFS</text:p>
          </table:table-cell>
          <table:table-cell office:value-type="float" office:value="23.8732">
            <text:p>23.8732</text:p>
          </table:table-cell>
          <table:table-cell office:value-type="float" office:value="-166.2348">
            <text:p>-166.2348</text:p>
          </table:table-cell>
          <table:table-cell office:value-type="string">
            <text:p>10/16/2006</text:p>
          </table:table-cell>
          <table:table-cell office:value-type="string">
            <text:p>FLMNH_038_E06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34:.W34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6139">
            <text:p>613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Hawaii</text:p>
          </table:table-cell>
          <table:table-cell office:value-type="string">
            <text:p>ESU1/hawaii</text:p>
          </table:table-cell>
          <table:table-cell office:value-type="string">
            <text:p>FFS</text:p>
          </table:table-cell>
          <table:table-cell office:value-type="float" office:value="23.8732">
            <text:p>23.8732</text:p>
          </table:table-cell>
          <table:table-cell office:value-type="float" office:value="-166.2348">
            <text:p>-166.2348</text:p>
          </table:table-cell>
          <table:table-cell office:value-type="string">
            <text:p>10/16/2006</text:p>
          </table:table-cell>
          <table:table-cell office:value-type="string">
            <text:p>FLMNH_038_E08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35:.W35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6142">
            <text:p>6142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Hawaii</text:p>
          </table:table-cell>
          <table:table-cell office:value-type="string">
            <text:p>ESU1</text:p>
          </table:table-cell>
          <table:table-cell office:value-type="string">
            <text:p>FFS</text:p>
          </table:table-cell>
          <table:table-cell office:value-type="float" office:value="23.8732">
            <text:p>23.8732</text:p>
          </table:table-cell>
          <table:table-cell office:value-type="float" office:value="-166.2348">
            <text:p>-166.2348</text:p>
          </table:table-cell>
          <table:table-cell office:value-type="string">
            <text:p>10/16/2006</text:p>
          </table:table-cell>
          <table:table-cell office:value-type="string">
            <text:p>FLMNH_038_F06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36:.W36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6143">
            <text:p>614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Hawaii</text:p>
          </table:table-cell>
          <table:table-cell office:value-type="string">
            <text:p>ESU1/hawaii</text:p>
          </table:table-cell>
          <table:table-cell office:value-type="string">
            <text:p>FFS</text:p>
          </table:table-cell>
          <table:table-cell office:value-type="float" office:value="23.8732">
            <text:p>23.8732</text:p>
          </table:table-cell>
          <table:table-cell office:value-type="float" office:value="-166.2348">
            <text:p>-166.2348</text:p>
          </table:table-cell>
          <table:table-cell office:value-type="string">
            <text:p>10/16/2006</text:p>
          </table:table-cell>
          <table:table-cell office:value-type="string">
            <text:p>FLMNH_038_G06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37:.W37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7488">
            <text:p>748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Nosy Bé</text:p>
          </table:table-cell>
          <table:table-cell office:value-type="float" office:value="-13.4244">
            <text:p>-13.4244</text:p>
          </table:table-cell>
          <table:table-cell office:value-type="float" office:value="48.3642">
            <text:p>48.3642</text:p>
          </table:table-cell>
          <table:table-cell office:value-type="string">
            <text:p>5/15/2008</text:p>
          </table:table-cell>
          <table:table-cell office:value-type="string">
            <text:p>FLMNH_043_A06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38:.W38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7383">
            <text:p>738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SU3</text:p>
          </table:table-cell>
          <table:table-cell office:value-type="string">
            <text:p>ESU1</text:p>
          </table:table-cell>
          <table:table-cell office:value-type="string">
            <text:p>Nosy Bé</text:p>
          </table:table-cell>
          <table:table-cell office:value-type="float" office:value="-13.4806">
            <text:p>-13.4806</text:p>
          </table:table-cell>
          <table:table-cell office:value-type="float" office:value="48.2333">
            <text:p>48.2333</text:p>
          </table:table-cell>
          <table:table-cell office:value-type="string">
            <text:p>5/14/2008</text:p>
          </table:table-cell>
          <table:table-cell office:value-type="string">
            <text:p>FLMNH_043_A08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39:.W39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7531">
            <text:p>753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Nosy Bé</text:p>
          </table:table-cell>
          <table:table-cell office:value-type="float" office:value="-13.4139">
            <text:p>-13.4139</text:p>
          </table:table-cell>
          <table:table-cell office:value-type="float" office:value="48.3056">
            <text:p>48.3056</text:p>
          </table:table-cell>
          <table:table-cell office:value-type="string">
            <text:p>5/16/2008</text:p>
          </table:table-cell>
          <table:table-cell office:value-type="string">
            <text:p>FLMNH_043_B09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40:.W40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7541">
            <text:p>754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Nosy Bé</text:p>
          </table:table-cell>
          <table:table-cell office:value-type="float" office:value="-13.4139">
            <text:p>-13.4139</text:p>
          </table:table-cell>
          <table:table-cell office:value-type="float" office:value="48.3056">
            <text:p>48.3056</text:p>
          </table:table-cell>
          <table:table-cell office:value-type="string">
            <text:p>5/16/2008</text:p>
          </table:table-cell>
          <table:table-cell office:value-type="string">
            <text:p>FLMNH_043_D11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41:.W41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7384">
            <text:p>738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SU2</text:p>
          </table:table-cell>
          <table:table-cell table:style-name="ce42" office:value-type="string">
            <text:p>ESU2</text:p>
          </table:table-cell>
          <table:table-cell office:value-type="string">
            <text:p>Nosy Bé</text:p>
          </table:table-cell>
          <table:table-cell office:value-type="float" office:value="-13.4806">
            <text:p>-13.4806</text:p>
          </table:table-cell>
          <table:table-cell office:value-type="float" office:value="48.2333">
            <text:p>48.2333</text:p>
          </table:table-cell>
          <table:table-cell office:value-type="string">
            <text:p>5/14/2008</text:p>
          </table:table-cell>
          <table:table-cell office:value-type="string">
            <text:p>FLMNH_043_G07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42:.W42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8942">
            <text:p>8942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3</text:p>
          </table:table-cell>
          <table:table-cell table:style-name="ce42" office:value-type="string">
            <text:p>ESU3</text:p>
          </table:table-cell>
          <table:table-cell table:style-name="ce42" office:value-type="string">
            <text:p>gracilis</text:p>
          </table:table-cell>
          <table:table-cell office:value-type="string">
            <text:p>Tanzania</text:p>
          </table:table-cell>
          <table:table-cell office:value-type="float" office:value="-6.38733">
            <text:p>-6.38733</text:p>
          </table:table-cell>
          <table:table-cell office:value-type="float" office:value="39.28727">
            <text:p>39.28727</text:p>
          </table:table-cell>
          <table:table-cell office:value-type="string">
            <text:p>8/16/2009</text:p>
          </table:table-cell>
          <table:table-cell office:value-type="string">
            <text:p>FLMNH_080_A03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43:.W43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8574">
            <text:p>857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 table:style-name="ce42" office:value-type="string">
            <text:p>ESU1</text:p>
          </table:table-cell>
          <table:table-cell office:value-type="string">
            <text:p>ESU1</text:p>
          </table:table-cell>
          <table:table-cell office:value-type="string">
            <text:p>Lizard Island</text:p>
          </table:table-cell>
          <table:table-cell office:value-type="float" office:value="-14.667892">
            <text:p>-14.667892</text:p>
          </table:table-cell>
          <table:table-cell office:value-type="float" office:value="145.4443815">
            <text:p>145.4443815</text:p>
          </table:table-cell>
          <table:table-cell office:value-type="string">
            <text:p>2/2009</text:p>
          </table:table-cell>
          <table:table-cell office:value-type="string">
            <text:p>FLMNH_080_A0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44:.W44])" office:value-type="float" office:value="1">
            <text:p>1</text:p>
          </table:table-cell>
          <table:table-cell table:style-name="ce42" table:number-columns-repeated="1000"/>
        </table:table-row>
        <table:table-row table:style-name="ro2">
          <table:table-cell office:value-type="float" office:value="8943">
            <text:p>894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2</text:p>
          </table:table-cell>
          <table:table-cell table:number-columns-repeated="2" table:style-name="ce42" office:value-type="string">
            <text:p>ESU2</text:p>
          </table:table-cell>
          <table:table-cell office:value-type="string">
            <text:p>Tanzania</text:p>
          </table:table-cell>
          <table:table-cell office:value-type="float" office:value="-6.38733">
            <text:p>-6.38733</text:p>
          </table:table-cell>
          <table:table-cell office:value-type="float" office:value="39.28727">
            <text:p>39.28727</text:p>
          </table:table-cell>
          <table:table-cell office:value-type="string">
            <text:p>8/16/2009</text:p>
          </table:table-cell>
          <table:table-cell office:value-type="string">
            <text:p>FLMNH_080_B04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45:.W45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8604">
            <text:p>860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 table:style-name="ce42" office:value-type="string">
            <text:p>ESU1</text:p>
          </table:table-cell>
          <table:table-cell office:value-type="string">
            <text:p>ESU1</text:p>
          </table:table-cell>
          <table:table-cell office:value-type="string">
            <text:p>Lizard Island</text:p>
          </table:table-cell>
          <table:table-cell office:value-type="float" office:value="-14.667892">
            <text:p>-14.667892</text:p>
          </table:table-cell>
          <table:table-cell office:value-type="float" office:value="145.4443815">
            <text:p>145.4443815</text:p>
          </table:table-cell>
          <table:table-cell office:value-type="string">
            <text:p>2/2009</text:p>
          </table:table-cell>
          <table:table-cell office:value-type="string">
            <text:p>FLMNH_080_C06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46:.W46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8939">
            <text:p>893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 table:style-name="ce42" office:value-type="string">
            <text:p>ESU1</text:p>
          </table:table-cell>
          <table:table-cell office:value-type="string">
            <text:p>ESU1</text:p>
          </table:table-cell>
          <table:table-cell office:value-type="string">
            <text:p>Tanzania</text:p>
          </table:table-cell>
          <table:table-cell office:value-type="float" office:value="-6.38733">
            <text:p>-6.38733</text:p>
          </table:table-cell>
          <table:table-cell office:value-type="float" office:value="39.28727">
            <text:p>39.28727</text:p>
          </table:table-cell>
          <table:table-cell office:value-type="string">
            <text:p>8/16/2009</text:p>
          </table:table-cell>
          <table:table-cell office:value-type="string">
            <text:p>FLMNH_080_C11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47:.W47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8944">
            <text:p>894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SU2</text:p>
          </table:table-cell>
          <table:table-cell table:style-name="ce42" office:value-type="string">
            <text:p>ESU2</text:p>
          </table:table-cell>
          <table:table-cell office:value-type="string">
            <text:p>Tanzania</text:p>
          </table:table-cell>
          <table:table-cell office:value-type="float" office:value="-6.38733">
            <text:p>-6.38733</text:p>
          </table:table-cell>
          <table:table-cell office:value-type="float" office:value="39.28727">
            <text:p>39.28727</text:p>
          </table:table-cell>
          <table:table-cell office:value-type="string">
            <text:p>8/16/2009</text:p>
          </table:table-cell>
          <table:table-cell office:value-type="string">
            <text:p>FLMNH_080_E05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48:.W48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8603">
            <text:p>860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SU1</text:p>
          </table:table-cell>
          <table:table-cell table:style-name="ce42" office:value-type="string">
            <text:p>ESU1</text:p>
          </table:table-cell>
          <table:table-cell office:value-type="string">
            <text:p>Lizard Island</text:p>
          </table:table-cell>
          <table:table-cell office:value-type="float" office:value="-14.667892">
            <text:p>-14.667892</text:p>
          </table:table-cell>
          <table:table-cell office:value-type="float" office:value="145.4443815">
            <text:p>145.4443815</text:p>
          </table:table-cell>
          <table:table-cell office:value-type="string">
            <text:p>2/2009</text:p>
          </table:table-cell>
          <table:table-cell office:value-type="string">
            <text:p>FLMNH_080_G03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49:.W49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9440">
            <text:p>944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Ningaloo</text:p>
          </table:table-cell>
          <table:table-cell office:value-type="float" office:value="-22.74152">
            <text:p>-22.74152</text:p>
          </table:table-cell>
          <table:table-cell office:value-type="float" office:value="113.6836">
            <text:p>113.6836</text:p>
          </table:table-cell>
          <table:table-cell office:value-type="string">
            <text:p>5/15/2009</text:p>
          </table:table-cell>
          <table:table-cell office:value-type="string">
            <text:p>FLMNH_093_A03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50:.W50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9544">
            <text:p>954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Ningaloo</text:p>
          </table:table-cell>
          <table:table-cell office:value-type="float" office:value="-22.49297">
            <text:p>-22.49297</text:p>
          </table:table-cell>
          <table:table-cell office:value-type="float" office:value="113.7258">
            <text:p>113.7258</text:p>
          </table:table-cell>
          <table:table-cell office:value-type="string">
            <text:p>5/2009</text:p>
          </table:table-cell>
          <table:table-cell office:value-type="string">
            <text:p>FLMNH_093_C06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51:.W51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9628">
            <text:p>962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Ningaloo</text:p>
          </table:table-cell>
          <table:table-cell office:value-type="float" office:value="-22.72148">
            <text:p>-22.72148</text:p>
          </table:table-cell>
          <table:table-cell office:value-type="float" office:value="113.6424">
            <text:p>113.6424</text:p>
          </table:table-cell>
          <table:table-cell office:value-type="string">
            <text:p>5/2009</text:p>
          </table:table-cell>
          <table:table-cell office:value-type="string">
            <text:p>FLMNH_094_B0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52:.W52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9611">
            <text:p>961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Ningaloo</text:p>
          </table:table-cell>
          <table:table-cell office:value-type="float" office:value="-22.59">
            <text:p>-22.59</text:p>
          </table:table-cell>
          <table:table-cell office:value-type="float" office:value="113.65">
            <text:p>113.65</text:p>
          </table:table-cell>
          <table:table-cell office:value-type="string">
            <text:p>5/2009</text:p>
          </table:table-cell>
          <table:table-cell office:value-type="string">
            <text:p>FLMNH_094_B0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53:.W53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4713">
            <text:p>471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tiger</text:p>
          </table:table-cell>
          <table:table-cell office:value-type="string">
            <text:p>Marianas</text:p>
          </table:table-cell>
          <table:table-cell office:value-type="float" office:value="13.5">
            <text:p>13.5</text:p>
          </table:table-cell>
          <table:table-cell office:value-type="float" office:value="144.8">
            <text:p>144.8</text:p>
          </table:table-cell>
          <table:table-cell office:value-type="float" office:value="2003">
            <text:p>2003</text:p>
          </table:table-cell>
          <table:table-cell table:style-name="ce42" office:value-type="string">
            <text:p>FLMNH_112_G06</text:p>
          </table:table-cell>
          <table:table-cell table:style-name="ce42"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style-name="ce42" table:formula="of:=SUM([.O54:.W54])" office:value-type="float" office:value="1">
            <text:p>1</text:p>
          </table:table-cell>
          <table:table-cell table:number-columns-repeated="1000"/>
        </table:table-row>
        <table:table-row table:style-name="ro5">
          <table:table-cell office:value-type="float" office:value="9412">
            <text:p>9412</text:p>
          </table:table-cell>
          <table:table-cell office:value-type="string">
            <text:p>Holothuria</text:p>
          </table:table-cell>
          <table:table-cell table:number-columns-repeated="3" office:value-type="string">
            <text:p>gracilis</text:p>
          </table:table-cell>
          <table:table-cell table:style-name="ce45"/>
          <table:table-cell office:value-type="string">
            <text:p>Ningaloo</text:p>
          </table:table-cell>
          <table:table-cell table:style-name="ce46" office:value-type="float" office:value="-22.67533">
            <text:p>-22.67533</text:p>
          </table:table-cell>
          <table:table-cell table:style-name="ce46" office:value-type="float" office:value="113.6843">
            <text:p>113.6843</text:p>
          </table:table-cell>
          <table:table-cell table:style-name="ce49" office:value-type="date" office:date-value="2009-05-01">
            <text:p>05/01/09</text:p>
          </table:table-cell>
          <table:table-cell office:value-type="string">
            <text:p>FLMNH_120_B04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55:.W55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9637">
            <text:p>963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Gala</text:p>
          </table:table-cell>
          <table:table-cell office:value-type="string">
            <text:p>Galapagos Islands</text:p>
          </table:table-cell>
          <table:table-cell office:value-type="float" office:value="-0.647814">
            <text:p>-0.647814</text:p>
          </table:table-cell>
          <table:table-cell office:value-type="float" office:value="-91.177374">
            <text:p>-91.177374</text:p>
          </table:table-cell>
          <table:table-cell office:value-type="string">
            <text:p>6/26/1991</text:p>
          </table:table-cell>
          <table:table-cell office:value-type="string">
            <text:p>FLMNH_154_A02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56:.W56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9640">
            <text:p>964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Gala</text:p>
          </table:table-cell>
          <table:table-cell office:value-type="string">
            <text:p>Galapagos Islands</text:p>
          </table:table-cell>
          <table:table-cell office:value-type="float" office:value="0.011035">
            <text:p>0.011035</text:p>
          </table:table-cell>
          <table:table-cell office:value-type="float" office:value="-91.218653">
            <text:p>-91.218653</text:p>
          </table:table-cell>
          <table:table-cell office:value-type="string">
            <text:p>5/3/1996</text:p>
          </table:table-cell>
          <table:table-cell office:value-type="string">
            <text:p>FLMNH_154_D02</text:p>
          </table:table-cell>
          <table:table-cell table:number-columns-repeated="3"/>
          <table:table-cell table:number-columns-repeated="9" table:style-name="ce55" office:value-type="float" office:value="0">
            <text:p>0</text:p>
          </table:table-cell>
          <table:table-cell table:formula="of:=SUM([.O57:.W5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9641">
            <text:p>964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Gala</text:p>
          </table:table-cell>
          <table:table-cell office:value-type="string">
            <text:p>Galapagos Islands</text:p>
          </table:table-cell>
          <table:table-cell office:value-type="float" office:value="-1.336557">
            <text:p>-1.336557</text:p>
          </table:table-cell>
          <table:table-cell office:value-type="float" office:value="-90.298985">
            <text:p>-90.298985</text:p>
          </table:table-cell>
          <table:table-cell office:value-type="string">
            <text:p>3/8/1997</text:p>
          </table:table-cell>
          <table:table-cell office:value-type="string">
            <text:p>FLMNH_154_E02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58:.W58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9353">
            <text:p>935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 office:value-type="string">
            <text:p>missing</text:p>
          </table:table-cell>
          <table:table-cell table:style-name="ce42" office:value-type="string">
            <text:p>ESU1</text:p>
          </table:table-cell>
          <table:table-cell office:value-type="string">
            <text:p>Glorieuses</text:p>
          </table:table-cell>
          <table:table-cell office:value-type="float" office:value="-11.5775">
            <text:p>-11.5775</text:p>
          </table:table-cell>
          <table:table-cell office:value-type="float" office:value="47.28366667">
            <text:p>47.28366667</text:p>
          </table:table-cell>
          <table:table-cell office:value-type="string">
            <text:p>5/8/2009</text:p>
          </table:table-cell>
          <table:table-cell office:value-type="string">
            <text:p>FLMNH_160_C05</text:p>
          </table:table-cell>
          <table:table-cell table:number-columns-repeated="3"/>
          <table:table-cell table:number-columns-repeated="9" table:style-name="ce55" office:value-type="float" office:value="0">
            <text:p>0</text:p>
          </table:table-cell>
          <table:table-cell table:formula="of:=SUM([.O59:.W59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9343">
            <text:p>934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 office:value-type="string">
            <text:p>missing</text:p>
          </table:table-cell>
          <table:table-cell office:value-type="string">
            <text:p>ESU1</text:p>
          </table:table-cell>
          <table:table-cell office:value-type="string">
            <text:p>Ile du Lys</text:p>
          </table:table-cell>
          <table:table-cell office:value-type="float" office:value="-11.51576667">
            <text:p>-11.51576667</text:p>
          </table:table-cell>
          <table:table-cell office:value-type="float" office:value="47.37331667">
            <text:p>47.37331667</text:p>
          </table:table-cell>
          <table:table-cell office:value-type="string">
            <text:p>5/7/2009</text:p>
          </table:table-cell>
          <table:table-cell office:value-type="string">
            <text:p>FLMNH_160_D05</text:p>
          </table:table-cell>
          <table:table-cell table:number-columns-repeated="3"/>
          <table:table-cell table:number-columns-repeated="9" table:style-name="ce55" office:value-type="float" office:value="0">
            <text:p>0</text:p>
          </table:table-cell>
          <table:table-cell table:formula="of:=SUM([.O60:.W6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9192">
            <text:p>9192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 table:style-name="ce42" office:value-type="string">
            <text:p>ESU1</text:p>
          </table:table-cell>
          <table:table-cell office:value-type="string">
            <text:p>ESU1</text:p>
          </table:table-cell>
          <table:table-cell office:value-type="string">
            <text:p>Europa</text:p>
          </table:table-cell>
          <table:table-cell office:value-type="float" office:value="-22.34656667">
            <text:p>-22.34656667</text:p>
          </table:table-cell>
          <table:table-cell office:value-type="float" office:value="40.33203333">
            <text:p>40.33203333</text:p>
          </table:table-cell>
          <table:table-cell office:value-type="string">
            <text:p>4/23/2009</text:p>
          </table:table-cell>
          <table:table-cell office:value-type="string">
            <text:p>FLMNH_160_E05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61:.W61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10078">
            <text:p>10078</text:p>
          </table:table-cell>
          <table:table-cell office:value-type="string">
            <text:p>Holothuria</text:p>
          </table:table-cell>
          <table:table-cell office:value-type="string">
            <text:p>truncata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truncata</text:p>
          </table:table-cell>
          <table:table-cell office:value-type="string">
            <text:p>Heron Island</text:p>
          </table:table-cell>
          <table:table-cell office:value-type="float" office:value="-23.42996">
            <text:p>-23.42996</text:p>
          </table:table-cell>
          <table:table-cell office:value-type="float" office:value="151.9505">
            <text:p>151.9505</text:p>
          </table:table-cell>
          <table:table-cell office:value-type="string">
            <text:p>11/20/2009</text:p>
          </table:table-cell>
          <table:table-cell office:value-type="string">
            <text:p>FLMNH_162_E12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62:.W62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10207">
            <text:p>10207</text:p>
          </table:table-cell>
          <table:table-cell office:value-type="string">
            <text:p>Holothuria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Heron Island</text:p>
          </table:table-cell>
          <table:table-cell office:value-type="float" office:value="-23">
            <text:p>-23</text:p>
          </table:table-cell>
          <table:table-cell office:value-type="float" office:value="152">
            <text:p>152</text:p>
          </table:table-cell>
          <table:table-cell office:value-type="string">
            <text:p>11/2009</text:p>
          </table:table-cell>
          <table:table-cell office:value-type="string">
            <text:p>FLMNH_168_B09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63:.W63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10145">
            <text:p>10145</text:p>
          </table:table-cell>
          <table:table-cell office:value-type="string">
            <text:p>Holothuria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?</text:p>
          </table:table-cell>
          <table:table-cell office:value-type="string">
            <text:p>Heron Island</text:p>
          </table:table-cell>
          <table:table-cell office:value-type="float" office:value="-23.4312833333">
            <text:p>-23.4312833333</text:p>
          </table:table-cell>
          <table:table-cell office:value-type="float" office:value="152.03375">
            <text:p>152.03375</text:p>
          </table:table-cell>
          <table:table-cell office:value-type="string">
            <text:p>11/23/2009</text:p>
          </table:table-cell>
          <table:table-cell office:value-type="string">
            <text:p>FLMNH_168_C04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64:.W64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10192">
            <text:p>10192</text:p>
          </table:table-cell>
          <table:table-cell office:value-type="string">
            <text:p>Holothuria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Heron Island</text:p>
          </table:table-cell>
          <table:table-cell office:value-type="float" office:value="-23">
            <text:p>-23</text:p>
          </table:table-cell>
          <table:table-cell office:value-type="float" office:value="152">
            <text:p>152</text:p>
          </table:table-cell>
          <table:table-cell office:value-type="string">
            <text:p>11/2009</text:p>
          </table:table-cell>
          <table:table-cell office:value-type="string">
            <text:p>FLMNH_168_D08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65:.W65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10184">
            <text:p>10184</text:p>
          </table:table-cell>
          <table:table-cell office:value-type="string">
            <text:p>Holothuria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Heron Island</text:p>
          </table:table-cell>
          <table:table-cell office:value-type="float" office:value="-23.54396">
            <text:p>-23.54396</text:p>
          </table:table-cell>
          <table:table-cell office:value-type="float" office:value="151.72279">
            <text:p>151.72279</text:p>
          </table:table-cell>
          <table:table-cell office:value-type="string">
            <text:p>11/27/2009</text:p>
          </table:table-cell>
          <table:table-cell office:value-type="string">
            <text:p>FLMNH_168_F08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66:.W66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10146">
            <text:p>1014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gracilis</text:p>
          </table:table-cell>
          <table:table-cell table:style-name="ce42" office:value-type="string">
            <text:p>gracilis</text:p>
          </table:table-cell>
          <table:table-cell office:value-type="string">
            <text:p>?</text:p>
          </table:table-cell>
          <table:table-cell office:value-type="string">
            <text:p>Heron Island</text:p>
          </table:table-cell>
          <table:table-cell office:value-type="float" office:value="-23.4283666667">
            <text:p>-23.4283666667</text:p>
          </table:table-cell>
          <table:table-cell office:value-type="float" office:value="151.95455">
            <text:p>151.95455</text:p>
          </table:table-cell>
          <table:table-cell office:value-type="string">
            <text:p>11/25/2009</text:p>
          </table:table-cell>
          <table:table-cell office:value-type="string">
            <text:p>FLMNH_168_G0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67:.W67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10208">
            <text:p>10208</text:p>
          </table:table-cell>
          <table:table-cell office:value-type="string">
            <text:p>Holothuria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Heron Island</text:p>
          </table:table-cell>
          <table:table-cell office:value-type="float" office:value="-23">
            <text:p>-23</text:p>
          </table:table-cell>
          <table:table-cell office:value-type="float" office:value="152">
            <text:p>152</text:p>
          </table:table-cell>
          <table:table-cell office:value-type="string">
            <text:p>11/2009</text:p>
          </table:table-cell>
          <table:table-cell office:value-type="string">
            <text:p>FLMNH_168_G08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68:.W68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10193">
            <text:p>10193</text:p>
          </table:table-cell>
          <table:table-cell office:value-type="string">
            <text:p>Holothuria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Heron Island</text:p>
          </table:table-cell>
          <table:table-cell office:value-type="float" office:value="-23">
            <text:p>-23</text:p>
          </table:table-cell>
          <table:table-cell office:value-type="float" office:value="152">
            <text:p>152</text:p>
          </table:table-cell>
          <table:table-cell office:value-type="string">
            <text:p>11/2009</text:p>
          </table:table-cell>
          <table:table-cell office:value-type="string">
            <text:p>FLMNH_168_H07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69:.W69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10206">
            <text:p>10206</text:p>
          </table:table-cell>
          <table:table-cell office:value-type="string">
            <text:p>Holothuria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table:style-name="ce42" office:value-type="string">
            <text:p>gracilis</text:p>
          </table:table-cell>
          <table:table-cell office:value-type="string">
            <text:p>Heron Island</text:p>
          </table:table-cell>
          <table:table-cell office:value-type="float" office:value="-23">
            <text:p>-23</text:p>
          </table:table-cell>
          <table:table-cell office:value-type="float" office:value="152">
            <text:p>152</text:p>
          </table:table-cell>
          <table:table-cell office:value-type="string">
            <text:p>11/2009</text:p>
          </table:table-cell>
          <table:table-cell office:value-type="string">
            <text:p>FLMNH_168_H09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70:.W70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10043">
            <text:p>10043</text:p>
          </table:table-cell>
          <table:table-cell office:value-type="string">
            <text:p>Holothuria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Heron Island</text:p>
          </table:table-cell>
          <table:table-cell office:value-type="float" office:value="-23.3174166667">
            <text:p>-23.3174166667</text:p>
          </table:table-cell>
          <table:table-cell office:value-type="float" office:value="151.7169833333">
            <text:p>151.7169833333</text:p>
          </table:table-cell>
          <table:table-cell office:value-type="string">
            <text:p>11/17/2009</text:p>
          </table:table-cell>
          <table:table-cell office:value-type="string">
            <text:p>FLMNH_171_A07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71:.W71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10129">
            <text:p>10129</text:p>
          </table:table-cell>
          <table:table-cell office:value-type="string">
            <text:p>Holothuria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Heron Island</text:p>
          </table:table-cell>
          <table:table-cell office:value-type="float" office:value="-23.4417666667">
            <text:p>-23.4417666667</text:p>
          </table:table-cell>
          <table:table-cell office:value-type="float" office:value="151.9004333333">
            <text:p>151.9004333333</text:p>
          </table:table-cell>
          <table:table-cell office:value-type="string">
            <text:p>11/16/2009</text:p>
          </table:table-cell>
          <table:table-cell office:value-type="string">
            <text:p>FLMNH_171_C03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72:.W72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10130">
            <text:p>10130</text:p>
          </table:table-cell>
          <table:table-cell office:value-type="string">
            <text:p>Holothuria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Heron Island</text:p>
          </table:table-cell>
          <table:table-cell office:value-type="float" office:value="-23.4417666667">
            <text:p>-23.4417666667</text:p>
          </table:table-cell>
          <table:table-cell office:value-type="float" office:value="151.9004333333">
            <text:p>151.9004333333</text:p>
          </table:table-cell>
          <table:table-cell office:value-type="string">
            <text:p>11/16/2009</text:p>
          </table:table-cell>
          <table:table-cell office:value-type="string">
            <text:p>FLMNH_171_D03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73:.W73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10053">
            <text:p>10053</text:p>
          </table:table-cell>
          <table:table-cell office:value-type="string">
            <text:p>Holothuria</text:p>
          </table:table-cell>
          <table:table-cell office:value-type="string">
            <text:p>truncata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truncata</text:p>
          </table:table-cell>
          <table:table-cell office:value-type="string">
            <text:p>Heron Island</text:p>
          </table:table-cell>
          <table:table-cell office:value-type="float" office:value="-23.2891333333">
            <text:p>-23.2891333333</text:p>
          </table:table-cell>
          <table:table-cell office:value-type="float" office:value="151.76695">
            <text:p>151.76695</text:p>
          </table:table-cell>
          <table:table-cell office:value-type="string">
            <text:p>11/17/2009</text:p>
          </table:table-cell>
          <table:table-cell office:value-type="string">
            <text:p>FLMNH_171_D04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74:.W74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10124">
            <text:p>10124</text:p>
          </table:table-cell>
          <table:table-cell office:value-type="string">
            <text:p>Holothuria</text:p>
          </table:table-cell>
          <table:table-cell office:value-type="string">
            <text:p>truncata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truncata</text:p>
          </table:table-cell>
          <table:table-cell office:value-type="string">
            <text:p>Heron Island</text:p>
          </table:table-cell>
          <table:table-cell office:value-type="float" office:value="-23.4417666667">
            <text:p>-23.4417666667</text:p>
          </table:table-cell>
          <table:table-cell office:value-type="float" office:value="151.9004333333">
            <text:p>151.9004333333</text:p>
          </table:table-cell>
          <table:table-cell office:value-type="string">
            <text:p>11/16/2009</text:p>
          </table:table-cell>
          <table:table-cell office:value-type="string">
            <text:p>FLMNH_171_G03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75:.W75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4737">
            <text:p>473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tiger</text:p>
          </table:table-cell>
          <table:table-cell office:value-type="string">
            <text:p>tiger?</text:p>
          </table:table-cell>
          <table:table-cell office:value-type="string">
            <text:p>Guam</text:p>
          </table:table-cell>
          <table:table-cell office:value-type="float" office:value="13.5403">
            <text:p>13.5403</text:p>
          </table:table-cell>
          <table:table-cell office:value-type="float" office:value="144.804831">
            <text:p>144.804831</text:p>
          </table:table-cell>
          <table:table-cell office:value-type="float" office:value="2003">
            <text:p>2003</text:p>
          </table:table-cell>
          <table:table-cell table:style-name="ce51" office:value-type="string">
            <text:p>G0095</text:p>
          </table:table-cell>
          <table:table-cell table:style-name="ce51"/>
          <table:table-cell table:style-name="ce51" office:value-type="string">
            <text:p>yes</text:p>
          </table:table-cell>
          <table:table-cell table:style-name="ce51"/>
          <table:table-cell table:style-name="ce55" office:value-type="float" office:value="1">
            <text:p>1</text:p>
          </table:table-cell>
          <table:table-cell table:number-columns-repeated="8" table:style-name="ce55" office:value-type="float" office:value="0">
            <text:p>0</text:p>
          </table:table-cell>
          <table:table-cell table:style-name="ce51" table:formula="of:=SUM([.O76:.W76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string">
            <text:p>1611b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Wpac</text:p>
          </table:table-cell>
          <table:table-cell office:value-type="string">
            <text:p>Wpac</text:p>
          </table:table-cell>
          <table:table-cell office:value-type="string">
            <text:p>ESU1</text:p>
          </table:table-cell>
          <table:table-cell office:value-type="string">
            <text:p>Palau</text:p>
          </table:table-cell>
          <table:table-cell table:number-columns-repeated="2"/>
          <table:table-cell office:value-type="string">
            <text:p>3/5/2003</text:p>
          </table:table-cell>
          <table:table-cell office:value-type="string">
            <text:p>G0102</text:p>
          </table:table-cell>
          <table:table-cell table:number-columns-repeated="3"/>
          <table:table-cell table:number-columns-repeated="2" table:style-name="ce55" office:value-type="float" office:value="1">
            <text:p>1</text:p>
          </table:table-cell>
          <table:table-cell table:number-columns-repeated="7" table:style-name="ce55" office:value-type="float" office:value="0">
            <text:p>0</text:p>
          </table:table-cell>
          <table:table-cell table:formula="of:=SUM([.O77:.W77])" office:value-type="float" office:value="2">
            <text:p>2</text:p>
          </table:table-cell>
          <table:table-cell table:number-columns-repeated="1000"/>
        </table:table-row>
        <table:table-row table:style-name="ro2">
          <table:table-cell office:value-type="float" office:value="4709">
            <text:p>470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tiger</text:p>
          </table:table-cell>
          <table:table-cell table:style-name="ce42" office:value-type="string">
            <text:p>tiger</text:p>
          </table:table-cell>
          <table:table-cell office:value-type="string">
            <text:p>Guam</text:p>
          </table:table-cell>
          <table:table-cell office:value-type="float" office:value="13.5">
            <text:p>13.5</text:p>
          </table:table-cell>
          <table:table-cell office:value-type="float" office:value="144.8">
            <text:p>144.8</text:p>
          </table:table-cell>
          <table:table-cell office:value-type="float" office:value="2003">
            <text:p>2003</text:p>
          </table:table-cell>
          <table:table-cell table:style-name="ce51" office:value-type="string">
            <text:p>G0108</text:p>
          </table:table-cell>
          <table:table-cell table:style-name="ce51" table:number-columns-repeated="3"/>
          <table:table-cell table:number-columns-repeated="3"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style-name="ce51" table:formula="of:=SUM([.O78:.W78])" office:value-type="float" office:value="3">
            <text:p>3</text:p>
          </table:table-cell>
          <table:table-cell table:number-columns-repeated="1000"/>
        </table:table-row>
        <table:table-row table:style-name="ro2">
          <table:table-cell office:value-type="float" office:value="3430">
            <text:p>343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P</text:p>
          </table:table-cell>
          <table:table-cell office:value-type="string">
            <text:p>Panama</text:p>
          </table:table-cell>
          <table:table-cell office:value-type="float" office:value="8.243">
            <text:p>8.243</text:p>
          </table:table-cell>
          <table:table-cell office:value-type="float" office:value="-78.8723333333">
            <text:p>-78.8723333333</text:p>
          </table:table-cell>
          <table:table-cell office:value-type="string">
            <text:p>4/7/2004</text:p>
          </table:table-cell>
          <table:table-cell office:value-type="string">
            <text:p>G0149</text:p>
          </table:table-cell>
          <table:table-cell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79:.W79])" office:value-type="float" office:value="2">
            <text:p>2</text:p>
          </table:table-cell>
          <table:table-cell table:number-columns-repeated="1000"/>
        </table:table-row>
        <table:table-row table:style-name="ro3">
          <table:table-cell office:value-type="float" office:value="4808">
            <text:p>480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Hawaii</text:p>
          </table:table-cell>
          <table:table-cell office:value-type="string">
            <text:p>ESU1/hawaii</text:p>
          </table:table-cell>
          <table:table-cell office:value-type="string">
            <text:p>Oahu</text:p>
          </table:table-cell>
          <table:table-cell office:value-type="float" office:value="19.99667">
            <text:p>19.99667</text:p>
          </table:table-cell>
          <table:table-cell office:value-type="float" office:value="-155.24556">
            <text:p>-155.24556</text:p>
          </table:table-cell>
          <table:table-cell office:value-type="string">
            <text:p>2/24/2006</text:p>
          </table:table-cell>
          <table:table-cell table:style-name="ce42" office:value-type="string">
            <text:p>G0181</text:p>
          </table:table-cell>
          <table:table-cell table:style-name="ce42" table:number-columns-repeated="3"/>
          <table:table-cell table:number-columns-repeated="3"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style-name="ce42" table:formula="of:=SUM([.O80:.W80])" office:value-type="float" office:value="3">
            <text:p>3</text:p>
          </table:table-cell>
          <table:table-cell table:number-columns-repeated="1000"/>
        </table:table-row>
        <table:table-row table:style-name="ro2">
          <table:table-cell office:value-type="float" office:value="2100">
            <text:p>210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WA</text:p>
          </table:table-cell>
          <table:table-cell office:value-type="string">
            <text:p>Virgin Islands</text:p>
          </table:table-cell>
          <table:table-cell office:value-type="float" office:value="18.3390972222">
            <text:p>18.3390972222</text:p>
          </table:table-cell>
          <table:table-cell office:value-type="float" office:value="-64.6761444444">
            <text:p>-64.6761444444</text:p>
          </table:table-cell>
          <table:table-cell/>
          <table:table-cell table:style-name="ce51" office:value-type="string">
            <text:p>G0222</text:p>
          </table:table-cell>
          <table:table-cell table:style-name="ce51" table:number-columns-repeated="3"/>
          <table:table-cell table:number-columns-repeated="5" table:style-name="ce55" office:value-type="float" office:value="1">
            <text:p>1</text:p>
          </table:table-cell>
          <table:table-cell table:number-columns-repeated="3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81:.W81])" office:value-type="float" office:value="6">
            <text:p>6</text:p>
          </table:table-cell>
          <table:table-cell table:number-columns-repeated="1000"/>
        </table:table-row>
        <table:table-row table:style-name="ro3">
          <table:table-cell office:value-type="string">
            <text:p>MOLAF08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Medit</text:p>
          </table:table-cell>
          <table:table-cell office:value-type="string">
            <text:p>Medit</text:p>
          </table:table-cell>
          <table:table-cell/>
          <table:table-cell office:value-type="string">
            <text:p>Sicily</text:p>
          </table:table-cell>
          <table:table-cell table:style-name="ce47" office:value-type="float" office:value="38.13">
            <text:p>38.13</text:p>
          </table:table-cell>
          <table:table-cell office:value-type="float" office:value="15.05">
            <text:p>15.05</text:p>
          </table:table-cell>
          <table:table-cell/>
          <table:table-cell table:style-name="ce51" office:value-type="string">
            <text:p>G0242</text:p>
          </table:table-cell>
          <table:table-cell table:style-name="ce51"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4" table:style-name="ce55" office:value-type="float" office:value="0">
            <text:p>0</text:p>
          </table:table-cell>
          <table:table-cell table:style-name="ce51" table:formula="of:=SUM([.O82:.W82])" office:value-type="float" office:value="3">
            <text:p>3</text:p>
          </table:table-cell>
          <table:table-cell table:number-columns-repeated="1000"/>
        </table:table-row>
        <table:table-row table:style-name="ro3">
          <table:table-cell table:style-name="ce43" office:value-type="string">
            <text:p>LACM_2003_7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WA</text:p>
          </table:table-cell>
          <table:table-cell office:value-type="string">
            <text:p>subsample only</text:p>
          </table:table-cell>
          <table:table-cell office:value-type="string">
            <text:p>Bocas</text:p>
          </table:table-cell>
          <table:table-cell office:value-type="float" office:value="9.350162">
            <text:p>9.350162</text:p>
          </table:table-cell>
          <table:table-cell office:value-type="float" office:value="-82.259313">
            <text:p>-82.259313</text:p>
          </table:table-cell>
          <table:table-cell/>
          <table:table-cell office:value-type="string">
            <text:p>G0341</text:p>
          </table:table-cell>
          <table:table-cell table:number-columns-repeated="3"/>
          <table:table-cell table:number-columns-repeated="2" table:style-name="ce55" office:value-type="float" office:value="1">
            <text:p>1</text:p>
          </table:table-cell>
          <table:table-cell table:number-columns-repeated="7" table:style-name="ce55" office:value-type="float" office:value="0">
            <text:p>0</text:p>
          </table:table-cell>
          <table:table-cell table:formula="of:=SUM([.O83:.W83])" office:value-type="float" office:value="2">
            <text:p>2</text:p>
          </table:table-cell>
          <table:table-cell table:number-columns-repeated="1000"/>
        </table:table-row>
        <table:table-row table:style-name="ro3">
          <table:table-cell table:style-name="ce43" office:value-type="string">
            <text:p>BNZ176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2</text:p>
          </table:table-cell>
          <table:table-cell office:value-type="string">
            <text:p>Wpac</text:p>
          </table:table-cell>
          <table:table-cell office:value-type="string">
            <text:p>Wpac</text:p>
          </table:table-cell>
          <table:table-cell table:number-columns-repeated="4"/>
          <table:table-cell office:value-type="string">
            <text:p>G0348</text:p>
          </table:table-cell>
          <table:table-cell table:number-columns-repeated="3"/>
          <table:table-cell table:style-name="ce55" office:value-type="float" office:value="1">
            <text:p>1</text:p>
          </table:table-cell>
          <table:table-cell table:number-columns-repeated="8" table:style-name="ce55" office:value-type="float" office:value="0">
            <text:p>0</text:p>
          </table:table-cell>
          <table:table-cell table:formula="of:=SUM([.O84:.W84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929">
            <text:p>92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Hawaii</text:p>
          </table:table-cell>
          <table:table-cell office:value-type="string">
            <text:p>BandW</text:p>
          </table:table-cell>
          <table:table-cell office:value-type="string">
            <text:p>Hawaii</text:p>
          </table:table-cell>
          <table:table-cell office:value-type="float" office:value="20.999748">
            <text:p>20.999748</text:p>
          </table:table-cell>
          <table:table-cell office:value-type="float" office:value="-156.667097">
            <text:p>-156.667097</text:p>
          </table:table-cell>
          <table:table-cell office:value-type="string">
            <text:p>10/10/2000</text:p>
          </table:table-cell>
          <table:table-cell table:style-name="ce42" office:value-type="string">
            <text:p>J0321</text:p>
          </table:table-cell>
          <table:table-cell table:style-name="ce42"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style-name="ce42" table:formula="of:=SUM([.O85:.W85])" office:value-type="float" office:value="2">
            <text:p>2</text:p>
          </table:table-cell>
          <table:table-cell table:number-columns-repeated="1000"/>
        </table:table-row>
        <table:table-row table:style-name="ro2">
          <table:table-cell office:value-type="float" office:value="1280">
            <text:p>128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tiger</text:p>
          </table:table-cell>
          <table:table-cell office:value-type="string">
            <text:p>Maui</text:p>
          </table:table-cell>
          <table:table-cell office:value-type="float" office:value="21.001197">
            <text:p>21.001197</text:p>
          </table:table-cell>
          <table:table-cell office:value-type="float" office:value="-156.668389">
            <text:p>-156.668389</text:p>
          </table:table-cell>
          <table:table-cell office:value-type="string">
            <text:p>11/12/2002</text:p>
          </table:table-cell>
          <table:table-cell table:style-name="ce51" office:value-type="string">
            <text:p>J0419</text:p>
          </table:table-cell>
          <table:table-cell table:style-name="ce51"/>
          <table:table-cell table:style-name="ce51" office:value-type="string">
            <text:p>yes (buttons only)</text:p>
          </table:table-cell>
          <table:table-cell table:style-name="ce51"/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86:.W86])" office:value-type="float" office:value="7">
            <text:p>7</text:p>
          </table:table-cell>
          <table:table-cell table:number-columns-repeated="1000"/>
        </table:table-row>
        <table:table-row table:style-name="ro2">
          <table:table-cell office:value-type="string">
            <text:p>Samyn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SU1</text:p>
          </table:table-cell>
          <table:table-cell/>
          <table:table-cell office:value-type="string">
            <text:p>Comoros</text:p>
          </table:table-cell>
          <table:table-cell office:value-type="float" office:value="-11.65">
            <text:p>-11.65</text:p>
          </table:table-cell>
          <table:table-cell office:value-type="float" office:value="43.33">
            <text:p>43.33</text:p>
          </table:table-cell>
          <table:table-cell/>
          <table:table-cell office:value-type="string">
            <text:p>K0126</text:p>
          </table:table-cell>
          <table:table-cell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87:.W87])" office:value-type="float" office:value="2">
            <text:p>2</text:p>
          </table:table-cell>
          <table:table-cell table:number-columns-repeated="1000"/>
        </table:table-row>
        <table:table-row table:style-name="ro3">
          <table:table-cell office:value-type="string">
            <text:p>MOLAF12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Medit</text:p>
          </table:table-cell>
          <table:table-cell office:value-type="string">
            <text:p>Medit</text:p>
          </table:table-cell>
          <table:table-cell/>
          <table:table-cell office:value-type="string">
            <text:p>Sicily</text:p>
          </table:table-cell>
          <table:table-cell table:style-name="ce47" office:value-type="float" office:value="38.13">
            <text:p>38.13</text:p>
          </table:table-cell>
          <table:table-cell office:value-type="float" office:value="15.05">
            <text:p>15.05</text:p>
          </table:table-cell>
          <table:table-cell/>
          <table:table-cell table:style-name="ce51" office:value-type="string">
            <text:p>N0014</text:p>
          </table:table-cell>
          <table:table-cell table:style-name="ce51"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3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88:.W88])" office:value-type="float" office:value="4">
            <text:p>4</text:p>
          </table:table-cell>
          <table:table-cell table:number-columns-repeated="1000"/>
        </table:table-row>
        <table:table-row table:style-name="ro3">
          <table:table-cell office:value-type="string">
            <text:p>MOLAF125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SU1</text:p>
          </table:table-cell>
          <table:table-cell/>
          <table:table-cell office:value-type="string">
            <text:p>GBR</text:p>
          </table:table-cell>
          <table:table-cell table:style-name="ce47" office:value-type="float" office:value="-12.2533333">
            <text:p>-12.2533333</text:p>
          </table:table-cell>
          <table:table-cell office:value-type="float" office:value="143.2316667">
            <text:p>143.2316667</text:p>
          </table:table-cell>
          <table:table-cell/>
          <table:table-cell office:value-type="string">
            <text:p>N0023</text:p>
          </table:table-cell>
          <table:table-cell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89:.W89])" office:value-type="float" office:value="2">
            <text:p>2</text:p>
          </table:table-cell>
          <table:table-cell table:number-columns-repeated="1000"/>
        </table:table-row>
        <table:table-row table:style-name="ro3">
          <table:table-cell office:value-type="string">
            <text:p>MOLAF13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SU3</text:p>
          </table:table-cell>
          <table:table-cell/>
          <table:table-cell office:value-type="string">
            <text:p>PNG</text:p>
          </table:table-cell>
          <table:table-cell table:style-name="ce47" office:value-type="float" office:value="-10.33">
            <text:p>-10.33</text:p>
          </table:table-cell>
          <table:table-cell office:value-type="float" office:value="150.42">
            <text:p>150.42</text:p>
          </table:table-cell>
          <table:table-cell/>
          <table:table-cell office:value-type="string">
            <text:p>N0027</text:p>
          </table:table-cell>
          <table:table-cell table:number-columns-repeated="3"/>
          <table:table-cell table:number-columns-repeated="3"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90:.W90])" office:value-type="float" office:value="3">
            <text:p>3</text:p>
          </table:table-cell>
          <table:table-cell table:number-columns-repeated="1000"/>
        </table:table-row>
        <table:table-row table:style-name="ro2">
          <table:table-cell office:value-type="string">
            <text:p>MOLAF13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SU1</text:p>
          </table:table-cell>
          <table:table-cell/>
          <table:table-cell office:value-type="string">
            <text:p>PNG</text:p>
          </table:table-cell>
          <table:table-cell office:value-type="float" office:value="-9.536">
            <text:p>-9.536</text:p>
          </table:table-cell>
          <table:table-cell office:value-type="float" office:value="147.289">
            <text:p>147.289</text:p>
          </table:table-cell>
          <table:table-cell/>
          <table:table-cell office:value-type="string">
            <text:p>N0028</text:p>
          </table:table-cell>
          <table:table-cell table:number-columns-repeated="3"/>
          <table:table-cell table:number-columns-repeated="3"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91:.W91])" office:value-type="float" office:value="3">
            <text:p>3</text:p>
          </table:table-cell>
          <table:table-cell table:number-columns-repeated="1000"/>
        </table:table-row>
        <table:table-row table:style-name="ro2">
          <table:table-cell office:value-type="float" office:value="9667">
            <text:p>966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Gala</text:p>
          </table:table-cell>
          <table:table-cell office:value-type="string">
            <text:p>Galapagos Islands</text:p>
          </table:table-cell>
          <table:table-cell office:value-type="float" office:value="-0.761374">
            <text:p>-0.761374</text:p>
          </table:table-cell>
          <table:table-cell office:value-type="float" office:value="-90.304248">
            <text:p>-90.304248</text:p>
          </table:table-cell>
          <table:table-cell office:value-type="string">
            <text:p>4/29/1994</text:p>
          </table:table-cell>
          <table:table-cell office:value-type="string">
            <text:p>N0057,FLMNH_154_G06</text:p>
          </table:table-cell>
          <table:table-cell table:number-columns-repeated="3"/>
          <table:table-cell table:number-columns-repeated="8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formula="of:=SUM([.O92:.W92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9668">
            <text:p>966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Gala</text:p>
          </table:table-cell>
          <table:table-cell office:value-type="string">
            <text:p>Galapagos Islands</text:p>
          </table:table-cell>
          <table:table-cell office:value-type="float" office:value="-0.25922">
            <text:p>-0.25922</text:p>
          </table:table-cell>
          <table:table-cell office:value-type="float" office:value="-91.461394">
            <text:p>-91.461394</text:p>
          </table:table-cell>
          <table:table-cell office:value-type="string">
            <text:p>5/2/1996</text:p>
          </table:table-cell>
          <table:table-cell table:style-name="ce51" office:value-type="string">
            <text:p>N0061,N0185,FLMNH_154_H06</text:p>
          </table:table-cell>
          <table:table-cell table:style-name="ce51" table:number-columns-repeated="3"/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number-columns-repeated="3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93:.W93])" office:value-type="float" office:value="4">
            <text:p>4</text:p>
          </table:table-cell>
          <table:table-cell table:number-columns-repeated="1000"/>
        </table:table-row>
        <table:table-row table:style-name="ro3">
          <table:table-cell office:value-type="float" office:value="3625">
            <text:p>3625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Palau</text:p>
          </table:table-cell>
          <table:table-cell office:value-type="float" office:value="7.161111">
            <text:p>7.161111</text:p>
          </table:table-cell>
          <table:table-cell office:value-type="float" office:value="134.376111">
            <text:p>134.376111</text:p>
          </table:table-cell>
          <table:table-cell/>
          <table:table-cell office:value-type="string">
            <text:p>N0122</text:p>
          </table:table-cell>
          <table:table-cell table:number-columns-repeated="3"/>
          <table:table-cell table:number-columns-repeated="3"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94:.W94])" office:value-type="float" office:value="3">
            <text:p>3</text:p>
          </table:table-cell>
          <table:table-cell table:number-columns-repeated="1000"/>
        </table:table-row>
        <table:table-row table:style-name="ro2">
          <table:table-cell office:value-type="float" office:value="4343">
            <text:p>434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Vanuatu</text:p>
          </table:table-cell>
          <table:table-cell office:value-type="float" office:value="-15.4777777778">
            <text:p>-15.4777777778</text:p>
          </table:table-cell>
          <table:table-cell office:value-type="float" office:value="167.2583333333">
            <text:p>167.2583333333</text:p>
          </table:table-cell>
          <table:table-cell office:value-type="string">
            <text:p>1/18/2005</text:p>
          </table:table-cell>
          <table:table-cell office:value-type="string">
            <text:p>N0123</text:p>
          </table:table-cell>
          <table:table-cell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95:.W95])" office:value-type="float" office:value="2">
            <text:p>2</text:p>
          </table:table-cell>
          <table:table-cell table:number-columns-repeated="1000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Guam</text:p>
          </table:table-cell>
          <table:table-cell office:value-type="float" office:value="13.5">
            <text:p>13.5</text:p>
          </table:table-cell>
          <table:table-cell office:value-type="float" office:value="144.8">
            <text:p>144.8</text:p>
          </table:table-cell>
          <table:table-cell office:value-type="string">
            <text:p>8/22/1984</text:p>
          </table:table-cell>
          <table:table-cell office:value-type="string">
            <text:p>N0124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96:.W96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2268">
            <text:p>226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Papua New Guinea</text:p>
          </table:table-cell>
          <table:table-cell office:value-type="float" office:value="-3.5908333333">
            <text:p>-3.5908333333</text:p>
          </table:table-cell>
          <table:table-cell office:value-type="float" office:value="148.0319444444">
            <text:p>148.0319444444</text:p>
          </table:table-cell>
          <table:table-cell office:value-type="string">
            <text:p>6/20/2003</text:p>
          </table:table-cell>
          <table:table-cell office:value-type="string">
            <text:p>N0125</text:p>
          </table:table-cell>
          <table:table-cell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97:.W97])" office:value-type="float" office:value="2">
            <text:p>2</text:p>
          </table:table-cell>
          <table:table-cell table:number-columns-repeated="1000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Guam</text:p>
          </table:table-cell>
          <table:table-cell office:value-type="float" office:value="13.5">
            <text:p>13.5</text:p>
          </table:table-cell>
          <table:table-cell office:value-type="float" office:value="144.8">
            <text:p>144.8</text:p>
          </table:table-cell>
          <table:table-cell office:value-type="string">
            <text:p>8/22/1984</text:p>
          </table:table-cell>
          <table:table-cell office:value-type="string">
            <text:p>N0126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98:.W98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3929">
            <text:p>392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Okinawa</text:p>
          </table:table-cell>
          <table:table-cell office:value-type="float" office:value="13.5">
            <text:p>13.5</text:p>
          </table:table-cell>
          <table:table-cell office:value-type="float" office:value="144.8">
            <text:p>144.8</text:p>
          </table:table-cell>
          <table:table-cell office:value-type="string">
            <text:p>7/4/2004</text:p>
          </table:table-cell>
          <table:table-cell office:value-type="string">
            <text:p>N0127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99:.W99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3928">
            <text:p>392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Okinawa</text:p>
          </table:table-cell>
          <table:table-cell office:value-type="float" office:value="13.5">
            <text:p>13.5</text:p>
          </table:table-cell>
          <table:table-cell office:value-type="float" office:value="144.8">
            <text:p>144.8</text:p>
          </table:table-cell>
          <table:table-cell office:value-type="string">
            <text:p>7/26/2004</text:p>
          </table:table-cell>
          <table:table-cell office:value-type="string">
            <text:p>N0128</text:p>
          </table:table-cell>
          <table:table-cell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00:.W100])" office:value-type="float" office:value="2">
            <text:p>2</text:p>
          </table:table-cell>
          <table:table-cell table:number-columns-repeated="1000"/>
        </table:table-row>
        <table:table-row table:style-name="ro2">
          <table:table-cell office:value-type="float" office:value="4307">
            <text:p>430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Vanuatu</text:p>
          </table:table-cell>
          <table:table-cell office:value-type="float" office:value="-15.5325">
            <text:p>-15.5325</text:p>
          </table:table-cell>
          <table:table-cell office:value-type="float" office:value="167.2141666667">
            <text:p>167.2141666667</text:p>
          </table:table-cell>
          <table:table-cell office:value-type="string">
            <text:p>1/16/2005</text:p>
          </table:table-cell>
          <table:table-cell office:value-type="string">
            <text:p>N0129</text:p>
          </table:table-cell>
          <table:table-cell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01:.W101])" office:value-type="float" office:value="2">
            <text:p>2</text:p>
          </table:table-cell>
          <table:table-cell table:number-columns-repeated="1000"/>
        </table:table-row>
        <table:table-row table:style-name="ro3">
          <table:table-cell office:value-type="float" office:value="574">
            <text:p>57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Tikehau</text:p>
          </table:table-cell>
          <table:table-cell office:value-type="float" office:value="-15.133333">
            <text:p>-15.133333</text:p>
          </table:table-cell>
          <table:table-cell office:value-type="float" office:value="-148.233333">
            <text:p>-148.233333</text:p>
          </table:table-cell>
          <table:table-cell office:value-type="string">
            <text:p>6/10/2001</text:p>
          </table:table-cell>
          <table:table-cell office:value-type="string">
            <text:p>N0130</text:p>
          </table:table-cell>
          <table:table-cell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02:.W102])" office:value-type="float" office:value="2">
            <text:p>2</text:p>
          </table:table-cell>
          <table:table-cell table:number-columns-repeated="1000"/>
        </table:table-row>
        <table:table-row table:style-name="ro2">
          <table:table-cell office:value-type="string">
            <text:p>FRM10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P</text:p>
          </table:table-cell>
          <table:table-cell/>
          <table:table-cell office:value-type="string">
            <text:p>Panama</text:p>
          </table:table-cell>
          <table:table-cell office:value-type="float" office:value="7.97">
            <text:p>7.97</text:p>
          </table:table-cell>
          <table:table-cell office:value-type="float" office:value="-82.03">
            <text:p>-82.03</text:p>
          </table:table-cell>
          <table:table-cell/>
          <table:table-cell office:value-type="string">
            <text:p>N0132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formula="of:=SUM([.O103:.W103])" office:value-type="float" office:value="7">
            <text:p>7</text:p>
          </table:table-cell>
          <table:table-cell table:number-columns-repeated="1000"/>
        </table:table-row>
        <table:table-row table:style-name="ro2">
          <table:table-cell office:value-type="string">
            <text:p>FRM10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P</text:p>
          </table:table-cell>
          <table:table-cell/>
          <table:table-cell office:value-type="string">
            <text:p>Panama</text:p>
          </table:table-cell>
          <table:table-cell office:value-type="float" office:value="7.966">
            <text:p>7.966</text:p>
          </table:table-cell>
          <table:table-cell office:value-type="float" office:value="-81.983">
            <text:p>-81.983</text:p>
          </table:table-cell>
          <table:table-cell/>
          <table:table-cell office:value-type="string">
            <text:p>N013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formula="of:=SUM([.O104:.W104])" office:value-type="float" office:value="6">
            <text:p>6</text:p>
          </table:table-cell>
          <table:table-cell table:number-columns-repeated="1000"/>
        </table:table-row>
        <table:table-row table:style-name="ro2">
          <table:table-cell office:value-type="string">
            <text:p>FRM11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P</text:p>
          </table:table-cell>
          <table:table-cell/>
          <table:table-cell office:value-type="string">
            <text:p>Panama</text:p>
          </table:table-cell>
          <table:table-cell office:value-type="float" office:value="7.97">
            <text:p>7.97</text:p>
          </table:table-cell>
          <table:table-cell office:value-type="float" office:value="-82.03">
            <text:p>-82.03</text:p>
          </table:table-cell>
          <table:table-cell/>
          <table:table-cell office:value-type="string">
            <text:p>N0134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formula="of:=SUM([.O105:.W105])" office:value-type="float" office:value="7">
            <text:p>7</text:p>
          </table:table-cell>
          <table:table-cell table:number-columns-repeated="1000"/>
        </table:table-row>
        <table:table-row table:style-name="ro2">
          <table:table-cell table:style-name="ce42" office:value-type="float" office:value="4264">
            <text:p>4264</text:p>
          </table:table-cell>
          <table:table-cell table:style-name="ce42" office:value-type="string">
            <text:p>Holothuria</text:p>
          </table:table-cell>
          <table:table-cell table:style-name="ce42" office:value-type="string">
            <text:p>impatiens</text:p>
          </table:table-cell>
          <table:table-cell office:value-type="string">
            <text:p>ESU1</text:p>
          </table:table-cell>
          <table:table-cell table:style-name="ce42" office:value-type="string">
            <text:p>ESU1</text:p>
          </table:table-cell>
          <table:table-cell office:value-type="string">
            <text:p>ESU1</text:p>
          </table:table-cell>
          <table:table-cell table:style-name="ce42" office:value-type="string">
            <text:p>Oman</text:p>
          </table:table-cell>
          <table:table-cell office:value-type="float" office:value="23.637545">
            <text:p>23.637545</text:p>
          </table:table-cell>
          <table:table-cell office:value-type="float" office:value="58.48879">
            <text:p>58.48879</text:p>
          </table:table-cell>
          <table:table-cell table:style-name="ce42" office:value-type="string">
            <text:p>1/26/2005</text:p>
          </table:table-cell>
          <table:table-cell table:style-name="ce42" office:value-type="string">
            <text:p>N0146,C0021</text:p>
          </table:table-cell>
          <table:table-cell table:style-name="ce42" table:number-columns-repeated="3"/>
          <table:table-cell table:number-columns-repeated="3"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06:.W106])" office:value-type="float" office:value="3">
            <text:p>3</text:p>
          </table:table-cell>
          <table:table-cell table:number-columns-repeated="1000"/>
        </table:table-row>
        <table:table-row table:style-name="ro3">
          <table:table-cell table:style-name="ce42" office:value-type="float" office:value="1850">
            <text:p>1850</text:p>
          </table:table-cell>
          <table:table-cell table:style-name="ce42" office:value-type="string">
            <text:p>Holothuria</text:p>
          </table:table-cell>
          <table:table-cell table:style-name="ce42" office:value-type="string">
            <text:p>impatiens</text:p>
          </table:table-cell>
          <table:table-cell office:value-type="string">
            <text:p>ESU1</text:p>
          </table:table-cell>
          <table:table-cell table:style-name="ce42" office:value-type="string">
            <text:p>ESU1</text:p>
          </table:table-cell>
          <table:table-cell table:style-name="ce42" office:value-type="string">
            <text:p>ESU1/hawaii</text:p>
          </table:table-cell>
          <table:table-cell table:style-name="ce42" office:value-type="string">
            <text:p>Oahu</text:p>
          </table:table-cell>
          <table:table-cell office:value-type="float" office:value="21.287347">
            <text:p>21.287347</text:p>
          </table:table-cell>
          <table:table-cell office:value-type="float" office:value="-157.672663">
            <text:p>-157.672663</text:p>
          </table:table-cell>
          <table:table-cell table:style-name="ce42" office:value-type="string">
            <text:p>8/31/1999</text:p>
          </table:table-cell>
          <table:table-cell table:style-name="ce51" office:value-type="string">
            <text:p>N0147,C0023</text:p>
          </table:table-cell>
          <table:table-cell table:style-name="ce51" table:number-columns-repeated="3"/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107:.W107])" office:value-type="float" office:value="7">
            <text:p>7</text:p>
          </table:table-cell>
          <table:table-cell table:number-columns-repeated="1000"/>
        </table:table-row>
        <table:table-row table:style-name="ro3">
          <table:table-cell office:value-type="float" office:value="596">
            <text:p>59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Moorea</text:p>
          </table:table-cell>
          <table:table-cell office:value-type="float" office:value="-17.5">
            <text:p>-17.5</text:p>
          </table:table-cell>
          <table:table-cell office:value-type="float" office:value="-149.8">
            <text:p>-149.8</text:p>
          </table:table-cell>
          <table:table-cell office:value-type="string">
            <text:p>10/26/2001</text:p>
          </table:table-cell>
          <table:table-cell office:value-type="string">
            <text:p>N0148</text:p>
          </table:table-cell>
          <table:table-cell table:number-columns-repeated="3"/>
          <table:table-cell table:number-columns-repeated="3"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08:.W108])" office:value-type="float" office:value="3">
            <text:p>3</text:p>
          </table:table-cell>
          <table:table-cell table:number-columns-repeated="1000"/>
        </table:table-row>
        <table:table-row table:style-name="ro3">
          <table:table-cell office:value-type="float" office:value="1587">
            <text:p>158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Hawaii</text:p>
          </table:table-cell>
          <table:table-cell office:value-type="string">
            <text:p>BandW</text:p>
          </table:table-cell>
          <table:table-cell office:value-type="string">
            <text:p>Hawaii</text:p>
          </table:table-cell>
          <table:table-cell office:value-type="float" office:value="20.96403">
            <text:p>20.96403</text:p>
          </table:table-cell>
          <table:table-cell office:value-type="float" office:value="-156.667884">
            <text:p>-156.667884</text:p>
          </table:table-cell>
          <table:table-cell/>
          <table:table-cell table:style-name="ce42" office:value-type="string">
            <text:p>N0149</text:p>
          </table:table-cell>
          <table:table-cell table:style-name="ce42"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style-name="ce42" table:formula="of:=SUM([.O109:.W109])" office:value-type="float" office:value="2">
            <text:p>2</text:p>
          </table:table-cell>
          <table:table-cell table:number-columns-repeated="1000"/>
        </table:table-row>
        <table:table-row table:style-name="ro2">
          <table:table-cell office:value-type="string">
            <text:p>FRM12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P</text:p>
          </table:table-cell>
          <table:table-cell/>
          <table:table-cell office:value-type="string">
            <text:p>Panama</text:p>
          </table:table-cell>
          <table:table-cell office:value-type="float" office:value="7.627">
            <text:p>7.627</text:p>
          </table:table-cell>
          <table:table-cell office:value-type="float" office:value="-81.7265">
            <text:p>-81.7265</text:p>
          </table:table-cell>
          <table:table-cell/>
          <table:table-cell office:value-type="string">
            <text:p>N0167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formula="of:=SUM([.O110:.W110])" office:value-type="float" office:value="7">
            <text:p>7</text:p>
          </table:table-cell>
          <table:table-cell table:number-columns-repeated="1000"/>
        </table:table-row>
        <table:table-row table:style-name="ro2">
          <table:table-cell office:value-type="float" office:value="9655">
            <text:p>9655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Gala</text:p>
          </table:table-cell>
          <table:table-cell office:value-type="string">
            <text:p>Galapagos Islands</text:p>
          </table:table-cell>
          <table:table-cell office:value-type="float" office:value="-0.296018">
            <text:p>-0.296018</text:p>
          </table:table-cell>
          <table:table-cell office:value-type="float" office:value="-91.655883">
            <text:p>-91.655883</text:p>
          </table:table-cell>
          <table:table-cell office:value-type="string">
            <text:p>5/4/1994</text:p>
          </table:table-cell>
          <table:table-cell table:style-name="ce51" office:value-type="string">
            <text:p>N0184,FLMNH_154_G04</text:p>
          </table:table-cell>
          <table:table-cell table:style-name="ce51"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number-columns-repeated="3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111:.W111])" office:value-type="float" office:value="5">
            <text:p>5</text:p>
          </table:table-cell>
          <table:table-cell table:style-name="ce53" table:number-columns-repeated="2"/>
          <table:table-cell/>
          <table:table-cell table:style-name="ce53"/>
          <table:table-cell table:style-name="ce47" table:number-columns-repeated="2"/>
          <table:table-cell table:style-name="ce53"/>
          <table:table-cell table:number-columns-repeated="993"/>
        </table:table-row>
        <table:table-row table:style-name="ro2">
          <table:table-cell office:value-type="string">
            <text:p>FRM124small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P</text:p>
          </table:table-cell>
          <table:table-cell/>
          <table:table-cell office:value-type="string">
            <text:p>Panama</text:p>
          </table:table-cell>
          <table:table-cell office:value-type="float" office:value="7.627">
            <text:p>7.627</text:p>
          </table:table-cell>
          <table:table-cell office:value-type="float" office:value="-81.7265">
            <text:p>-81.7265</text:p>
          </table:table-cell>
          <table:table-cell/>
          <table:table-cell office:value-type="string">
            <text:p>N0240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formula="of:=SUM([.O112:.W112])" office:value-type="float" office:value="6">
            <text:p>6</text:p>
          </table:table-cell>
          <table:table-cell table:number-columns-repeated="1000"/>
        </table:table-row>
        <table:table-row table:style-name="ro2">
          <table:table-cell office:value-type="string">
            <text:p>FRM15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P</text:p>
          </table:table-cell>
          <table:table-cell/>
          <table:table-cell office:value-type="string">
            <text:p>Panama</text:p>
          </table:table-cell>
          <table:table-cell office:value-type="float" office:value="7.64">
            <text:p>7.64</text:p>
          </table:table-cell>
          <table:table-cell office:value-type="float" office:value="-81.739">
            <text:p>-81.739</text:p>
          </table:table-cell>
          <table:table-cell/>
          <table:table-cell office:value-type="string">
            <text:p>N0263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formula="of:=SUM([.O113:.W113])" office:value-type="float" office:value="6">
            <text:p>6</text:p>
          </table:table-cell>
          <table:table-cell table:number-columns-repeated="1000"/>
        </table:table-row>
        <table:table-row table:style-name="ro3">
          <table:table-cell office:value-type="float" office:value="5620">
            <text:p>562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Bohol</text:p>
          </table:table-cell>
          <table:table-cell office:value-type="float" office:value="9.55361">
            <text:p>9.55361</text:p>
          </table:table-cell>
          <table:table-cell office:value-type="float" office:value="123.72852">
            <text:p>123.72852</text:p>
          </table:table-cell>
          <table:table-cell office:value-type="string">
            <text:p>6/11/2006</text:p>
          </table:table-cell>
          <table:table-cell table:style-name="ce51" office:value-type="string">
            <text:p>N0372</text:p>
          </table:table-cell>
          <table:table-cell table:style-name="ce51" table:number-columns-repeated="3"/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14:.W114])" office:value-type="float" office:value="6">
            <text:p>6</text:p>
          </table:table-cell>
          <table:table-cell table:number-columns-repeated="1000"/>
        </table:table-row>
        <table:table-row table:style-name="ro3">
          <table:table-cell office:value-type="float" office:value="10122">
            <text:p>10122</text:p>
          </table:table-cell>
          <table:table-cell office:value-type="string">
            <text:p>Holothuria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Heron Island</text:p>
          </table:table-cell>
          <table:table-cell office:value-type="float" office:value="-23.4417666667">
            <text:p>-23.4417666667</text:p>
          </table:table-cell>
          <table:table-cell office:value-type="float" office:value="151.9004333333">
            <text:p>151.9004333333</text:p>
          </table:table-cell>
          <table:table-cell office:value-type="string">
            <text:p>11/16/2009</text:p>
          </table:table-cell>
          <table:table-cell table:style-name="ce51" office:value-type="string">
            <text:p>N0484</text:p>
          </table:table-cell>
          <table:table-cell table:style-name="ce51" table:number-columns-repeated="2"/>
          <table:table-cell table:style-name="ce51" office:value-type="string">
            <text:p>no</text:p>
          </table:table-cell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1" table:formula="of:=SUM([.O115:.W115])" office:value-type="float" office:value="8">
            <text:p>8</text:p>
          </table:table-cell>
          <table:table-cell table:number-columns-repeated="1000"/>
        </table:table-row>
        <table:table-row table:style-name="ro2">
          <table:table-cell office:value-type="float" office:value="10123">
            <text:p>1012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style-name="ce42" office:value-type="string">
            <office:annotation draw:style-name="gr1" draw:text-style-name="P1" svg:width="1.1413in" svg:height="0.7012in" svg:x="4.0067in" svg:y="21.2701in" draw:caption-point-x="-0.2402in" draw:caption-point-y="-0.8394in">
              <dc:date>2013-03-11T00:00:00</dc:date>
              <text:p text:style-name="P1"><text:span text:style-name="T1">Morphology unambiguously ESU2!!!</text:span></text:p>
              <text:p text:style-name="P1"><text:span text:style-name="T1"/></text:p>
            </office:annotation>
            <text:p>ESU2</text:p>
          </table:table-cell>
          <table:table-cell table:number-columns-repeated="2" office:value-type="string">
            <text:p>ESU2</text:p>
          </table:table-cell>
          <table:table-cell office:value-type="string">
            <text:p>Heron Island</text:p>
          </table:table-cell>
          <table:table-cell office:value-type="float" office:value="-23.43304">
            <text:p>-23.43304</text:p>
          </table:table-cell>
          <table:table-cell office:value-type="float" office:value="152.04089">
            <text:p>152.04089</text:p>
          </table:table-cell>
          <table:table-cell office:value-type="string">
            <text:p>11/23/2009</text:p>
          </table:table-cell>
          <table:table-cell table:style-name="ce51" office:value-type="string">
            <text:p>N0485, N1161</text:p>
          </table:table-cell>
          <table:table-cell table:style-name="ce51" table:number-columns-repeated="2"/>
          <table:table-cell table:style-name="ce51" office:value-type="string">
            <text:p>no</text:p>
          </table:table-cell>
          <table:table-cell table:style-name="ce55" office:value-type="float" office:value="0">
            <text:p>0</text:p>
          </table:table-cell>
          <table:table-cell table:number-columns-repeated="2"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style-name="ce51" table:formula="of:=SUM([.O116:.W116])" office:value-type="float" office:value="2">
            <text:p>2</text:p>
          </table:table-cell>
          <table:table-cell table:number-columns-repeated="1000"/>
        </table:table-row>
        <table:table-row table:style-name="ro3">
          <table:table-cell office:value-type="float" office:value="10125">
            <text:p>10125</text:p>
          </table:table-cell>
          <table:table-cell office:value-type="string">
            <text:p>Holothuria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Heron Island</text:p>
          </table:table-cell>
          <table:table-cell office:value-type="float" office:value="-23.4417666667">
            <text:p>-23.4417666667</text:p>
          </table:table-cell>
          <table:table-cell office:value-type="float" office:value="151.9004333333">
            <text:p>151.9004333333</text:p>
          </table:table-cell>
          <table:table-cell office:value-type="string">
            <text:p>11/16/2009</text:p>
          </table:table-cell>
          <table:table-cell office:value-type="string">
            <text:p>N0486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9" table:style-name="ce55" office:value-type="float" office:value="0">
            <text:p>0</text:p>
          </table:table-cell>
          <table:table-cell table:formula="of:=SUM([.O117:.W117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7929">
            <text:p>792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gracilis</text:p>
          </table:table-cell>
          <table:table-cell/>
          <table:table-cell office:value-type="string">
            <text:p>gracilis</text:p>
          </table:table-cell>
          <table:table-cell office:value-type="string">
            <text:p>One Tree Island</text:p>
          </table:table-cell>
          <table:table-cell office:value-type="float" office:value="-23.502138">
            <text:p>-23.502138</text:p>
          </table:table-cell>
          <table:table-cell office:value-type="float" office:value="152.086632">
            <text:p>152.086632</text:p>
          </table:table-cell>
          <table:table-cell office:value-type="string">
            <text:p>11/2008</text:p>
          </table:table-cell>
          <table:table-cell table:style-name="ce51" office:value-type="string">
            <text:p>N0488, N0489</text:p>
          </table:table-cell>
          <table:table-cell table:style-name="ce51" table:number-columns-repeated="2"/>
          <table:table-cell table:style-name="ce51" office:value-type="string">
            <text:p>no</text:p>
          </table:table-cell>
          <table:table-cell table:number-columns-repeated="9" table:style-name="ce55" office:value-type="float" office:value="0">
            <text:p>0</text:p>
          </table:table-cell>
          <table:table-cell table:style-name="ce51" table:formula="of:=SUM([.O118:.W11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0951">
            <text:p>1095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Okinawa</text:p>
          </table:table-cell>
          <table:table-cell office:value-type="float" office:value="26.444199">
            <text:p>26.444199</text:p>
          </table:table-cell>
          <table:table-cell office:value-type="float" office:value="127.772746">
            <text:p>127.772746</text:p>
          </table:table-cell>
          <table:table-cell office:value-type="string">
            <text:p>5/14/2011</text:p>
          </table:table-cell>
          <table:table-cell office:value-type="string">
            <text:p>N055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formula="of:=SUM([.O119:.W119])" office:value-type="float" office:value="5">
            <text:p>5</text:p>
          </table:table-cell>
          <table:table-cell table:number-columns-repeated="1000"/>
        </table:table-row>
        <table:table-row table:style-name="ro2">
          <table:table-cell office:value-type="float" office:value="10955">
            <text:p>10955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Okinawa</text:p>
          </table:table-cell>
          <table:table-cell office:value-type="float" office:value="26.251732">
            <text:p>26.251732</text:p>
          </table:table-cell>
          <table:table-cell office:value-type="float" office:value="127.672239">
            <text:p>127.672239</text:p>
          </table:table-cell>
          <table:table-cell office:value-type="string">
            <text:p>5/15/2011</text:p>
          </table:table-cell>
          <table:table-cell office:value-type="string">
            <text:p>N0554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formula="of:=SUM([.O120:.W120])" office:value-type="float" office:value="5">
            <text:p>5</text:p>
          </table:table-cell>
          <table:table-cell table:number-columns-repeated="1000"/>
        </table:table-row>
        <table:table-row table:style-name="ro2">
          <table:table-cell office:value-type="float" office:value="11012">
            <text:p>11012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Okinawa</text:p>
          </table:table-cell>
          <table:table-cell office:value-type="float" office:value="26.32577">
            <text:p>26.32577</text:p>
          </table:table-cell>
          <table:table-cell office:value-type="float" office:value="127.744874">
            <text:p>127.744874</text:p>
          </table:table-cell>
          <table:table-cell office:value-type="string">
            <text:p>5/19/2011</text:p>
          </table:table-cell>
          <table:table-cell table:style-name="ce51" office:value-type="string">
            <text:p>N0555</text:p>
          </table:table-cell>
          <table:table-cell table:style-name="ce51" table:number-columns-repeated="2"/>
          <table:table-cell table:style-name="ce51" office:value-type="string">
            <text:p>yes</text:p>
          </table:table-cell>
          <table:table-cell table:number-columns-repeated="5"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number-columns-repeated="2" table:style-name="ce55" office:value-type="float" office:value="1">
            <text:p>1</text:p>
          </table:table-cell>
          <table:table-cell table:style-name="ce51" table:formula="of:=SUM([.O121:.W121])" office:value-type="float" office:value="7">
            <text:p>7</text:p>
          </table:table-cell>
          <table:table-cell table:number-columns-repeated="1000"/>
        </table:table-row>
        <table:table-row table:style-name="ro3">
          <table:table-cell office:value-type="float" office:value="10127">
            <text:p>10127</text:p>
          </table:table-cell>
          <table:table-cell office:value-type="string">
            <text:p>Holothuria</text:p>
          </table:table-cell>
          <table:table-cell office:value-type="string">
            <text:p>truncata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truncata</text:p>
          </table:table-cell>
          <table:table-cell office:value-type="string">
            <text:p>Heron Island</text:p>
          </table:table-cell>
          <table:table-cell office:value-type="float" office:value="-23.4417666667">
            <text:p>-23.4417666667</text:p>
          </table:table-cell>
          <table:table-cell office:value-type="float" office:value="151.9004333333">
            <text:p>151.9004333333</text:p>
          </table:table-cell>
          <table:table-cell office:value-type="string">
            <text:p>11/16/2009</text:p>
          </table:table-cell>
          <table:table-cell table:style-name="ce51" office:value-type="string">
            <text:p>N0556,FLMNH_171_E02</text:p>
          </table:table-cell>
          <table:table-cell table:style-name="ce51" table:number-columns-repeated="2"/>
          <table:table-cell table:style-name="ce51" office:value-type="string">
            <text:p>no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122:.W122])" office:value-type="float" office:value="6">
            <text:p>6</text:p>
          </table:table-cell>
          <table:table-cell table:number-columns-repeated="1000"/>
        </table:table-row>
        <table:table-row table:style-name="ro3">
          <table:table-cell office:value-type="float" office:value="10126">
            <text:p>10126</text:p>
          </table:table-cell>
          <table:table-cell office:value-type="string">
            <text:p>Holothuria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Heron Island</text:p>
          </table:table-cell>
          <table:table-cell office:value-type="float" office:value="-23.4417666667">
            <text:p>-23.4417666667</text:p>
          </table:table-cell>
          <table:table-cell office:value-type="float" office:value="151.9004333333">
            <text:p>151.9004333333</text:p>
          </table:table-cell>
          <table:table-cell office:value-type="string">
            <text:p>11/16/2009</text:p>
          </table:table-cell>
          <table:table-cell table:style-name="ce51" office:value-type="string">
            <text:p>N0557,FLMNH_171_H01</text:p>
          </table:table-cell>
          <table:table-cell table:style-name="ce51" table:number-columns-repeated="2"/>
          <table:table-cell table:style-name="ce51" office:value-type="string">
            <text:p>no</text:p>
          </table:table-cell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123:.W123])" office:value-type="float" office:value="7">
            <text:p>7</text:p>
          </table:table-cell>
          <table:table-cell table:number-columns-repeated="1000"/>
        </table:table-row>
        <table:table-row table:style-name="ro3">
          <table:table-cell office:value-type="float" office:value="5624">
            <text:p>562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SU3</text:p>
          </table:table-cell>
          <table:table-cell office:value-type="string">
            <text:p>gracilis</text:p>
          </table:table-cell>
          <table:table-cell office:value-type="string">
            <text:p>Siquijor Prov.</text:p>
          </table:table-cell>
          <table:table-cell office:value-type="float" office:value="9.22212">
            <text:p>9.22212</text:p>
          </table:table-cell>
          <table:table-cell office:value-type="float" office:value="123.44926">
            <text:p>123.44926</text:p>
          </table:table-cell>
          <table:table-cell office:value-type="string">
            <text:p>5/21/2006</text:p>
          </table:table-cell>
          <table:table-cell table:style-name="ce51" office:value-type="string">
            <text:p>N0575,X0043</text:p>
          </table:table-cell>
          <table:table-cell table:style-name="ce51" table:number-columns-repeated="3"/>
          <table:table-cell table:number-columns-repeated="5" table:style-name="ce55" office:value-type="float" office:value="1">
            <text:p>1</text:p>
          </table:table-cell>
          <table:table-cell table:number-columns-repeated="3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124:.W124])" office:value-type="float" office:value="6">
            <text:p>6</text:p>
          </table:table-cell>
          <table:table-cell table:number-columns-repeated="1000"/>
        </table:table-row>
        <table:table-row table:style-name="ro3">
          <table:table-cell office:value-type="float" office:value="7360">
            <text:p>736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3</text:p>
          </table:table-cell>
          <table:table-cell table:style-name="ce42" office:value-type="string">
            <text:p>ESU3</text:p>
          </table:table-cell>
          <table:table-cell office:value-type="string">
            <text:p>gracilis</text:p>
          </table:table-cell>
          <table:table-cell office:value-type="string">
            <text:p>Nosy Bé</text:p>
          </table:table-cell>
          <table:table-cell office:value-type="float" office:value="-13.5039">
            <text:p>-13.5039</text:p>
          </table:table-cell>
          <table:table-cell office:value-type="float" office:value="47.9517">
            <text:p>47.9517</text:p>
          </table:table-cell>
          <table:table-cell office:value-type="string">
            <text:p>5/13/2008</text:p>
          </table:table-cell>
          <table:table-cell table:style-name="ce51" office:value-type="string">
            <text:p>N0576,FLMNH_043_H05</text:p>
          </table:table-cell>
          <table:table-cell table:style-name="ce51" table:number-columns-repeated="2"/>
          <table:table-cell table:style-name="ce51" office:value-type="string">
            <text:p>yes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25:.W125])" office:value-type="float" office:value="5">
            <text:p>5</text:p>
          </table:table-cell>
          <table:table-cell table:number-columns-repeated="1000"/>
        </table:table-row>
        <table:table-row table:style-name="ro3">
          <table:table-cell office:value-type="float" office:value="8928">
            <text:p>892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3</text:p>
          </table:table-cell>
          <table:table-cell table:style-name="ce42" office:value-type="string">
            <text:p>ESU3</text:p>
          </table:table-cell>
          <table:table-cell office:value-type="string">
            <text:p>gracilis</text:p>
          </table:table-cell>
          <table:table-cell office:value-type="string">
            <text:p>Tanzania</text:p>
          </table:table-cell>
          <table:table-cell office:value-type="float" office:value="-6.14623">
            <text:p>-6.14623</text:p>
          </table:table-cell>
          <table:table-cell office:value-type="float" office:value="39.13786">
            <text:p>39.13786</text:p>
          </table:table-cell>
          <table:table-cell office:value-type="string">
            <text:p>8/13/2009</text:p>
          </table:table-cell>
          <table:table-cell table:style-name="ce51" office:value-type="string">
            <text:p>N0577,FLMNH_080_H09</text:p>
          </table:table-cell>
          <table:table-cell table:style-name="ce51" table:number-columns-repeated="3"/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26:.W126])" office:value-type="float" office:value="5">
            <text:p>5</text:p>
          </table:table-cell>
          <table:table-cell table:number-columns-repeated="1000"/>
        </table:table-row>
        <table:table-row table:style-name="ro3">
          <table:table-cell office:value-type="float" office:value="8193">
            <text:p>819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SU1</text:p>
          </table:table-cell>
          <table:table-cell office:value-type="string">
            <text:p>BandW</text:p>
          </table:table-cell>
          <table:table-cell office:value-type="string">
            <text:p>Lizard Island</text:p>
          </table:table-cell>
          <table:table-cell office:value-type="float" office:value="-14.6805">
            <text:p>-14.6805</text:p>
          </table:table-cell>
          <table:table-cell office:value-type="float" office:value="145.4714">
            <text:p>145.4714</text:p>
          </table:table-cell>
          <table:table-cell office:value-type="string">
            <text:p>2/10/2009</text:p>
          </table:table-cell>
          <table:table-cell office:value-type="string">
            <text:p>N0578,FLMNH_036_E07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formula="of:=SUM([.O127:.W127])" office:value-type="float" office:value="7">
            <text:p>7</text:p>
          </table:table-cell>
          <table:table-cell table:number-columns-repeated="1000"/>
        </table:table-row>
        <table:table-row table:style-name="ro3">
          <table:table-cell office:value-type="float" office:value="8941">
            <text:p>894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3</text:p>
          </table:table-cell>
          <table:table-cell table:style-name="ce42" office:value-type="string">
            <text:p>ESU3</text:p>
          </table:table-cell>
          <table:table-cell table:style-name="ce42" office:value-type="string">
            <text:p>gracilis</text:p>
          </table:table-cell>
          <table:table-cell office:value-type="string">
            <text:p>Tanzania</text:p>
          </table:table-cell>
          <table:table-cell office:value-type="float" office:value="-6.38733">
            <text:p>-6.38733</text:p>
          </table:table-cell>
          <table:table-cell office:value-type="float" office:value="39.28727">
            <text:p>39.28727</text:p>
          </table:table-cell>
          <table:table-cell office:value-type="string">
            <text:p>8/16/2009</text:p>
          </table:table-cell>
          <table:table-cell table:style-name="ce51" office:value-type="string">
            <text:p>N0579,FLMNH_080_G01</text:p>
          </table:table-cell>
          <table:table-cell table:style-name="ce51" table:number-columns-repeated="3"/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28:.W128])" office:value-type="float" office:value="6">
            <text:p>6</text:p>
          </table:table-cell>
          <table:table-cell table:number-columns-repeated="1000"/>
        </table:table-row>
        <table:table-row table:style-name="ro3">
          <table:table-cell office:value-type="float" office:value="7469">
            <text:p>746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3</text:p>
          </table:table-cell>
          <table:table-cell table:style-name="ce42" office:value-type="string">
            <text:p>ESU3</text:p>
          </table:table-cell>
          <table:table-cell office:value-type="string">
            <text:p>ESU3</text:p>
          </table:table-cell>
          <table:table-cell office:value-type="string">
            <text:p>Nosy Bé</text:p>
          </table:table-cell>
          <table:table-cell office:value-type="float" office:value="-13.4806">
            <text:p>-13.4806</text:p>
          </table:table-cell>
          <table:table-cell office:value-type="float" office:value="48.2333">
            <text:p>48.2333</text:p>
          </table:table-cell>
          <table:table-cell office:value-type="string">
            <text:p>5/14/2008</text:p>
          </table:table-cell>
          <table:table-cell table:style-name="ce51" office:value-type="string">
            <text:p>N0580,FLMNH_043_D04</text:p>
          </table:table-cell>
          <table:table-cell table:style-name="ce51" table:number-columns-repeated="2"/>
          <table:table-cell table:style-name="ce51" office:value-type="string">
            <text:p>yes</text:p>
          </table:table-cell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29:.W129])" office:value-type="float" office:value="6">
            <text:p>6</text:p>
          </table:table-cell>
          <table:table-cell table:number-columns-repeated="1000"/>
        </table:table-row>
        <table:table-row table:style-name="ro3">
          <table:table-cell office:value-type="float" office:value="8191">
            <text:p>819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 office:value-type="string">
            <text:p>BandW</text:p>
          </table:table-cell>
          <table:table-cell office:value-type="string">
            <text:p>ESU1</text:p>
          </table:table-cell>
          <table:table-cell office:value-type="string">
            <text:p>Lizard Island</text:p>
          </table:table-cell>
          <table:table-cell office:value-type="float" office:value="-14.6805">
            <text:p>-14.6805</text:p>
          </table:table-cell>
          <table:table-cell office:value-type="float" office:value="145.4714">
            <text:p>145.4714</text:p>
          </table:table-cell>
          <table:table-cell office:value-type="string">
            <text:p>2/10/2009</text:p>
          </table:table-cell>
          <table:table-cell office:value-type="string">
            <text:p>N0581,FLMNH_036_G07</text:p>
          </table:table-cell>
          <table:table-cell table:number-columns-repeated="2"/>
          <table:table-cell office:value-type="string">
            <text:p>yes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formula="of:=SUM([.O130:.W130])" office:value-type="float" office:value="6">
            <text:p>6</text:p>
          </table:table-cell>
          <table:table-cell table:number-columns-repeated="1000"/>
        </table:table-row>
        <table:table-row table:style-name="ro3">
          <table:table-cell office:value-type="float" office:value="10313">
            <text:p>1031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SU1</text:p>
          </table:table-cell>
          <table:table-cell office:value-type="string">
            <text:p>BandW</text:p>
          </table:table-cell>
          <table:table-cell office:value-type="string">
            <text:p>Guam</text:p>
          </table:table-cell>
          <table:table-cell office:value-type="float" office:value="13.4649">
            <text:p>13.4649</text:p>
          </table:table-cell>
          <table:table-cell office:value-type="float" office:value="144.6872">
            <text:p>144.6872</text:p>
          </table:table-cell>
          <table:table-cell office:value-type="string">
            <text:p>6/9/2010</text:p>
          </table:table-cell>
          <table:table-cell office:value-type="string">
            <text:p>N0582</text:p>
          </table:table-cell>
          <table:table-cell table:number-columns-repeated="2"/>
          <table:table-cell office:value-type="string">
            <text:p>yes</text:p>
          </table:table-cell>
          <table:table-cell table:style-name="ce55" office:value-type="float" office:value="0">
            <text:p>0</text:p>
          </table:table-cell>
          <table:table-cell table:number-columns-repeated="4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formula="of:=SUM([.O131:.W131])" office:value-type="float" office:value="6">
            <text:p>6</text:p>
          </table:table-cell>
          <table:table-cell table:number-columns-repeated="1000"/>
        </table:table-row>
        <table:table-row table:style-name="ro3">
          <table:table-cell office:value-type="float" office:value="9699">
            <text:p>969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RedSea</text:p>
          </table:table-cell>
          <table:table-cell office:value-type="string">
            <text:p>RedSea</text:p>
          </table:table-cell>
          <table:table-cell/>
          <table:table-cell office:value-type="string">
            <text:p>Egypt</text:p>
          </table:table-cell>
          <table:table-cell office:value-type="float" office:value="27.32">
            <text:p>27.32</text:p>
          </table:table-cell>
          <table:table-cell office:value-type="float" office:value="33.71">
            <text:p>33.71</text:p>
          </table:table-cell>
          <table:table-cell table:style-name="ce49" office:value-type="date" office:date-value="2009-09-03">
            <text:p>09/03/09</text:p>
          </table:table-cell>
          <table:table-cell table:style-name="ce51" office:value-type="string">
            <text:p>N0583,FLMNH_084_H05</text:p>
          </table:table-cell>
          <table:table-cell table:style-name="ce54" office:value-type="string">
            <text:p>STA1EG004</text:p>
          </table:table-cell>
          <table:table-cell table:style-name="ce51" office:value-type="string">
            <text:p>yes</text:p>
          </table:table-cell>
          <table:table-cell table:style-name="ce51"/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1" table:formula="of:=SUM([.O132:.W132])" office:value-type="float" office:value="7">
            <text:p>7</text:p>
          </table:table-cell>
          <table:table-cell table:number-columns-repeated="1000"/>
        </table:table-row>
        <table:table-row table:style-name="ro3">
          <table:table-cell office:value-type="float" office:value="9701">
            <text:p>970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RedSea</text:p>
          </table:table-cell>
          <table:table-cell office:value-type="string">
            <text:p>RedSea</text:p>
          </table:table-cell>
          <table:table-cell/>
          <table:table-cell office:value-type="string">
            <text:p>Egypt</text:p>
          </table:table-cell>
          <table:table-cell office:value-type="float" office:value="27.32">
            <text:p>27.32</text:p>
          </table:table-cell>
          <table:table-cell office:value-type="float" office:value="33.71">
            <text:p>33.71</text:p>
          </table:table-cell>
          <table:table-cell table:style-name="ce49" office:value-type="date" office:date-value="2009-09-03">
            <text:p>09/03/09</text:p>
          </table:table-cell>
          <table:table-cell table:style-name="ce51" office:value-type="string">
            <text:p>N0584,FLMNH_084_D05</text:p>
          </table:table-cell>
          <table:table-cell table:style-name="ce54" office:value-type="string">
            <text:p>ST01EG026</text:p>
          </table:table-cell>
          <table:table-cell table:style-name="ce51" office:value-type="string">
            <text:p>yes</text:p>
          </table:table-cell>
          <table:table-cell table:style-name="ce51"/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1" table:formula="of:=SUM([.O133:.W133])" office:value-type="float" office:value="7">
            <text:p>7</text:p>
          </table:table-cell>
          <table:table-cell table:number-columns-repeated="1000"/>
        </table:table-row>
        <table:table-row table:style-name="ro3">
          <table:table-cell office:value-type="string">
            <text:p>PH-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subsample only</text:p>
          </table:table-cell>
          <table:table-cell office:value-type="string">
            <text:p>Philippines</text:p>
          </table:table-cell>
          <table:table-cell office:value-type="float" office:value="16.38">
            <text:p>16.38</text:p>
          </table:table-cell>
          <table:table-cell office:value-type="float" office:value="119.91">
            <text:p>119.91</text:p>
          </table:table-cell>
          <table:table-cell/>
          <table:table-cell table:style-name="ce51" office:value-type="string">
            <text:p>N0613</text:p>
          </table:table-cell>
          <table:table-cell table:style-name="ce51" table:number-columns-repeated="3"/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134:.W134])" office:value-type="float" office:value="5">
            <text:p>5</text:p>
          </table:table-cell>
          <table:table-cell table:number-columns-repeated="1000"/>
        </table:table-row>
        <table:table-row table:style-name="ro3">
          <table:table-cell office:value-type="string">
            <text:p>PH-1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subsample only</text:p>
          </table:table-cell>
          <table:table-cell office:value-type="string">
            <text:p>Philippines</text:p>
          </table:table-cell>
          <table:table-cell office:value-type="float" office:value="16.38">
            <text:p>16.38</text:p>
          </table:table-cell>
          <table:table-cell office:value-type="float" office:value="119.91">
            <text:p>119.91</text:p>
          </table:table-cell>
          <table:table-cell/>
          <table:table-cell table:style-name="ce51" office:value-type="string">
            <text:p>N0614</text:p>
          </table:table-cell>
          <table:table-cell table:style-name="ce51" table:number-columns-repeated="3"/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135:.W135])" office:value-type="float" office:value="5">
            <text:p>5</text:p>
          </table:table-cell>
          <table:table-cell table:number-columns-repeated="1000"/>
        </table:table-row>
        <table:table-row table:style-name="ro3">
          <table:table-cell office:value-type="string">
            <text:p>PH-1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subsample only</text:p>
          </table:table-cell>
          <table:table-cell office:value-type="string">
            <text:p>Philippines</text:p>
          </table:table-cell>
          <table:table-cell office:value-type="float" office:value="16.38">
            <text:p>16.38</text:p>
          </table:table-cell>
          <table:table-cell office:value-type="float" office:value="119.91">
            <text:p>119.91</text:p>
          </table:table-cell>
          <table:table-cell/>
          <table:table-cell table:style-name="ce51" office:value-type="string">
            <text:p>N0615</text:p>
          </table:table-cell>
          <table:table-cell table:style-name="ce51"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36:.W136])" office:value-type="float" office:value="3">
            <text:p>3</text:p>
          </table:table-cell>
          <table:table-cell table:number-columns-repeated="1000"/>
        </table:table-row>
        <table:table-row table:style-name="ro3">
          <table:table-cell office:value-type="string">
            <text:p>PH-HI-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Wpac</text:p>
          </table:table-cell>
          <table:table-cell office:value-type="string">
            <text:p>Wpac</text:p>
          </table:table-cell>
          <table:table-cell office:value-type="string">
            <text:p>NA</text:p>
          </table:table-cell>
          <table:table-cell office:value-type="string">
            <text:p>Philippines</text:p>
          </table:table-cell>
          <table:table-cell office:value-type="float" office:value="16.38">
            <text:p>16.38</text:p>
          </table:table-cell>
          <table:table-cell office:value-type="float" office:value="119.91">
            <text:p>119.91</text:p>
          </table:table-cell>
          <table:table-cell/>
          <table:table-cell table:style-name="ce51" office:value-type="string">
            <text:p>N0627</text:p>
          </table:table-cell>
          <table:table-cell table:style-name="ce51" table:number-columns-repeated="2"/>
          <table:table-cell table:style-name="ce51"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37:.W137])" office:value-type="float" office:value="4">
            <text:p>4</text:p>
          </table:table-cell>
          <table:table-cell table:number-columns-repeated="1000"/>
        </table:table-row>
        <table:table-row table:style-name="ro3">
          <table:table-cell office:value-type="string">
            <text:p>PH-HI-2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Wpac</text:p>
          </table:table-cell>
          <table:table-cell office:value-type="string">
            <text:p>Wpac</text:p>
          </table:table-cell>
          <table:table-cell office:value-type="string">
            <text:p>NA</text:p>
          </table:table-cell>
          <table:table-cell office:value-type="string">
            <text:p>Philippines</text:p>
          </table:table-cell>
          <table:table-cell office:value-type="float" office:value="16.38">
            <text:p>16.38</text:p>
          </table:table-cell>
          <table:table-cell office:value-type="float" office:value="119.91">
            <text:p>119.91</text:p>
          </table:table-cell>
          <table:table-cell/>
          <table:table-cell table:style-name="ce51" office:value-type="string">
            <text:p>N0628</text:p>
          </table:table-cell>
          <table:table-cell table:style-name="ce51" table:number-columns-repeated="2"/>
          <table:table-cell table:style-name="ce51"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38:.W138])" office:value-type="float" office:value="4">
            <text:p>4</text:p>
          </table:table-cell>
          <table:table-cell table:number-columns-repeated="1000"/>
        </table:table-row>
        <table:table-row table:style-name="ro3">
          <table:table-cell office:value-type="string">
            <text:p>PH-HI-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Wpac</text:p>
          </table:table-cell>
          <table:table-cell office:value-type="string">
            <text:p>Wpac</text:p>
          </table:table-cell>
          <table:table-cell table:style-name="ce42" office:value-type="string">
            <text:p>NA</text:p>
          </table:table-cell>
          <table:table-cell office:value-type="string">
            <text:p>Philippines</text:p>
          </table:table-cell>
          <table:table-cell office:value-type="float" office:value="16.38">
            <text:p>16.38</text:p>
          </table:table-cell>
          <table:table-cell office:value-type="float" office:value="119.91">
            <text:p>119.91</text:p>
          </table:table-cell>
          <table:table-cell/>
          <table:table-cell table:style-name="ce51" office:value-type="string">
            <text:p>N0629</text:p>
          </table:table-cell>
          <table:table-cell table:style-name="ce51" table:number-columns-repeated="2"/>
          <table:table-cell table:style-name="ce51"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39:.W139])" office:value-type="float" office:value="4">
            <text:p>4</text:p>
          </table:table-cell>
          <table:table-cell table:number-columns-repeated="1000"/>
        </table:table-row>
        <table:table-row table:style-name="ro3">
          <table:table-cell office:value-type="string">
            <text:p>PH-HI-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Wpac</text:p>
          </table:table-cell>
          <table:table-cell office:value-type="string">
            <text:p>Wpac</text:p>
          </table:table-cell>
          <table:table-cell office:value-type="string">
            <text:p>NA</text:p>
          </table:table-cell>
          <table:table-cell office:value-type="string">
            <text:p>Philippines</text:p>
          </table:table-cell>
          <table:table-cell office:value-type="float" office:value="16.38">
            <text:p>16.38</text:p>
          </table:table-cell>
          <table:table-cell office:value-type="float" office:value="119.91">
            <text:p>119.91</text:p>
          </table:table-cell>
          <table:table-cell/>
          <table:table-cell table:style-name="ce51" office:value-type="string">
            <text:p>N0654</text:p>
          </table:table-cell>
          <table:table-cell table:style-name="ce51" table:number-columns-repeated="2"/>
          <table:table-cell table:style-name="ce51"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40:.W140])" office:value-type="float" office:value="4">
            <text:p>4</text:p>
          </table:table-cell>
          <table:table-cell table:number-columns-repeated="1000"/>
        </table:table-row>
        <table:table-row table:style-name="ro3">
          <table:table-cell office:value-type="string">
            <text:p>PH-HI-5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Wpac</text:p>
          </table:table-cell>
          <table:table-cell office:value-type="string">
            <text:p>Wpac</text:p>
          </table:table-cell>
          <table:table-cell office:value-type="string">
            <text:p><text:s/></text:p>
          </table:table-cell>
          <table:table-cell office:value-type="string">
            <text:p>Philippines</text:p>
          </table:table-cell>
          <table:table-cell office:value-type="float" office:value="16.38">
            <text:p>16.38</text:p>
          </table:table-cell>
          <table:table-cell office:value-type="float" office:value="119.91">
            <text:p>119.91</text:p>
          </table:table-cell>
          <table:table-cell/>
          <table:table-cell table:style-name="ce51" office:value-type="string">
            <text:p>N0655</text:p>
          </table:table-cell>
          <table:table-cell table:style-name="ce51" table:number-columns-repeated="2"/>
          <table:table-cell table:style-name="ce51"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number-columns-repeated="4" table:style-name="ce55" office:value-type="float" office:value="0">
            <text:p>0</text:p>
          </table:table-cell>
          <table:table-cell table:style-name="ce51" table:formula="of:=SUM([.O141:.W141])" office:value-type="float" office:value="3">
            <text:p>3</text:p>
          </table:table-cell>
          <table:table-cell table:number-columns-repeated="1000"/>
        </table:table-row>
        <table:table-row table:style-name="ro2">
          <table:table-cell office:value-type="string">
            <text:p>RUMF-ZE-0007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3</text:p>
          </table:table-cell>
          <table:table-cell office:value-type="string">
            <text:p>Okinawa</text:p>
          </table:table-cell>
          <table:table-cell office:value-type="float" office:value="26.406339">
            <text:p>26.406339</text:p>
          </table:table-cell>
          <table:table-cell office:value-type="float" office:value="127.844547">
            <text:p>127.844547</text:p>
          </table:table-cell>
          <table:table-cell/>
          <table:table-cell table:style-name="ce51" office:value-type="string">
            <text:p>N0758</text:p>
          </table:table-cell>
          <table:table-cell table:style-name="ce51" table:number-columns-repeated="2"/>
          <table:table-cell table:style-name="ce51"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142:.W142])" office:value-type="float" office:value="5">
            <text:p>5</text:p>
          </table:table-cell>
          <table:table-cell table:number-columns-repeated="1000"/>
        </table:table-row>
        <table:table-row table:style-name="ro3">
          <table:table-cell office:value-type="float" office:value="11817">
            <text:p>1181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WA</text:p>
          </table:table-cell>
          <table:table-cell office:value-type="string">
            <text:p>StMartin</text:p>
          </table:table-cell>
          <table:table-cell table:style-name="ce48" office:value-type="float" office:value="18.07">
            <text:p>18.07</text:p>
          </table:table-cell>
          <table:table-cell table:style-name="ce48" office:value-type="float" office:value="-63.012">
            <text:p>-63.012</text:p>
          </table:table-cell>
          <table:table-cell office:value-type="string">
            <text:p>4/17/2012</text:p>
          </table:table-cell>
          <table:table-cell table:style-name="ce51" office:value-type="string">
            <text:p>N1006</text:p>
          </table:table-cell>
          <table:table-cell table:style-name="ce51" table:number-columns-repeated="2"/>
          <table:table-cell table:style-name="ce51" office:value-type="string">
            <text:p>no</text:p>
          </table:table-cell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43:.W143])" office:value-type="float" office:value="4">
            <text:p>4</text:p>
          </table:table-cell>
          <table:table-cell table:number-columns-repeated="1000"/>
        </table:table-row>
        <table:table-row table:style-name="ro3">
          <table:table-cell office:value-type="float" office:value="11743">
            <text:p>1174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WA</text:p>
          </table:table-cell>
          <table:table-cell office:value-type="string">
            <text:p>StMartin</text:p>
          </table:table-cell>
          <table:table-cell table:style-name="ce48" office:value-type="float" office:value="18.07">
            <text:p>18.07</text:p>
          </table:table-cell>
          <table:table-cell table:style-name="ce48" office:value-type="float" office:value="-63.012">
            <text:p>-63.012</text:p>
          </table:table-cell>
          <table:table-cell table:style-name="ce50" office:value-type="string">
            <text:p>04/09/12</text:p>
          </table:table-cell>
          <table:table-cell table:style-name="ce51" office:value-type="string">
            <text:p>N1007</text:p>
          </table:table-cell>
          <table:table-cell table:style-name="ce51" table:number-columns-repeated="2"/>
          <table:table-cell table:style-name="ce51"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144:.W144])" office:value-type="float" office:value="5">
            <text:p>5</text:p>
          </table:table-cell>
          <table:table-cell table:number-columns-repeated="1000"/>
        </table:table-row>
        <table:table-row table:style-name="ro3">
          <table:table-cell office:value-type="float" office:value="11790">
            <text:p>1179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WA</text:p>
          </table:table-cell>
          <table:table-cell office:value-type="string">
            <text:p>StMartin</text:p>
          </table:table-cell>
          <table:table-cell table:style-name="ce48" office:value-type="float" office:value="18.102">
            <text:p>18.102</text:p>
          </table:table-cell>
          <table:table-cell table:style-name="ce48" office:value-type="float" office:value="-62.983">
            <text:p>-62.983</text:p>
          </table:table-cell>
          <table:table-cell office:value-type="string">
            <text:p>04/12/12</text:p>
          </table:table-cell>
          <table:table-cell table:style-name="ce51" office:value-type="string">
            <text:p>N1008</text:p>
          </table:table-cell>
          <table:table-cell table:style-name="ce51" table:number-columns-repeated="2"/>
          <table:table-cell table:style-name="ce51"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number-columns-repeated="5"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45:.W145])" office:value-type="float" office:value="5">
            <text:p>5</text:p>
          </table:table-cell>
          <table:table-cell table:number-columns-repeated="1000"/>
        </table:table-row>
        <table:table-row table:style-name="ro2">
          <table:table-cell office:value-type="float" office:value="11210">
            <text:p>1121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Marquesas</text:p>
          </table:table-cell>
          <table:table-cell office:value-type="float" office:value="-7.9631666667">
            <text:p>-7.9631666667</text:p>
          </table:table-cell>
          <table:table-cell office:value-type="float" office:value="-140.6638">
            <text:p>-140.6638</text:p>
          </table:table-cell>
          <table:table-cell table:style-name="ce50" office:value-type="string">
            <text:p>11/26/2012</text:p>
          </table:table-cell>
          <table:table-cell office:value-type="string">
            <text:p>N1009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number-columns-repeated="5"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formula="of:=SUM([.O146:.W146])" office:value-type="float" office:value="5">
            <text:p>5</text:p>
          </table:table-cell>
          <table:table-cell table:number-columns-repeated="1000"/>
        </table:table-row>
        <table:table-row table:style-name="ro3">
          <table:table-cell table:style-name="ce44" office:value-type="string">
            <text:p>IE-2007-812</text:p>
          </table:table-cell>
          <table:table-cell table:style-name="ce44" office:value-type="string">
            <text:p>Holothuria</text:p>
          </table:table-cell>
          <table:table-cell office:value-type="string">
            <text:p>impatiens</text:p>
          </table:table-cell>
          <table:table-cell table:style-name="ce44" office:value-type="string">
            <text:p>assignESU</text:p>
          </table:table-cell>
          <table:table-cell table:style-name="ce44"/>
          <table:table-cell/>
          <table:table-cell office:value-type="string">
            <text:p>Madagascar</text:p>
          </table:table-cell>
          <table:table-cell office:value-type="float" office:value="-13.416">
            <text:p>-13.416</text:p>
          </table:table-cell>
          <table:table-cell office:value-type="float" office:value="47.95">
            <text:p>47.95</text:p>
          </table:table-cell>
          <table:table-cell/>
          <table:table-cell table:style-name="ce52" office:value-type="string">
            <text:p>N1063</text:p>
          </table:table-cell>
          <table:table-cell table:style-name="ce52" table:number-columns-repeated="2"/>
          <table:table-cell/>
          <table:table-cell table:number-columns-repeated="9" table:style-name="ce55" office:value-type="float" office:value="0">
            <text:p>0</text:p>
          </table:table-cell>
          <table:table-cell table:formula="of:=SUM([.O147:.W147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932">
            <text:p>932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SU1</text:p>
          </table:table-cell>
          <table:table-cell office:value-type="string">
            <text:p>BandW</text:p>
          </table:table-cell>
          <table:table-cell office:value-type="string">
            <text:p>Hawaii</text:p>
          </table:table-cell>
          <table:table-cell office:value-type="float" office:value="20.93765">
            <text:p>20.93765</text:p>
          </table:table-cell>
          <table:table-cell office:value-type="float" office:value="-156.34048">
            <text:p>-156.34048</text:p>
          </table:table-cell>
          <table:table-cell table:style-name="ce49" office:value-type="string">
            <text:p>10/08/2000</text:p>
          </table:table-cell>
          <table:table-cell office:value-type="string">
            <text:p>N1149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48:.W148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962">
            <text:p>962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Hawaii</text:p>
          </table:table-cell>
          <table:table-cell office:value-type="string">
            <text:p>ESU1/hawaii</text:p>
          </table:table-cell>
          <table:table-cell office:value-type="string">
            <text:p>Hawaii</text:p>
          </table:table-cell>
          <table:table-cell office:value-type="float" office:value="19.4769166667">
            <text:p>19.4769166667</text:p>
          </table:table-cell>
          <table:table-cell office:value-type="float" office:value="-155.9398611111">
            <text:p>-155.9398611111</text:p>
          </table:table-cell>
          <table:table-cell office:value-type="string">
            <text:p>11/4/1997</text:p>
          </table:table-cell>
          <table:table-cell table:style-name="ce51" office:value-type="string">
            <text:p>N1150</text:p>
          </table:table-cell>
          <table:table-cell table:style-name="ce51" table:number-columns-repeated="3"/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number-columns-repeated="4" table:style-name="ce55" office:value-type="float" office:value="0">
            <text:p>0</text:p>
          </table:table-cell>
          <table:table-cell table:style-name="ce51" table:formula="of:=SUM([.O149:.W149])" office:value-type="float" office:value="3">
            <text:p>3</text:p>
          </table:table-cell>
          <table:table-cell table:number-columns-repeated="1000"/>
        </table:table-row>
        <table:table-row table:style-name="ro3">
          <table:table-cell office:value-type="float" office:value="6059">
            <text:p>605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Hawaii</text:p>
          </table:table-cell>
          <table:table-cell office:value-type="string">
            <text:p>ESU1/hawaii</text:p>
          </table:table-cell>
          <table:table-cell office:value-type="string">
            <text:p>Oahu</text:p>
          </table:table-cell>
          <table:table-cell office:value-type="float" office:value="21.405246">
            <text:p>21.405246</text:p>
          </table:table-cell>
          <table:table-cell office:value-type="float" office:value="-157.984712">
            <text:p>-157.984712</text:p>
          </table:table-cell>
          <table:table-cell office:value-type="string">
            <text:p>10/2006</text:p>
          </table:table-cell>
          <table:table-cell table:style-name="ce51" office:value-type="string">
            <text:p>N1151</text:p>
          </table:table-cell>
          <table:table-cell table:style-name="ce51" table:number-columns-repeated="3"/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50:.W150])" office:value-type="float" office:value="4">
            <text:p>4</text:p>
          </table:table-cell>
          <table:table-cell table:number-columns-repeated="1000"/>
        </table:table-row>
        <table:table-row table:style-name="ro3">
          <table:table-cell office:value-type="float" office:value="6279">
            <text:p>627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Hawaii</text:p>
          </table:table-cell>
          <table:table-cell office:value-type="string">
            <text:p>ESU1/hawaii</text:p>
          </table:table-cell>
          <table:table-cell office:value-type="string">
            <text:p>Maui</text:p>
          </table:table-cell>
          <table:table-cell office:value-type="float" office:value="20.8108">
            <text:p>20.8108</text:p>
          </table:table-cell>
          <table:table-cell office:value-type="float" office:value="-156.6214">
            <text:p>-156.6214</text:p>
          </table:table-cell>
          <table:table-cell office:value-type="string">
            <text:p>12/8/2007</text:p>
          </table:table-cell>
          <table:table-cell table:style-name="ce51" office:value-type="string">
            <text:p>N1152</text:p>
          </table:table-cell>
          <table:table-cell table:style-name="ce51" table:number-columns-repeated="3"/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51:.W151])" office:value-type="float" office:value="4">
            <text:p>4</text:p>
          </table:table-cell>
          <table:table-cell table:number-columns-repeated="1000"/>
        </table:table-row>
        <table:table-row table:style-name="ro3">
          <table:table-cell office:value-type="float" office:value="6280">
            <text:p>628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Hawaii</text:p>
          </table:table-cell>
          <table:table-cell office:value-type="string">
            <text:p>BandW</text:p>
          </table:table-cell>
          <table:table-cell office:value-type="string">
            <text:p>Maui</text:p>
          </table:table-cell>
          <table:table-cell office:value-type="float" office:value="20.8108">
            <text:p>20.8108</text:p>
          </table:table-cell>
          <table:table-cell office:value-type="float" office:value="-156.6214">
            <text:p>-156.6214</text:p>
          </table:table-cell>
          <table:table-cell office:value-type="string">
            <text:p>12/8/2007</text:p>
          </table:table-cell>
          <table:table-cell table:style-name="ce51" office:value-type="string">
            <text:p>N1153</text:p>
          </table:table-cell>
          <table:table-cell table:style-name="ce51" table:number-columns-repeated="3"/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52:.W152])" office:value-type="float" office:value="4">
            <text:p>4</text:p>
          </table:table-cell>
          <table:table-cell table:number-columns-repeated="1000"/>
        </table:table-row>
        <table:table-row table:style-name="ro3">
          <table:table-cell office:value-type="float" office:value="6281">
            <text:p>628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Hawaii</text:p>
          </table:table-cell>
          <table:table-cell office:value-type="string">
            <text:p>BandW</text:p>
          </table:table-cell>
          <table:table-cell office:value-type="string">
            <text:p>Maui</text:p>
          </table:table-cell>
          <table:table-cell office:value-type="float" office:value="21.0031">
            <text:p>21.0031</text:p>
          </table:table-cell>
          <table:table-cell office:value-type="float" office:value="-156.6694">
            <text:p>-156.6694</text:p>
          </table:table-cell>
          <table:table-cell office:value-type="string">
            <text:p>10/17/2007</text:p>
          </table:table-cell>
          <table:table-cell table:style-name="ce51" office:value-type="string">
            <text:p>N1154</text:p>
          </table:table-cell>
          <table:table-cell table:style-name="ce51" table:number-columns-repeated="3"/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53:.W153])" office:value-type="float" office:value="4">
            <text:p>4</text:p>
          </table:table-cell>
          <table:table-cell table:number-columns-repeated="1000"/>
        </table:table-row>
        <table:table-row table:style-name="ro3">
          <table:table-cell office:value-type="float" office:value="7221">
            <text:p>722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2</text:p>
          </table:table-cell>
          <table:table-cell/>
          <table:table-cell office:value-type="string">
            <text:p>ESU2</text:p>
          </table:table-cell>
          <table:table-cell office:value-type="string">
            <text:p>Nosy Bé</text:p>
          </table:table-cell>
          <table:table-cell office:value-type="float" office:value="-13.44624">
            <text:p>-13.44624</text:p>
          </table:table-cell>
          <table:table-cell office:value-type="float" office:value="48.33157">
            <text:p>48.33157</text:p>
          </table:table-cell>
          <table:table-cell office:value-type="string">
            <text:p>5/26/2008</text:p>
          </table:table-cell>
          <table:table-cell office:value-type="string">
            <text:p>N1155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54:.W154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7287">
            <text:p>728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2</text:p>
          </table:table-cell>
          <table:table-cell/>
          <table:table-cell office:value-type="string">
            <text:p>ESU2?</text:p>
          </table:table-cell>
          <table:table-cell office:value-type="string">
            <text:p>Nosy Bé</text:p>
          </table:table-cell>
          <table:table-cell office:value-type="float" office:value="-13.58018">
            <text:p>-13.58018</text:p>
          </table:table-cell>
          <table:table-cell office:value-type="float" office:value="47.82011">
            <text:p>47.82011</text:p>
          </table:table-cell>
          <table:table-cell office:value-type="string">
            <text:p>5/24/2008</text:p>
          </table:table-cell>
          <table:table-cell table:style-name="ce51" office:value-type="string">
            <text:p>N1156</text:p>
          </table:table-cell>
          <table:table-cell table:style-name="ce51" table:number-columns-repeated="2"/>
          <table:table-cell table:style-name="ce51"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number-columns-repeated="5"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55:.W155])" office:value-type="float" office:value="5">
            <text:p>5</text:p>
          </table:table-cell>
          <table:table-cell table:number-columns-repeated="1000"/>
        </table:table-row>
        <table:table-row table:style-name="ro3">
          <table:table-cell office:value-type="float" office:value="7318">
            <text:p>731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2</text:p>
          </table:table-cell>
          <table:table-cell/>
          <table:table-cell office:value-type="string">
            <text:p>ESU2</text:p>
          </table:table-cell>
          <table:table-cell office:value-type="string">
            <text:p>Nosy Bé</text:p>
          </table:table-cell>
          <table:table-cell office:value-type="float" office:value="-13.44624">
            <text:p>-13.44624</text:p>
          </table:table-cell>
          <table:table-cell office:value-type="float" office:value="48.33157">
            <text:p>48.33157</text:p>
          </table:table-cell>
          <table:table-cell office:value-type="string">
            <text:p>5/26/2008</text:p>
          </table:table-cell>
          <table:table-cell table:style-name="ce51" office:value-type="string">
            <text:p>N1158</text:p>
          </table:table-cell>
          <table:table-cell table:style-name="ce51" table:number-columns-repeated="2"/>
          <table:table-cell table:style-name="ce51"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number-columns-repeated="5"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56:.W156])" office:value-type="float" office:value="5">
            <text:p>5</text:p>
          </table:table-cell>
          <table:table-cell table:number-columns-repeated="1000"/>
        </table:table-row>
        <table:table-row table:style-name="ro3">
          <table:table-cell office:value-type="float" office:value="8346">
            <text:p>834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juvenile, inconclusive</text:p>
          </table:table-cell>
          <table:table-cell office:value-type="string">
            <text:p>Lizard Island</text:p>
          </table:table-cell>
          <table:table-cell office:value-type="float" office:value="-14.45434">
            <text:p>-14.45434</text:p>
          </table:table-cell>
          <table:table-cell office:value-type="float" office:value="145.308842">
            <text:p>145.308842</text:p>
          </table:table-cell>
          <table:table-cell office:value-type="string">
            <text:p>2/15/2009</text:p>
          </table:table-cell>
          <table:table-cell office:value-type="string">
            <text:p>N1159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57:.W157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10050">
            <text:p>1005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needsSeq</text:p>
          </table:table-cell>
          <table:table-cell office:value-type="string">
            <text:p>didn't amplify</text:p>
          </table:table-cell>
          <table:table-cell office:value-type="string">
            <text:p>juvenile, inconclusive</text:p>
          </table:table-cell>
          <table:table-cell office:value-type="string">
            <text:p>Heron Island</text:p>
          </table:table-cell>
          <table:table-cell office:value-type="float" office:value="-23.4732833333">
            <text:p>-23.4732833333</text:p>
          </table:table-cell>
          <table:table-cell office:value-type="float" office:value="151.9504666667">
            <text:p>151.9504666667</text:p>
          </table:table-cell>
          <table:table-cell office:value-type="string">
            <text:p>11/17/2009</text:p>
          </table:table-cell>
          <table:table-cell office:value-type="string">
            <text:p>N1160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9" table:style-name="ce55" office:value-type="float" office:value="0">
            <text:p>0</text:p>
          </table:table-cell>
          <table:table-cell table:formula="of:=SUM([.O158:.W158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11956">
            <text:p>1195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tigerRedSea</text:p>
          </table:table-cell>
          <table:table-cell office:value-type="string">
            <text:p>tigerRedSea</text:p>
          </table:table-cell>
          <table:table-cell office:value-type="string">
            <text:p>TigerRedSea</text:p>
          </table:table-cell>
          <table:table-cell office:value-type="string">
            <text:p>Djibouti</text:p>
          </table:table-cell>
          <table:table-cell table:style-name="Excel_20_Built-in_20_Normal_5f_Sheet1" office:value-type="float" office:value="11.7">
            <text:p>11.7</text:p>
          </table:table-cell>
          <table:table-cell table:style-name="Excel_20_Built-in_20_Normal_5f_Sheet1" office:value-type="float" office:value="42.91">
            <text:p>42.91</text:p>
          </table:table-cell>
          <table:table-cell office:value-type="string">
            <text:p>10/02/12</text:p>
          </table:table-cell>
          <table:table-cell table:style-name="ce51" office:value-type="string">
            <text:p>N1162</text:p>
          </table:table-cell>
          <table:table-cell table:style-name="ce51" table:number-columns-repeated="2"/>
          <table:table-cell table:style-name="ce51"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number-columns-repeated="5"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59:.W159])" office:value-type="float" office:value="5">
            <text:p>5</text:p>
          </table:table-cell>
          <table:table-cell table:number-columns-repeated="1000"/>
        </table:table-row>
        <table:table-row table:style-name="ro3">
          <table:table-cell office:value-type="float" office:value="12030">
            <text:p>1203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RedSea</text:p>
          </table:table-cell>
          <table:table-cell office:value-type="string">
            <text:p>RedSea</text:p>
          </table:table-cell>
          <table:table-cell office:value-type="string">
            <text:p>RedSea</text:p>
          </table:table-cell>
          <table:table-cell office:value-type="string">
            <text:p>Djibouti</text:p>
          </table:table-cell>
          <table:table-cell table:style-name="Excel_20_Built-in_20_Normal_5f_Sheet1" office:value-type="float" office:value="11.7">
            <text:p>11.7</text:p>
          </table:table-cell>
          <table:table-cell table:style-name="Excel_20_Built-in_20_Normal_5f_Sheet1" office:value-type="float" office:value="42.91">
            <text:p>42.91</text:p>
          </table:table-cell>
          <table:table-cell office:value-type="string">
            <text:p>9/30/2012</text:p>
          </table:table-cell>
          <table:table-cell table:style-name="ce51" office:value-type="string">
            <text:p>N1163</text:p>
          </table:table-cell>
          <table:table-cell table:style-name="ce51" table:number-columns-repeated="2"/>
          <table:table-cell table:style-name="ce51" office:value-type="string">
            <text:p>no</text:p>
          </table:table-cell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60:.W160])" office:value-type="float" office:value="4">
            <text:p>4</text:p>
          </table:table-cell>
          <table:table-cell table:number-columns-repeated="1000"/>
        </table:table-row>
        <table:table-row table:style-name="ro3">
          <table:table-cell office:value-type="float" office:value="12049">
            <text:p>1204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style-name="ce45" office:value-type="string">
            <text:p>RedSea</text:p>
          </table:table-cell>
          <table:table-cell office:value-type="string">
            <text:p>RedSea</text:p>
          </table:table-cell>
          <table:table-cell office:value-type="string">
            <text:p>RedSea</text:p>
          </table:table-cell>
          <table:table-cell office:value-type="string">
            <text:p>Djibouti</text:p>
          </table:table-cell>
          <table:table-cell table:style-name="Excel_20_Built-in_20_Normal_5f_Sheet1" office:value-type="float" office:value="11.7">
            <text:p>11.7</text:p>
          </table:table-cell>
          <table:table-cell table:style-name="Excel_20_Built-in_20_Normal_5f_Sheet1" office:value-type="float" office:value="42.91">
            <text:p>42.91</text:p>
          </table:table-cell>
          <table:table-cell office:value-type="string">
            <text:p>10/1/2012</text:p>
          </table:table-cell>
          <table:table-cell table:style-name="ce51" office:value-type="string">
            <text:p>N1164</text:p>
          </table:table-cell>
          <table:table-cell table:style-name="ce51" table:number-columns-repeated="2"/>
          <table:table-cell table:style-name="ce51" office:value-type="string">
            <text:p>no</text:p>
          </table:table-cell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61:.W161])" office:value-type="float" office:value="4">
            <text:p>4</text:p>
          </table:table-cell>
          <table:table-cell table:number-columns-repeated="1000"/>
        </table:table-row>
        <table:table-row table:style-name="ro3">
          <table:table-cell office:value-type="float" office:value="12051">
            <text:p>1205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RedSea</text:p>
          </table:table-cell>
          <table:table-cell office:value-type="string">
            <text:p>RedSea</text:p>
          </table:table-cell>
          <table:table-cell office:value-type="string">
            <text:p>RedSea</text:p>
          </table:table-cell>
          <table:table-cell office:value-type="string">
            <text:p>Djibouti</text:p>
          </table:table-cell>
          <table:table-cell table:style-name="Excel_20_Built-in_20_Normal_5f_Sheet1" office:value-type="float" office:value="11.7">
            <text:p>11.7</text:p>
          </table:table-cell>
          <table:table-cell table:style-name="Excel_20_Built-in_20_Normal_5f_Sheet1" office:value-type="float" office:value="42.91">
            <text:p>42.91</text:p>
          </table:table-cell>
          <table:table-cell office:value-type="string">
            <text:p>10/1/2012</text:p>
          </table:table-cell>
          <table:table-cell table:style-name="ce51" office:value-type="string">
            <text:p>N1165</text:p>
          </table:table-cell>
          <table:table-cell table:style-name="ce51" table:number-columns-repeated="2"/>
          <table:table-cell table:style-name="ce51" office:value-type="string">
            <text:p>no</text:p>
          </table:table-cell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62:.W162])" office:value-type="float" office:value="4">
            <text:p>4</text:p>
          </table:table-cell>
          <table:table-cell table:number-columns-repeated="1000"/>
        </table:table-row>
        <table:table-row table:style-name="ro3">
          <table:table-cell office:value-type="float" office:value="12070">
            <text:p>1207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/>
          <table:table-cell office:value-type="string">
            <text:p>RedSea</text:p>
          </table:table-cell>
          <table:table-cell office:value-type="string">
            <text:p>Djibouti</text:p>
          </table:table-cell>
          <table:table-cell table:style-name="Excel_20_Built-in_20_Normal_5f_Sheet1" office:value-type="float" office:value="11.7">
            <text:p>11.7</text:p>
          </table:table-cell>
          <table:table-cell table:style-name="Excel_20_Built-in_20_Normal_5f_Sheet1" office:value-type="float" office:value="42.91">
            <text:p>42.91</text:p>
          </table:table-cell>
          <table:table-cell office:value-type="string">
            <text:p>10/2/2012</text:p>
          </table:table-cell>
          <table:table-cell office:value-type="string">
            <text:p>N1166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9" table:style-name="ce55" office:value-type="float" office:value="0">
            <text:p>0</text:p>
          </table:table-cell>
          <table:table-cell table:formula="of:=SUM([.O163:.W163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12086">
            <text:p>1208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tigerRedSea</text:p>
          </table:table-cell>
          <table:table-cell office:value-type="string">
            <text:p>tigerRedSea</text:p>
          </table:table-cell>
          <table:table-cell office:value-type="string">
            <text:p>TigerRedSea</text:p>
          </table:table-cell>
          <table:table-cell office:value-type="string">
            <text:p>Djibouti</text:p>
          </table:table-cell>
          <table:table-cell table:style-name="Excel_20_Built-in_20_Normal_5f_Sheet1" office:value-type="float" office:value="11.7">
            <text:p>11.7</text:p>
          </table:table-cell>
          <table:table-cell table:style-name="Excel_20_Built-in_20_Normal_5f_Sheet1" office:value-type="float" office:value="42.91">
            <text:p>42.91</text:p>
          </table:table-cell>
          <table:table-cell office:value-type="string">
            <text:p>10/2/2012</text:p>
          </table:table-cell>
          <table:table-cell table:style-name="ce51" office:value-type="string">
            <text:p>N1167</text:p>
          </table:table-cell>
          <table:table-cell table:style-name="ce51" table:number-columns-repeated="2"/>
          <table:table-cell table:style-name="ce51" office:value-type="string">
            <text:p>no</text:p>
          </table:table-cell>
          <table:table-cell table:number-columns-repeated="2" table:style-name="ce55" office:value-type="float" office:value="0">
            <text:p>0</text:p>
          </table:table-cell>
          <table:table-cell table:number-columns-repeated="5"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64:.W164])" office:value-type="float" office:value="5">
            <text:p>5</text:p>
          </table:table-cell>
          <table:table-cell table:number-columns-repeated="1000"/>
        </table:table-row>
        <table:table-row table:style-name="ro3">
          <table:table-cell office:value-type="float" office:value="12184">
            <text:p>1218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tigerRedSea</text:p>
          </table:table-cell>
          <table:table-cell office:value-type="string">
            <text:p>tigerRedSea</text:p>
          </table:table-cell>
          <table:table-cell office:value-type="string">
            <text:p>TigerRedSea</text:p>
          </table:table-cell>
          <table:table-cell office:value-type="string">
            <text:p>Saudi Arabia</text:p>
          </table:table-cell>
          <table:table-cell table:style-name="Excel_20_Built-in_20_Normal_5f_Sheet1" office:value-type="float" office:value="21.75674">
            <text:p>21.75674</text:p>
          </table:table-cell>
          <table:table-cell table:style-name="Excel_20_Built-in_20_Normal_5f_Sheet1" office:value-type="float" office:value="39.05175">
            <text:p>39.05175</text:p>
          </table:table-cell>
          <table:table-cell office:value-type="string">
            <text:p>10/9/2012</text:p>
          </table:table-cell>
          <table:table-cell table:style-name="ce51" office:value-type="string">
            <text:p>N1168</text:p>
          </table:table-cell>
          <table:table-cell table:style-name="ce51" table:number-columns-repeated="3"/>
          <table:table-cell table:number-columns-repeated="2" table:style-name="ce55" office:value-type="float" office:value="0">
            <text:p>0</text:p>
          </table:table-cell>
          <table:table-cell table:number-columns-repeated="5"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65:.W165])" office:value-type="float" office:value="5">
            <text:p>5</text:p>
          </table:table-cell>
          <table:table-cell table:number-columns-repeated="1000"/>
        </table:table-row>
        <table:table-row table:style-name="ro2">
          <table:table-cell office:value-type="float" office:value="5556">
            <text:p>555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Vanuatu</text:p>
          </table:table-cell>
          <table:table-cell office:value-type="float" office:value="-15.300355">
            <text:p>-15.300355</text:p>
          </table:table-cell>
          <table:table-cell office:value-type="float" office:value="166.91821">
            <text:p>166.91821</text:p>
          </table:table-cell>
          <table:table-cell office:value-type="string">
            <text:p>10/9/2006</text:p>
          </table:table-cell>
          <table:table-cell office:value-type="string">
            <text:p>S0050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66:.W166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5566">
            <text:p>556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Vanuatu</text:p>
          </table:table-cell>
          <table:table-cell office:value-type="float" office:value="-15.300355">
            <text:p>-15.300355</text:p>
          </table:table-cell>
          <table:table-cell office:value-type="float" office:value="166.91821">
            <text:p>166.91821</text:p>
          </table:table-cell>
          <table:table-cell office:value-type="string">
            <text:p>10/9/2006</text:p>
          </table:table-cell>
          <table:table-cell office:value-type="string">
            <text:p>S0057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67:.W167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5877">
            <text:p>587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SU3</text:p>
          </table:table-cell>
          <table:table-cell office:value-type="string">
            <text:p>ESU1</text:p>
          </table:table-cell>
          <table:table-cell office:value-type="string">
            <text:p>Yap</text:p>
          </table:table-cell>
          <table:table-cell office:value-type="float" office:value="9.54901">
            <text:p>9.54901</text:p>
          </table:table-cell>
          <table:table-cell office:value-type="float" office:value="138.08598">
            <text:p>138.08598</text:p>
          </table:table-cell>
          <table:table-cell office:value-type="string">
            <text:p>8/4/2007</text:p>
          </table:table-cell>
          <table:table-cell table:style-name="ce51" office:value-type="string">
            <text:p>S0066</text:p>
          </table:table-cell>
          <table:table-cell table:style-name="ce51" table:number-columns-repeated="3"/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68:.W168])" office:value-type="float" office:value="6">
            <text:p>6</text:p>
          </table:table-cell>
          <table:table-cell table:number-columns-repeated="1000"/>
        </table:table-row>
        <table:table-row table:style-name="ro2">
          <table:table-cell office:value-type="float" office:value="5970">
            <text:p>597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tiger</text:p>
          </table:table-cell>
          <table:table-cell office:value-type="string">
            <text:p>tiger?</text:p>
          </table:table-cell>
          <table:table-cell office:value-type="string">
            <text:p>Maui</text:p>
          </table:table-cell>
          <table:table-cell office:value-type="float" office:value="20.75938">
            <text:p>20.75938</text:p>
          </table:table-cell>
          <table:table-cell office:value-type="float" office:value="-156.466356">
            <text:p>-156.466356</text:p>
          </table:table-cell>
          <table:table-cell office:value-type="string">
            <text:p>7/14/2007</text:p>
          </table:table-cell>
          <table:table-cell table:style-name="ce51" office:value-type="string">
            <text:p>S0072</text:p>
          </table:table-cell>
          <table:table-cell table:style-name="ce51"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number-columns-repeated="5"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69:.W169])" office:value-type="float" office:value="6">
            <text:p>6</text:p>
          </table:table-cell>
          <table:table-cell table:number-columns-repeated="1000"/>
        </table:table-row>
        <table:table-row table:style-name="ro3">
          <table:table-cell office:value-type="float" office:value="6485">
            <text:p>6485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Réunion</text:p>
          </table:table-cell>
          <table:table-cell office:value-type="float" office:value="-21.1116">
            <text:p>-21.1116</text:p>
          </table:table-cell>
          <table:table-cell office:value-type="float" office:value="55.24895">
            <text:p>55.24895</text:p>
          </table:table-cell>
          <table:table-cell office:value-type="string">
            <text:p>8/9/2007</text:p>
          </table:table-cell>
          <table:table-cell office:value-type="string">
            <text:p>S019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70:.W170])" office:value-type="float" office:value="3">
            <text:p>3</text:p>
          </table:table-cell>
          <table:table-cell table:number-columns-repeated="1000"/>
        </table:table-row>
        <table:table-row table:style-name="ro3">
          <table:table-cell office:value-type="float" office:value="6487">
            <text:p>648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Réunion</text:p>
          </table:table-cell>
          <table:table-cell office:value-type="float" office:value="-21.1116">
            <text:p>-21.1116</text:p>
          </table:table-cell>
          <table:table-cell office:value-type="float" office:value="55.24895">
            <text:p>55.24895</text:p>
          </table:table-cell>
          <table:table-cell office:value-type="string">
            <text:p>8/9/2007</text:p>
          </table:table-cell>
          <table:table-cell office:value-type="string">
            <text:p>S019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71:.W171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41" office:value-type="float" office:value="6370">
            <text:p>6370</text:p>
          </table:table-cell>
          <table:table-cell table:style-name="ce41" office:value-type="string">
            <text:p>Stichopus</text:p>
          </table:table-cell>
          <table:table-cell table:style-name="ce41" office:value-type="string">
            <text:p>monotuberculatus</text:p>
          </table:table-cell>
          <table:table-cell office:value-type="string">
            <text:p>NA</text:p>
          </table:table-cell>
          <table:table-cell table:style-name="ce41" office:value-type="string">
            <text:p>outgroup</text:p>
          </table:table-cell>
          <table:table-cell table:style-name="ce41" office:value-type="string">
            <text:p>outgroup</text:p>
          </table:table-cell>
          <table:table-cell table:style-name="ce41" office:value-type="string">
            <text:p>Reunion</text:p>
          </table:table-cell>
          <table:table-cell table:number-columns-repeated="2" office:value-type="string">
            <text:p>NA</text:p>
          </table:table-cell>
          <table:table-cell table:style-name="ce41"/>
          <table:table-cell table:style-name="ce41" office:value-type="string">
            <text:p>S0213</text:p>
          </table:table-cell>
          <table:table-cell table:style-name="ce41" table:number-columns-repeated="2"/>
          <table:table-cell table:style-name="ce41" office:value-type="string">
            <text:p>YES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number-columns-repeated="2" table:style-name="ce55" office:value-type="float" office:value="1">
            <text:p>1</text:p>
          </table:table-cell>
          <table:table-cell table:number-columns-repeated="3" table:style-name="ce55" office:value-type="float" office:value="0">
            <text:p>0</text:p>
          </table:table-cell>
          <table:table-cell table:number-columns-repeated="2" table:style-name="ce55" office:value-type="float" office:value="1">
            <text:p>1</text:p>
          </table:table-cell>
          <table:table-cell table:formula="of:=SUM([.O172:.W172])" office:value-type="float" office:value="5">
            <text:p>5</text:p>
          </table:table-cell>
          <table:table-cell table:number-columns-repeated="1000"/>
        </table:table-row>
        <table:table-row table:style-name="ro3">
          <table:table-cell office:value-type="float" office:value="6371">
            <text:p>637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Réunion</text:p>
          </table:table-cell>
          <table:table-cell office:value-type="float" office:value="-21.0895">
            <text:p>-21.0895</text:p>
          </table:table-cell>
          <table:table-cell office:value-type="float" office:value="55.2312">
            <text:p>55.2312</text:p>
          </table:table-cell>
          <table:table-cell office:value-type="string">
            <text:p>8/1/2007</text:p>
          </table:table-cell>
          <table:table-cell table:style-name="ce51" office:value-type="string">
            <text:p>S0214</text:p>
          </table:table-cell>
          <table:table-cell table:style-name="ce51" table:number-columns-repeated="2"/>
          <table:table-cell table:style-name="ce51" office:value-type="string">
            <text:p>yes</text:p>
          </table:table-cell>
          <table:table-cell table:number-columns-repeated="4"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73:.W173])" office:value-type="float" office:value="5">
            <text:p>5</text:p>
          </table:table-cell>
          <table:table-cell table:number-columns-repeated="1000"/>
        </table:table-row>
        <table:table-row table:style-name="ro3">
          <table:table-cell office:value-type="string">
            <text:p>REU_172_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 table:style-name="ce42" office:value-type="string">
            <text:p>ESU1</text:p>
          </table:table-cell>
          <table:table-cell/>
          <table:table-cell office:value-type="string">
            <text:p>Réunion</text:p>
          </table:table-cell>
          <table:table-cell office:value-type="float" office:value="-21.0787">
            <text:p>-21.0787</text:p>
          </table:table-cell>
          <table:table-cell office:value-type="float" office:value="55.2256">
            <text:p>55.2256</text:p>
          </table:table-cell>
          <table:table-cell/>
          <table:table-cell office:value-type="string">
            <text:p>S0220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74:.W174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6771">
            <text:p>677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Wpac</text:p>
          </table:table-cell>
          <table:table-cell office:value-type="string">
            <text:p>Wpac</text:p>
          </table:table-cell>
          <table:table-cell office:value-type="string">
            <text:p>ESU1</text:p>
          </table:table-cell>
          <table:table-cell office:value-type="string">
            <text:p>Majuro</text:p>
          </table:table-cell>
          <table:table-cell office:value-type="float" office:value="7.12419">
            <text:p>7.12419</text:p>
          </table:table-cell>
          <table:table-cell office:value-type="float" office:value="171.35625">
            <text:p>171.35625</text:p>
          </table:table-cell>
          <table:table-cell office:value-type="string">
            <text:p>4/7/2008</text:p>
          </table:table-cell>
          <table:table-cell table:style-name="ce51" office:value-type="string">
            <text:p>S0402</text:p>
          </table:table-cell>
          <table:table-cell table:style-name="ce51" table:number-columns-repeated="2"/>
          <table:table-cell table:style-name="ce51" office:value-type="string">
            <text:p>yes</text:p>
          </table:table-cell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175:.W175])" office:value-type="float" office:value="7">
            <text:p>7</text:p>
          </table:table-cell>
          <table:table-cell table:number-columns-repeated="1000"/>
        </table:table-row>
        <table:table-row table:style-name="ro2">
          <table:table-cell office:value-type="float" office:value="6774">
            <text:p>677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Majuro</text:p>
          </table:table-cell>
          <table:table-cell office:value-type="float" office:value="7.12419">
            <text:p>7.12419</text:p>
          </table:table-cell>
          <table:table-cell office:value-type="float" office:value="171.35625">
            <text:p>171.35625</text:p>
          </table:table-cell>
          <table:table-cell office:value-type="string">
            <text:p>4/7/2008</text:p>
          </table:table-cell>
          <table:table-cell office:value-type="string">
            <text:p>S040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76:.W176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6748">
            <text:p>674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Majuro</text:p>
          </table:table-cell>
          <table:table-cell office:value-type="float" office:value="7.12419">
            <text:p>7.12419</text:p>
          </table:table-cell>
          <table:table-cell office:value-type="float" office:value="171.35625">
            <text:p>171.35625</text:p>
          </table:table-cell>
          <table:table-cell office:value-type="string">
            <text:p>4/7/2008</text:p>
          </table:table-cell>
          <table:table-cell office:value-type="string">
            <text:p>S0404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77:.W177])" office:value-type="float" office:value="3">
            <text:p>3</text:p>
          </table:table-cell>
          <table:table-cell table:style-name="ce53" table:number-columns-repeated="2"/>
          <table:table-cell/>
          <table:table-cell table:style-name="ce53"/>
          <table:table-cell table:style-name="ce47"/>
          <table:table-cell table:style-name="ce53" table:number-columns-repeated="2"/>
          <table:table-cell table:number-columns-repeated="993"/>
        </table:table-row>
        <table:table-row table:style-name="ro2">
          <table:table-cell office:value-type="float" office:value="6745">
            <text:p>6745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Majuro</text:p>
          </table:table-cell>
          <table:table-cell office:value-type="float" office:value="7.15792">
            <text:p>7.15792</text:p>
          </table:table-cell>
          <table:table-cell office:value-type="float" office:value="171.21438">
            <text:p>171.21438</text:p>
          </table:table-cell>
          <table:table-cell office:value-type="string">
            <text:p>4/8/2008</text:p>
          </table:table-cell>
          <table:table-cell office:value-type="string">
            <text:p>S0407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78:.W178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7421">
            <text:p>742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SU2</text:p>
          </table:table-cell>
          <table:table-cell office:value-type="string">
            <text:p>subsample only</text:p>
          </table:table-cell>
          <table:table-cell office:value-type="string">
            <text:p>Réunion</text:p>
          </table:table-cell>
          <table:table-cell office:value-type="float" office:value="-21.0787">
            <text:p>-21.0787</text:p>
          </table:table-cell>
          <table:table-cell office:value-type="float" office:value="55.2256">
            <text:p>55.2256</text:p>
          </table:table-cell>
          <table:table-cell/>
          <table:table-cell office:value-type="string">
            <text:p>S0417</text:p>
          </table:table-cell>
          <table:table-cell table:number-columns-repeated="3"/>
          <table:table-cell table:style-name="ce55" office:value-type="float" office:value="0">
            <text:p>0</text:p>
          </table:table-cell>
          <table:table-cell table:number-columns-repeated="2"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79:.W179])" office:value-type="float" office:value="2">
            <text:p>2</text:p>
          </table:table-cell>
          <table:table-cell table:number-columns-repeated="1000"/>
        </table:table-row>
        <table:table-row table:style-name="ro3">
          <table:table-cell office:value-type="float" office:value="6957">
            <text:p>695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Kosrae</text:p>
          </table:table-cell>
          <table:table-cell office:value-type="float" office:value="5.34222">
            <text:p>5.34222</text:p>
          </table:table-cell>
          <table:table-cell office:value-type="float" office:value="163.01986">
            <text:p>163.01986</text:p>
          </table:table-cell>
          <table:table-cell office:value-type="string">
            <text:p>2/23/2008</text:p>
          </table:table-cell>
          <table:table-cell office:value-type="string">
            <text:p>S0419</text:p>
          </table:table-cell>
          <table:table-cell table:number-columns-repeated="2"/>
          <table:table-cell office:value-type="string">
            <text:p>yes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80:.W180])" office:value-type="float" office:value="2">
            <text:p>2</text:p>
          </table:table-cell>
          <table:table-cell table:number-columns-repeated="1000"/>
        </table:table-row>
        <table:table-row table:style-name="ro3">
          <table:table-cell office:value-type="float" office:value="6929">
            <text:p>692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tiger</text:p>
          </table:table-cell>
          <table:table-cell office:value-type="string">
            <text:p>Kosrae</text:p>
          </table:table-cell>
          <table:table-cell office:value-type="float" office:value="5.29649">
            <text:p>5.29649</text:p>
          </table:table-cell>
          <table:table-cell office:value-type="float" office:value="162.8981">
            <text:p>162.8981</text:p>
          </table:table-cell>
          <table:table-cell office:value-type="string">
            <text:p>2/27/2008</text:p>
          </table:table-cell>
          <table:table-cell table:style-name="ce51" office:value-type="string">
            <text:p>S0441</text:p>
          </table:table-cell>
          <table:table-cell table:style-name="ce51" table:number-columns-repeated="2"/>
          <table:table-cell table:style-name="ce51" office:value-type="string">
            <text:p>yes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181:.W181])" office:value-type="float" office:value="7">
            <text:p>7</text:p>
          </table:table-cell>
          <table:table-cell table:number-columns-repeated="1000"/>
        </table:table-row>
        <table:table-row table:style-name="ro3">
          <table:table-cell office:value-type="float" office:value="6989">
            <text:p>698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Kosrae</text:p>
          </table:table-cell>
          <table:table-cell office:value-type="float" office:value="5.36916">
            <text:p>5.36916</text:p>
          </table:table-cell>
          <table:table-cell office:value-type="float" office:value="163.01382">
            <text:p>163.01382</text:p>
          </table:table-cell>
          <table:table-cell office:value-type="string">
            <text:p>2/28/2008</text:p>
          </table:table-cell>
          <table:table-cell office:value-type="string">
            <text:p>S0444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82:.W182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6990">
            <text:p>699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Kosrae</text:p>
          </table:table-cell>
          <table:table-cell office:value-type="float" office:value="5.36916">
            <text:p>5.36916</text:p>
          </table:table-cell>
          <table:table-cell office:value-type="float" office:value="163.01382">
            <text:p>163.01382</text:p>
          </table:table-cell>
          <table:table-cell office:value-type="string">
            <text:p>2/28/2008</text:p>
          </table:table-cell>
          <table:table-cell office:value-type="string">
            <text:p>S044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83:.W183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6988">
            <text:p>698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Kosrae</text:p>
          </table:table-cell>
          <table:table-cell office:value-type="float" office:value="5.36916">
            <text:p>5.36916</text:p>
          </table:table-cell>
          <table:table-cell office:value-type="float" office:value="163.01382">
            <text:p>163.01382</text:p>
          </table:table-cell>
          <table:table-cell office:value-type="string">
            <text:p>2/28/2008</text:p>
          </table:table-cell>
          <table:table-cell office:value-type="string">
            <text:p>S0446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84:.W184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6987">
            <text:p>698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Kosrae</text:p>
          </table:table-cell>
          <table:table-cell office:value-type="float" office:value="5.36916">
            <text:p>5.36916</text:p>
          </table:table-cell>
          <table:table-cell office:value-type="float" office:value="163.01382">
            <text:p>163.01382</text:p>
          </table:table-cell>
          <table:table-cell office:value-type="string">
            <text:p>2/28/2008</text:p>
          </table:table-cell>
          <table:table-cell office:value-type="string">
            <text:p>S0447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85:.W185])" office:value-type="float" office:value="3">
            <text:p>3</text:p>
          </table:table-cell>
          <table:table-cell table:number-columns-repeated="1000"/>
        </table:table-row>
        <table:table-row table:style-name="ro3">
          <table:table-cell office:value-type="float" office:value="6982">
            <text:p>6982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Kosrae</text:p>
          </table:table-cell>
          <table:table-cell office:value-type="float" office:value="5.36916">
            <text:p>5.36916</text:p>
          </table:table-cell>
          <table:table-cell office:value-type="float" office:value="163.01382">
            <text:p>163.01382</text:p>
          </table:table-cell>
          <table:table-cell office:value-type="string">
            <text:p>2/28/2008</text:p>
          </table:table-cell>
          <table:table-cell office:value-type="string">
            <text:p>S0448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86:.W186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6983">
            <text:p>698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Kosrae</text:p>
          </table:table-cell>
          <table:table-cell office:value-type="float" office:value="5.36916">
            <text:p>5.36916</text:p>
          </table:table-cell>
          <table:table-cell office:value-type="float" office:value="163.01382">
            <text:p>163.01382</text:p>
          </table:table-cell>
          <table:table-cell office:value-type="string">
            <text:p>2/28/2008</text:p>
          </table:table-cell>
          <table:table-cell table:style-name="ce51" office:value-type="string">
            <text:p>S0449</text:p>
          </table:table-cell>
          <table:table-cell table:style-name="ce51" table:number-columns-repeated="2"/>
          <table:table-cell table:style-name="ce51" office:value-type="string">
            <text:p>yes</text:p>
          </table:table-cell>
          <table:table-cell table:number-columns-repeated="4"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187:.W187])" office:value-type="float" office:value="6">
            <text:p>6</text:p>
          </table:table-cell>
          <table:table-cell table:number-columns-repeated="1000"/>
        </table:table-row>
        <table:table-row table:style-name="ro3">
          <table:table-cell office:value-type="float" office:value="6809">
            <text:p>680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Wpac</text:p>
          </table:table-cell>
          <table:table-cell office:value-type="string">
            <text:p>ESU1</text:p>
          </table:table-cell>
          <table:table-cell office:value-type="string">
            <text:p>Kosrae</text:p>
          </table:table-cell>
          <table:table-cell office:value-type="float" office:value="5.36916">
            <text:p>5.36916</text:p>
          </table:table-cell>
          <table:table-cell office:value-type="float" office:value="163.01382">
            <text:p>163.01382</text:p>
          </table:table-cell>
          <table:table-cell office:value-type="string">
            <text:p>2/28/2008</text:p>
          </table:table-cell>
          <table:table-cell table:style-name="ce51" office:value-type="string">
            <text:p>S0450</text:p>
          </table:table-cell>
          <table:table-cell table:style-name="ce51"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188:.W188])" office:value-type="float" office:value="7">
            <text:p>7</text:p>
          </table:table-cell>
          <table:table-cell table:number-columns-repeated="1000"/>
        </table:table-row>
        <table:table-row table:style-name="ro3">
          <table:table-cell office:value-type="float" office:value="6967">
            <text:p>696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Kosrae</text:p>
          </table:table-cell>
          <table:table-cell office:value-type="float" office:value="5.36916">
            <text:p>5.36916</text:p>
          </table:table-cell>
          <table:table-cell office:value-type="float" office:value="163.01382">
            <text:p>163.01382</text:p>
          </table:table-cell>
          <table:table-cell office:value-type="string">
            <text:p>3/4/2008</text:p>
          </table:table-cell>
          <table:table-cell office:value-type="string">
            <text:p>S0455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89:.W189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6711">
            <text:p>671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Guam</text:p>
          </table:table-cell>
          <table:table-cell office:value-type="float" office:value="13.479906">
            <text:p>13.479906</text:p>
          </table:table-cell>
          <table:table-cell office:value-type="float" office:value="144.726632">
            <text:p>144.726632</text:p>
          </table:table-cell>
          <table:table-cell office:value-type="string">
            <text:p>2/6/2008</text:p>
          </table:table-cell>
          <table:table-cell table:style-name="ce51" office:value-type="string">
            <text:p>S0458</text:p>
          </table:table-cell>
          <table:table-cell table:style-name="ce51" table:number-columns-repeated="2"/>
          <table:table-cell table:style-name="ce51" office:value-type="string">
            <text:p>yes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190:.W190])" office:value-type="float" office:value="6">
            <text:p>6</text:p>
          </table:table-cell>
          <table:table-cell table:number-columns-repeated="1000"/>
        </table:table-row>
        <table:table-row table:style-name="ro2">
          <table:table-cell office:value-type="float" office:value="6729">
            <text:p>672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Guam</text:p>
          </table:table-cell>
          <table:table-cell office:value-type="float" office:value="13.479906">
            <text:p>13.479906</text:p>
          </table:table-cell>
          <table:table-cell office:value-type="float" office:value="144.726632">
            <text:p>144.726632</text:p>
          </table:table-cell>
          <table:table-cell office:value-type="string">
            <text:p>2/6/2008</text:p>
          </table:table-cell>
          <table:table-cell table:style-name="ce51" office:value-type="string">
            <text:p>S0459</text:p>
          </table:table-cell>
          <table:table-cell table:style-name="ce51" table:number-columns-repeated="2"/>
          <table:table-cell table:style-name="ce51" office:value-type="string">
            <text:p>yes</text:p>
          </table:table-cell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191:.W191])" office:value-type="float" office:value="7">
            <text:p>7</text:p>
          </table:table-cell>
          <table:table-cell table:number-columns-repeated="1000"/>
        </table:table-row>
        <table:table-row table:style-name="ro2">
          <table:table-cell office:value-type="float" office:value="6712">
            <text:p>6712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Guam</text:p>
          </table:table-cell>
          <table:table-cell office:value-type="float" office:value="13.479906">
            <text:p>13.479906</text:p>
          </table:table-cell>
          <table:table-cell office:value-type="float" office:value="144.726632">
            <text:p>144.726632</text:p>
          </table:table-cell>
          <table:table-cell office:value-type="string">
            <text:p>2/6/2008</text:p>
          </table:table-cell>
          <table:table-cell table:style-name="ce51" office:value-type="string">
            <text:p>S0460</text:p>
          </table:table-cell>
          <table:table-cell table:style-name="ce51" table:number-columns-repeated="2"/>
          <table:table-cell table:style-name="ce51" office:value-type="string">
            <text:p>yes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3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192:.W192])" office:value-type="float" office:value="5">
            <text:p>5</text:p>
          </table:table-cell>
          <table:table-cell table:number-columns-repeated="1000"/>
        </table:table-row>
        <table:table-row table:style-name="ro2">
          <table:table-cell office:value-type="float" office:value="7081">
            <text:p>708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Guam</text:p>
          </table:table-cell>
          <table:table-cell office:value-type="float" office:value="13.426695">
            <text:p>13.426695</text:p>
          </table:table-cell>
          <table:table-cell office:value-type="float" office:value="144.796052">
            <text:p>144.796052</text:p>
          </table:table-cell>
          <table:table-cell office:value-type="string">
            <text:p>2/14/2008</text:p>
          </table:table-cell>
          <table:table-cell office:value-type="string">
            <text:p>S0464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formula="of:=SUM([.O193:.W193])" office:value-type="float" office:value="8">
            <text:p>8</text:p>
          </table:table-cell>
          <table:table-cell table:number-columns-repeated="1000"/>
        </table:table-row>
        <table:table-row table:style-name="ro2">
          <table:table-cell office:value-type="float" office:value="7076">
            <text:p>707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Guam</text:p>
          </table:table-cell>
          <table:table-cell office:value-type="float" office:value="13.426695">
            <text:p>13.426695</text:p>
          </table:table-cell>
          <table:table-cell office:value-type="float" office:value="144.796052">
            <text:p>144.796052</text:p>
          </table:table-cell>
          <table:table-cell office:value-type="string">
            <text:p>2/14/2008</text:p>
          </table:table-cell>
          <table:table-cell office:value-type="string">
            <text:p>S0466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94:.W194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6726">
            <text:p>672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Guam</text:p>
          </table:table-cell>
          <table:table-cell office:value-type="float" office:value="13.426695">
            <text:p>13.426695</text:p>
          </table:table-cell>
          <table:table-cell office:value-type="float" office:value="144.796052">
            <text:p>144.796052</text:p>
          </table:table-cell>
          <table:table-cell office:value-type="string">
            <text:p>2/14/2008</text:p>
          </table:table-cell>
          <table:table-cell office:value-type="string">
            <text:p>S0467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95:.W195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6722">
            <text:p>6722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Guam</text:p>
          </table:table-cell>
          <table:table-cell office:value-type="float" office:value="13.426695">
            <text:p>13.426695</text:p>
          </table:table-cell>
          <table:table-cell office:value-type="float" office:value="144.796052">
            <text:p>144.796052</text:p>
          </table:table-cell>
          <table:table-cell office:value-type="string">
            <text:p>2/14/2008</text:p>
          </table:table-cell>
          <table:table-cell office:value-type="string">
            <text:p>S0468</text:p>
          </table:table-cell>
          <table:table-cell table:number-columns-repeated="2"/>
          <table:table-cell office:value-type="string">
            <text:p>yes</text:p>
          </table:table-cell>
          <table:table-cell table:style-name="ce55" office:value-type="float" office:value="0">
            <text:p>0</text:p>
          </table:table-cell>
          <table:table-cell table:number-columns-repeated="2"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96:.W196])" office:value-type="float" office:value="2">
            <text:p>2</text:p>
          </table:table-cell>
          <table:table-cell table:number-columns-repeated="1000"/>
        </table:table-row>
        <table:table-row table:style-name="ro3">
          <table:table-cell office:value-type="string">
            <text:p>MOLAF12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Medit</text:p>
          </table:table-cell>
          <table:table-cell/>
          <table:table-cell office:value-type="string">
            <text:p>Sicily</text:p>
          </table:table-cell>
          <table:table-cell table:style-name="ce47" office:value-type="float" office:value="38.13">
            <text:p>38.13</text:p>
          </table:table-cell>
          <table:table-cell office:value-type="float" office:value="15.05">
            <text:p>15.05</text:p>
          </table:table-cell>
          <table:table-cell/>
          <table:table-cell table:style-name="ce51" office:value-type="string">
            <text:p>X0002</text:p>
          </table:table-cell>
          <table:table-cell table:style-name="ce51"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style-name="ce51" table:formula="of:=SUM([.O197:.W197])" office:value-type="float" office:value="2">
            <text:p>2</text:p>
          </table:table-cell>
          <table:table-cell table:number-columns-repeated="1000"/>
        </table:table-row>
        <table:table-row table:style-name="ro2">
          <table:table-cell office:value-type="float" office:value="4255">
            <text:p>4255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Oman</text:p>
          </table:table-cell>
          <table:table-cell office:value-type="float" office:value="23.637545">
            <text:p>23.637545</text:p>
          </table:table-cell>
          <table:table-cell office:value-type="float" office:value="58.48879">
            <text:p>58.48879</text:p>
          </table:table-cell>
          <table:table-cell office:value-type="string">
            <text:p>1/26/2005</text:p>
          </table:table-cell>
          <table:table-cell office:value-type="string">
            <text:p>X0011</text:p>
          </table:table-cell>
          <table:table-cell table:number-columns-repeated="2"/>
          <table:table-cell office:value-type="string">
            <text:p>yes</text:p>
          </table:table-cell>
          <table:table-cell table:style-name="ce55" office:value-type="float" office:value="1">
            <text:p>1</text:p>
          </table:table-cell>
          <table:table-cell table:number-columns-repeated="8" table:style-name="ce55" office:value-type="float" office:value="0">
            <text:p>0</text:p>
          </table:table-cell>
          <table:table-cell table:formula="of:=SUM([.O198:.W198])" office:value-type="float" office:value="1">
            <text:p>1</text:p>
          </table:table-cell>
          <table:table-cell table:style-name="ce53" table:number-columns-repeated="2"/>
          <table:table-cell/>
          <table:table-cell table:style-name="ce53"/>
          <table:table-cell table:style-name="ce47" table:number-columns-repeated="2"/>
          <table:table-cell table:style-name="ce53"/>
          <table:table-cell table:number-columns-repeated="993"/>
        </table:table-row>
        <table:table-row table:style-name="ro3">
          <table:table-cell office:value-type="float" office:value="4805">
            <text:p>4805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Hawaii</text:p>
          </table:table-cell>
          <table:table-cell office:value-type="string">
            <text:p>ESU1/hawaii</text:p>
          </table:table-cell>
          <table:table-cell office:value-type="string">
            <text:p>Oahu</text:p>
          </table:table-cell>
          <table:table-cell office:value-type="float" office:value="19.99667">
            <text:p>19.99667</text:p>
          </table:table-cell>
          <table:table-cell office:value-type="float" office:value="-155.24556">
            <text:p>-155.24556</text:p>
          </table:table-cell>
          <table:table-cell office:value-type="string">
            <text:p>2/24/2006</text:p>
          </table:table-cell>
          <table:table-cell table:style-name="ce42" office:value-type="string">
            <text:p>X0027</text:p>
          </table:table-cell>
          <table:table-cell table:style-name="ce42"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style-name="ce42" table:formula="of:=SUM([.O199:.W199])" office:value-type="float" office:value="2">
            <text:p>2</text:p>
          </table:table-cell>
          <table:table-cell table:number-columns-repeated="1000"/>
        </table:table-row>
        <table:table-row table:style-name="ro3">
          <table:table-cell office:value-type="float" office:value="1277">
            <text:p>127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Hawaii</text:p>
          </table:table-cell>
          <table:table-cell office:value-type="string">
            <text:p>ESU1/hawaii</text:p>
          </table:table-cell>
          <table:table-cell office:value-type="string">
            <text:p>Maui</text:p>
          </table:table-cell>
          <table:table-cell office:value-type="float" office:value="20.810833">
            <text:p>20.810833</text:p>
          </table:table-cell>
          <table:table-cell office:value-type="float" office:value="-156.621389">
            <text:p>-156.621389</text:p>
          </table:table-cell>
          <table:table-cell office:value-type="string">
            <text:p>11/26/2002</text:p>
          </table:table-cell>
          <table:table-cell office:value-type="string">
            <text:p>X0029</text:p>
          </table:table-cell>
          <table:table-cell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00:.W200])" office:value-type="float" office:value="2">
            <text:p>2</text:p>
          </table:table-cell>
          <table:table-cell table:style-name="ce53" table:number-columns-repeated="2"/>
          <table:table-cell/>
          <table:table-cell table:style-name="ce53"/>
          <table:table-cell table:style-name="ce47" table:number-columns-repeated="2"/>
          <table:table-cell table:style-name="ce53"/>
          <table:table-cell table:number-columns-repeated="993"/>
        </table:table-row>
        <table:table-row table:style-name="ro3">
          <table:table-cell office:value-type="float" office:value="318">
            <text:p>31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Rangiroa</text:p>
          </table:table-cell>
          <table:table-cell office:value-type="float" office:value="-14.9833333333">
            <text:p>-14.9833333333</text:p>
          </table:table-cell>
          <table:table-cell office:value-type="float" office:value="-147.6166666667">
            <text:p>-147.6166666667</text:p>
          </table:table-cell>
          <table:table-cell office:value-type="string">
            <text:p>10/29/2001</text:p>
          </table:table-cell>
          <table:table-cell office:value-type="string">
            <text:p>X0030</text:p>
          </table:table-cell>
          <table:table-cell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01:.W201])" office:value-type="float" office:value="2">
            <text:p>2</text:p>
          </table:table-cell>
          <table:table-cell table:number-columns-repeated="1000"/>
        </table:table-row>
        <table:table-row table:style-name="ro2">
          <table:table-cell office:value-type="float" office:value="4258">
            <text:p>425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Oman</text:p>
          </table:table-cell>
          <table:table-cell office:value-type="float" office:value="23.637545">
            <text:p>23.637545</text:p>
          </table:table-cell>
          <table:table-cell office:value-type="float" office:value="58.48879">
            <text:p>58.48879</text:p>
          </table:table-cell>
          <table:table-cell office:value-type="string">
            <text:p>1/26/2005</text:p>
          </table:table-cell>
          <table:table-cell office:value-type="string">
            <text:p>X0031</text:p>
          </table:table-cell>
          <table:table-cell table:number-columns-repeated="2"/>
          <table:table-cell office:value-type="string">
            <text:p>yes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02:.W202])" office:value-type="float" office:value="2">
            <text:p>2</text:p>
          </table:table-cell>
          <table:table-cell table:style-name="ce53" table:number-columns-repeated="2"/>
          <table:table-cell/>
          <table:table-cell table:style-name="ce53"/>
          <table:table-cell table:style-name="ce47" table:number-columns-repeated="2"/>
          <table:table-cell table:style-name="ce53"/>
          <table:table-cell table:number-columns-repeated="993"/>
        </table:table-row>
        <table:table-row table:style-name="ro2">
          <table:table-cell office:value-type="float" office:value="4098">
            <text:p>409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Taiwan</text:p>
          </table:table-cell>
          <table:table-cell office:value-type="float" office:value="21.9333">
            <text:p>21.9333</text:p>
          </table:table-cell>
          <table:table-cell office:value-type="float" office:value="120.8167">
            <text:p>120.8167</text:p>
          </table:table-cell>
          <table:table-cell office:value-type="string">
            <text:p>5/14/2005</text:p>
          </table:table-cell>
          <table:table-cell office:value-type="string">
            <text:p>X0032</text:p>
          </table:table-cell>
          <table:table-cell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03:.W203])" office:value-type="float" office:value="2">
            <text:p>2</text:p>
          </table:table-cell>
          <table:table-cell table:style-name="ce53" table:number-columns-repeated="2"/>
          <table:table-cell/>
          <table:table-cell table:style-name="ce53"/>
          <table:table-cell table:style-name="ce47" table:number-columns-repeated="2"/>
          <table:table-cell table:style-name="ce53"/>
          <table:table-cell table:number-columns-repeated="993"/>
        </table:table-row>
        <table:table-row table:style-name="ro2">
          <table:table-cell office:value-type="float" office:value="4257">
            <text:p>425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Oman</text:p>
          </table:table-cell>
          <table:table-cell office:value-type="float" office:value="23.637545">
            <text:p>23.637545</text:p>
          </table:table-cell>
          <table:table-cell office:value-type="float" office:value="58.48879">
            <text:p>58.48879</text:p>
          </table:table-cell>
          <table:table-cell office:value-type="string">
            <text:p>1/26/2005</text:p>
          </table:table-cell>
          <table:table-cell office:value-type="string">
            <text:p>X0033</text:p>
          </table:table-cell>
          <table:table-cell table:number-columns-repeated="2"/>
          <table:table-cell office:value-type="string">
            <text:p>yes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04:.W204])" office:value-type="float" office:value="2">
            <text:p>2</text:p>
          </table:table-cell>
          <table:table-cell table:style-name="ce53" table:number-columns-repeated="2"/>
          <table:table-cell/>
          <table:table-cell table:style-name="ce53"/>
          <table:table-cell table:style-name="ce47" table:number-columns-repeated="2"/>
          <table:table-cell table:style-name="ce53"/>
          <table:table-cell table:number-columns-repeated="993"/>
        </table:table-row>
        <table:table-row table:style-name="ro3">
          <table:table-cell office:value-type="float" office:value="5326">
            <text:p>532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Moorea</text:p>
          </table:table-cell>
          <table:table-cell office:value-type="float" office:value="-17.4748">
            <text:p>-17.4748</text:p>
          </table:table-cell>
          <table:table-cell office:value-type="float" office:value="-149.8188">
            <text:p>-149.8188</text:p>
          </table:table-cell>
          <table:table-cell office:value-type="string">
            <text:p>8/5/2006</text:p>
          </table:table-cell>
          <table:table-cell office:value-type="string">
            <text:p>X0034</text:p>
          </table:table-cell>
          <table:table-cell table:number-columns-repeated="2"/>
          <table:table-cell office:value-type="string">
            <text:p>yes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05:.W205])" office:value-type="float" office:value="2">
            <text:p>2</text:p>
          </table:table-cell>
          <table:table-cell table:style-name="ce53" table:number-columns-repeated="2"/>
          <table:table-cell/>
          <table:table-cell table:style-name="ce53"/>
          <table:table-cell table:style-name="ce47" table:number-columns-repeated="2"/>
          <table:table-cell table:style-name="ce53"/>
          <table:table-cell table:number-columns-repeated="993"/>
        </table:table-row>
        <table:table-row table:style-name="ro3">
          <table:table-cell office:value-type="float" office:value="5271">
            <text:p>527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Moorea</text:p>
          </table:table-cell>
          <table:table-cell office:value-type="float" office:value="-17.4747">
            <text:p>-17.4747</text:p>
          </table:table-cell>
          <table:table-cell office:value-type="float" office:value="-149.7981">
            <text:p>-149.7981</text:p>
          </table:table-cell>
          <table:table-cell office:value-type="string">
            <text:p>8/3/2006</text:p>
          </table:table-cell>
          <table:table-cell office:value-type="string">
            <text:p>X0035</text:p>
          </table:table-cell>
          <table:table-cell/>
          <table:table-cell table:number-columns-repeated="2" office:value-type="string">
            <text:p>yes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06:.W206])" office:value-type="float" office:value="2">
            <text:p>2</text:p>
          </table:table-cell>
          <table:table-cell table:number-columns-repeated="1000"/>
        </table:table-row>
        <table:table-row table:style-name="ro3">
          <table:table-cell office:value-type="float" office:value="5340">
            <text:p>534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Moorea</text:p>
          </table:table-cell>
          <table:table-cell office:value-type="float" office:value="-17.4964">
            <text:p>-17.4964</text:p>
          </table:table-cell>
          <table:table-cell office:value-type="float" office:value="-149.7528">
            <text:p>-149.7528</text:p>
          </table:table-cell>
          <table:table-cell office:value-type="string">
            <text:p>6/20/2006</text:p>
          </table:table-cell>
          <table:table-cell office:value-type="string">
            <text:p>X0036</text:p>
          </table:table-cell>
          <table:table-cell/>
          <table:table-cell table:number-columns-repeated="2" office:value-type="string">
            <text:p>yes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07:.W207])" office:value-type="float" office:value="2">
            <text:p>2</text:p>
          </table:table-cell>
          <table:table-cell table:number-columns-repeated="1000"/>
        </table:table-row>
        <table:table-row table:style-name="ro3">
          <table:table-cell office:value-type="float" office:value="5294">
            <text:p>529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Moorea</text:p>
          </table:table-cell>
          <table:table-cell office:value-type="float" office:value="-17.4836">
            <text:p>-17.4836</text:p>
          </table:table-cell>
          <table:table-cell office:value-type="float" office:value="-149.8581">
            <text:p>-149.8581</text:p>
          </table:table-cell>
          <table:table-cell office:value-type="string">
            <text:p>7/24/2006</text:p>
          </table:table-cell>
          <table:table-cell office:value-type="string">
            <text:p>X0037</text:p>
          </table:table-cell>
          <table:table-cell table:number-columns-repeated="2"/>
          <table:table-cell office:value-type="string">
            <text:p>yes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08:.W208])" office:value-type="float" office:value="2">
            <text:p>2</text:p>
          </table:table-cell>
          <table:table-cell table:style-name="ce53"/>
          <table:table-cell table:style-name="ce47"/>
          <table:table-cell/>
          <table:table-cell table:style-name="ce53"/>
          <table:table-cell table:style-name="ce47" table:number-columns-repeated="2"/>
          <table:table-cell table:style-name="ce53"/>
          <table:table-cell table:number-columns-repeated="993"/>
        </table:table-row>
        <table:table-row table:style-name="ro3">
          <table:table-cell office:value-type="float" office:value="5263">
            <text:p>526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Moorea</text:p>
          </table:table-cell>
          <table:table-cell office:value-type="float" office:value="-17.4842">
            <text:p>-17.4842</text:p>
          </table:table-cell>
          <table:table-cell office:value-type="float" office:value="-149.8578">
            <text:p>-149.8578</text:p>
          </table:table-cell>
          <table:table-cell office:value-type="string">
            <text:p>8/2/2006</text:p>
          </table:table-cell>
          <table:table-cell office:value-type="string">
            <text:p>X0038</text:p>
          </table:table-cell>
          <table:table-cell table:number-columns-repeated="2"/>
          <table:table-cell office:value-type="string">
            <text:p>yes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09:.W209])" office:value-type="float" office:value="2">
            <text:p>2</text:p>
          </table:table-cell>
          <table:table-cell table:style-name="ce53" table:number-columns-repeated="2"/>
          <table:table-cell/>
          <table:table-cell table:style-name="ce53"/>
          <table:table-cell table:style-name="ce47"/>
          <table:table-cell table:style-name="ce53" table:number-columns-repeated="2"/>
          <table:table-cell table:number-columns-repeated="993"/>
        </table:table-row>
        <table:table-row table:style-name="ro3">
          <table:table-cell office:value-type="float" office:value="5339">
            <text:p>533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Moorea</text:p>
          </table:table-cell>
          <table:table-cell office:value-type="float" office:value="-17.4964">
            <text:p>-17.4964</text:p>
          </table:table-cell>
          <table:table-cell office:value-type="float" office:value="-149.7528">
            <text:p>-149.7528</text:p>
          </table:table-cell>
          <table:table-cell office:value-type="string">
            <text:p>6/20/2006</text:p>
          </table:table-cell>
          <table:table-cell office:value-type="string">
            <text:p>X0039</text:p>
          </table:table-cell>
          <table:table-cell table:number-columns-repeated="2"/>
          <table:table-cell office:value-type="string">
            <text:p>yes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10:.W210])" office:value-type="float" office:value="2">
            <text:p>2</text:p>
          </table:table-cell>
          <table:table-cell table:style-name="ce53" table:number-columns-repeated="2"/>
          <table:table-cell/>
          <table:table-cell table:style-name="ce53"/>
          <table:table-cell table:style-name="ce47" table:number-columns-repeated="2"/>
          <table:table-cell table:style-name="ce53"/>
          <table:table-cell table:number-columns-repeated="993"/>
        </table:table-row>
        <table:table-row table:style-name="ro3">
          <table:table-cell office:value-type="float" office:value="5320">
            <text:p>532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Moorea</text:p>
          </table:table-cell>
          <table:table-cell office:value-type="float" office:value="-17.4764">
            <text:p>-17.4764</text:p>
          </table:table-cell>
          <table:table-cell office:value-type="float" office:value="-149.8306">
            <text:p>-149.8306</text:p>
          </table:table-cell>
          <table:table-cell office:value-type="string">
            <text:p>7/18/2006</text:p>
          </table:table-cell>
          <table:table-cell office:value-type="string">
            <text:p>X0040</text:p>
          </table:table-cell>
          <table:table-cell table:number-columns-repeated="2"/>
          <table:table-cell office:value-type="string">
            <text:p>yes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11:.W211])" office:value-type="float" office:value="2">
            <text:p>2</text:p>
          </table:table-cell>
          <table:table-cell table:style-name="ce53" table:number-columns-repeated="2"/>
          <table:table-cell/>
          <table:table-cell table:style-name="ce53"/>
          <table:table-cell table:style-name="ce47" table:number-columns-repeated="2"/>
          <table:table-cell table:style-name="ce53"/>
          <table:table-cell table:number-columns-repeated="993"/>
        </table:table-row>
        <table:table-row table:style-name="ro3">
          <table:table-cell office:value-type="float" office:value="5206">
            <text:p>520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Moorea</text:p>
          </table:table-cell>
          <table:table-cell office:value-type="float" office:value="-17.4964">
            <text:p>-17.4964</text:p>
          </table:table-cell>
          <table:table-cell office:value-type="float" office:value="-149.7528">
            <text:p>-149.7528</text:p>
          </table:table-cell>
          <table:table-cell office:value-type="string">
            <text:p>6/20/2006</text:p>
          </table:table-cell>
          <table:table-cell office:value-type="string">
            <text:p>X0041</text:p>
          </table:table-cell>
          <table:table-cell table:number-columns-repeated="2"/>
          <table:table-cell office:value-type="string">
            <text:p>yes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12:.W212])" office:value-type="float" office:value="2">
            <text:p>2</text:p>
          </table:table-cell>
          <table:table-cell table:style-name="ce53" table:number-columns-repeated="2"/>
          <table:table-cell/>
          <table:table-cell table:style-name="ce53"/>
          <table:table-cell table:style-name="ce47" table:number-columns-repeated="2"/>
          <table:table-cell table:style-name="ce53"/>
          <table:table-cell table:number-columns-repeated="993"/>
        </table:table-row>
        <table:table-row table:style-name="ro3">
          <table:table-cell office:value-type="float" office:value="5290">
            <text:p>529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Moorea</text:p>
          </table:table-cell>
          <table:table-cell office:value-type="float" office:value="-17.4747">
            <text:p>-17.4747</text:p>
          </table:table-cell>
          <table:table-cell office:value-type="float" office:value="-149.7981">
            <text:p>-149.7981</text:p>
          </table:table-cell>
          <table:table-cell office:value-type="string">
            <text:p>8/3/2006</text:p>
          </table:table-cell>
          <table:table-cell office:value-type="string">
            <text:p>X0042</text:p>
          </table:table-cell>
          <table:table-cell table:number-columns-repeated="2"/>
          <table:table-cell office:value-type="string">
            <text:p>no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13:.W213])" office:value-type="float" office:value="2">
            <text:p>2</text:p>
          </table:table-cell>
          <table:table-cell table:number-columns-repeated="1000"/>
        </table:table-row>
        <table:table-row table:style-name="ro2">
          <table:table-cell office:value-type="float" office:value="5679">
            <text:p>567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Philippines</text:p>
          </table:table-cell>
          <table:table-cell office:value-type="float" office:value="9.43301">
            <text:p>9.43301</text:p>
          </table:table-cell>
          <table:table-cell office:value-type="float" office:value="123.38418">
            <text:p>123.38418</text:p>
          </table:table-cell>
          <table:table-cell office:value-type="string">
            <text:p>5/23/2006</text:p>
          </table:table-cell>
          <table:table-cell office:value-type="string">
            <text:p>X0044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14:.W214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5597">
            <text:p>559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Bohol</text:p>
          </table:table-cell>
          <table:table-cell office:value-type="float" office:value="9.633092">
            <text:p>9.633092</text:p>
          </table:table-cell>
          <table:table-cell office:value-type="float" office:value="123.782025">
            <text:p>123.782025</text:p>
          </table:table-cell>
          <table:table-cell office:value-type="string">
            <text:p>6/11/2006</text:p>
          </table:table-cell>
          <table:table-cell office:value-type="string">
            <text:p>X0046</text:p>
          </table:table-cell>
          <table:table-cell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15:.W215])" office:value-type="float" office:value="2">
            <text:p>2</text:p>
          </table:table-cell>
          <table:table-cell table:number-columns-repeated="1000"/>
        </table:table-row>
        <table:table-row table:style-name="ro3">
          <table:table-cell office:value-type="float" office:value="5625">
            <text:p>5625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Bohol</text:p>
          </table:table-cell>
          <table:table-cell office:value-type="float" office:value="9.633092">
            <text:p>9.633092</text:p>
          </table:table-cell>
          <table:table-cell office:value-type="float" office:value="123.782025">
            <text:p>123.782025</text:p>
          </table:table-cell>
          <table:table-cell office:value-type="string">
            <text:p>6/13/2006</text:p>
          </table:table-cell>
          <table:table-cell office:value-type="string">
            <text:p>X0048</text:p>
          </table:table-cell>
          <table:table-cell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16:.W216])" office:value-type="float" office:value="2">
            <text:p>2</text:p>
          </table:table-cell>
          <table:table-cell table:number-columns-repeated="1000"/>
        </table:table-row>
        <table:table-row table:style-name="ro3">
          <table:table-cell office:value-type="float" office:value="5608">
            <text:p>560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Bohol</text:p>
          </table:table-cell>
          <table:table-cell office:value-type="float" office:value="9.633092">
            <text:p>9.633092</text:p>
          </table:table-cell>
          <table:table-cell office:value-type="float" office:value="123.782025">
            <text:p>123.782025</text:p>
          </table:table-cell>
          <table:table-cell office:value-type="string">
            <text:p>6/13/2006</text:p>
          </table:table-cell>
          <table:table-cell office:value-type="string">
            <text:p>X0049</text:p>
          </table:table-cell>
          <table:table-cell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17:.W217])" office:value-type="float" office:value="2">
            <text:p>2</text:p>
          </table:table-cell>
          <table:table-cell table:number-columns-repeated="1000"/>
        </table:table-row>
        <table:table-row table:style-name="ro3">
          <table:table-cell office:value-type="float" office:value="5610">
            <text:p>561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Wpac</text:p>
          </table:table-cell>
          <table:table-cell office:value-type="string">
            <text:p>ESU1</text:p>
          </table:table-cell>
          <table:table-cell office:value-type="string">
            <text:p>Bohol</text:p>
          </table:table-cell>
          <table:table-cell office:value-type="float" office:value="9.633092">
            <text:p>9.633092</text:p>
          </table:table-cell>
          <table:table-cell office:value-type="float" office:value="123.782025">
            <text:p>123.782025</text:p>
          </table:table-cell>
          <table:table-cell office:value-type="string">
            <text:p>6/13/2006</text:p>
          </table:table-cell>
          <table:table-cell office:value-type="string">
            <text:p>X0050</text:p>
          </table:table-cell>
          <table:table-cell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18:.W218])" office:value-type="float" office:value="2">
            <text:p>2</text:p>
          </table:table-cell>
          <table:table-cell table:number-columns-repeated="1000"/>
        </table:table-row>
        <table:table-row table:style-name="ro2">
          <table:table-cell office:value-type="float" office:value="460">
            <text:p>46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Fiji</text:p>
          </table:table-cell>
          <table:table-cell office:value-type="float" office:value="-18.1788166667">
            <text:p>-18.1788166667</text:p>
          </table:table-cell>
          <table:table-cell office:value-type="float" office:value="178.4574333333">
            <text:p>178.4574333333</text:p>
          </table:table-cell>
          <table:table-cell office:value-type="string">
            <text:p>11/10/2001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19:.W21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975">
            <text:p>975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New Caledonia</text:p>
          </table:table-cell>
          <table:table-cell office:value-type="float" office:value="-22.258119">
            <text:p>-22.258119</text:p>
          </table:table-cell>
          <table:table-cell office:value-type="float" office:value="166.38936">
            <text:p>166.38936</text:p>
          </table:table-cell>
          <table:table-cell office:value-type="string">
            <text:p>1/26/1999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20:.W22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352">
            <text:p>1352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Cooks</text:p>
          </table:table-cell>
          <table:table-cell office:value-type="float" office:value="-18.9">
            <text:p>-18.9</text:p>
          </table:table-cell>
          <table:table-cell office:value-type="float" office:value="-159.8">
            <text:p>-159.8</text:p>
          </table:table-cell>
          <table:table-cell office:value-type="string">
            <text:p>10/18/1986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21:.W221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1583">
            <text:p>158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Niue Island</text:p>
          </table:table-cell>
          <table:table-cell office:value-type="float" office:value="-19.1">
            <text:p>-19.1</text:p>
          </table:table-cell>
          <table:table-cell office:value-type="float" office:value="-169.9">
            <text:p>-169.9</text:p>
          </table:table-cell>
          <table:table-cell office:value-type="string">
            <text:p>8/27/1986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22:.W222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1611">
            <text:p>161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Palau</text:p>
          </table:table-cell>
          <table:table-cell office:value-type="float" office:value="7.324715">
            <text:p>7.324715</text:p>
          </table:table-cell>
          <table:table-cell office:value-type="float" office:value="134.495003">
            <text:p>134.495003</text:p>
          </table:table-cell>
          <table:table-cell office:value-type="string">
            <text:p>3/5/2003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23:.W223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1620">
            <text:p>162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Niue Island</text:p>
          </table:table-cell>
          <table:table-cell office:value-type="float" office:value="-19.1">
            <text:p>-19.1</text:p>
          </table:table-cell>
          <table:table-cell office:value-type="float" office:value="-169.9">
            <text:p>-169.9</text:p>
          </table:table-cell>
          <table:table-cell office:value-type="string">
            <text:p>8/25/1986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24:.W224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1626">
            <text:p>162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?</text:p>
          </table:table-cell>
          <table:table-cell/>
          <table:table-cell office:value-type="string">
            <text:p>ESU1?</text:p>
          </table:table-cell>
          <table:table-cell office:value-type="string">
            <text:p>Niue Island</text:p>
          </table:table-cell>
          <table:table-cell office:value-type="float" office:value="-19.1">
            <text:p>-19.1</text:p>
          </table:table-cell>
          <table:table-cell office:value-type="float" office:value="-169.9">
            <text:p>-169.9</text:p>
          </table:table-cell>
          <table:table-cell office:value-type="string">
            <text:p>8/25/1986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25:.W225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1835">
            <text:p>1835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?</text:p>
          </table:table-cell>
          <table:table-cell/>
          <table:table-cell office:value-type="string">
            <text:p>ESU2?</text:p>
          </table:table-cell>
          <table:table-cell office:value-type="string">
            <text:p>Niue Island</text:p>
          </table:table-cell>
          <table:table-cell office:value-type="float" office:value="-19.1">
            <text:p>-19.1</text:p>
          </table:table-cell>
          <table:table-cell office:value-type="float" office:value="-169.9">
            <text:p>-169.9</text:p>
          </table:table-cell>
          <table:table-cell office:value-type="string">
            <text:p>4/30/1986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26:.W22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838">
            <text:p>183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Fiji</text:p>
          </table:table-cell>
          <table:table-cell office:value-type="float" office:value="-18.762457">
            <text:p>-18.762457</text:p>
          </table:table-cell>
          <table:table-cell office:value-type="float" office:value="178.522084">
            <text:p>178.522084</text:p>
          </table:table-cell>
          <table:table-cell table:number-columns-repeated="5"/>
          <table:table-cell table:number-columns-repeated="9" table:style-name="ce56" office:value-type="string">
            <text:p>NA</text:p>
          </table:table-cell>
          <table:table-cell table:formula="of:=SUM([.O227:.W22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887">
            <text:p>188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2</text:p>
          </table:table-cell>
          <table:table-cell/>
          <table:table-cell office:value-type="string">
            <text:p>ESU2</text:p>
          </table:table-cell>
          <table:table-cell office:value-type="string">
            <text:p>Tahiti</text:p>
          </table:table-cell>
          <table:table-cell office:value-type="float" office:value="-17.6">
            <text:p>-17.6</text:p>
          </table:table-cell>
          <table:table-cell office:value-type="float" office:value="-149.4">
            <text:p>-149.4</text:p>
          </table:table-cell>
          <table:table-cell office:value-type="string">
            <text:p>9/1/1984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28:.W22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895">
            <text:p>1895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?</text:p>
          </table:table-cell>
          <table:table-cell/>
          <table:table-cell office:value-type="string">
            <text:p>bad shape, juvenile, inconclusive</text:p>
          </table:table-cell>
          <table:table-cell office:value-type="string">
            <text:p>Cook Islands</text:p>
          </table:table-cell>
          <table:table-cell office:value-type="float" office:value="-18.9">
            <text:p>-18.9</text:p>
          </table:table-cell>
          <table:table-cell office:value-type="float" office:value="-159.8">
            <text:p>-159.8</text:p>
          </table:table-cell>
          <table:table-cell office:value-type="string">
            <text:p>11/15/1986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29:.W229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1909">
            <text:p>190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?</text:p>
          </table:table-cell>
          <table:table-cell/>
          <table:table-cell table:style-name="ce45"/>
          <table:table-cell office:value-type="string">
            <text:p>Niue Island</text:p>
          </table:table-cell>
          <table:table-cell office:value-type="float" office:value="-19.1">
            <text:p>-19.1</text:p>
          </table:table-cell>
          <table:table-cell office:value-type="float" office:value="-169.9">
            <text:p>-169.9</text:p>
          </table:table-cell>
          <table:table-cell office:value-type="string">
            <text:p>8/25/1986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30:.W23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981">
            <text:p>198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Cook Islands</text:p>
          </table:table-cell>
          <table:table-cell office:value-type="float" office:value="-21.2">
            <text:p>-21.2</text:p>
          </table:table-cell>
          <table:table-cell office:value-type="float" office:value="-159.8">
            <text:p>-159.8</text:p>
          </table:table-cell>
          <table:table-cell office:value-type="string">
            <text:p>10/1/1984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31:.W23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017">
            <text:p>201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Fiji</text:p>
          </table:table-cell>
          <table:table-cell office:value-type="float" office:value="-18.183205">
            <text:p>-18.183205</text:p>
          </table:table-cell>
          <table:table-cell office:value-type="float" office:value="177.561427">
            <text:p>177.561427</text:p>
          </table:table-cell>
          <table:table-cell office:value-type="string">
            <text:p>7/3/1988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32:.W23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516">
            <text:p>251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?</text:p>
          </table:table-cell>
          <table:table-cell/>
          <table:table-cell table:style-name="ce45"/>
          <table:table-cell office:value-type="string">
            <text:p>Mauritius</text:p>
          </table:table-cell>
          <table:table-cell office:value-type="float" office:value="-20.21">
            <text:p>-20.21</text:p>
          </table:table-cell>
          <table:table-cell office:value-type="float" office:value="57.55">
            <text:p>57.55</text:p>
          </table:table-cell>
          <table:table-cell table:number-columns-repeated="5"/>
          <table:table-cell table:number-columns-repeated="9" table:style-name="ce56" office:value-type="string">
            <text:p>NA</text:p>
          </table:table-cell>
          <table:table-cell table:formula="of:=SUM([.O233:.W233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3631">
            <text:p>363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Palau</text:p>
          </table:table-cell>
          <table:table-cell office:value-type="float" office:value="7.161111">
            <text:p>7.161111</text:p>
          </table:table-cell>
          <table:table-cell office:value-type="float" office:value="134.376111">
            <text:p>134.376111</text:p>
          </table:table-cell>
          <table:table-cell office:value-type="string">
            <text:p>8/22/1995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34:.W234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4606">
            <text:p>460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needsSeq</text:p>
          </table:table-cell>
          <table:table-cell/>
          <table:table-cell table:style-name="ce45"/>
          <table:table-cell office:value-type="string">
            <text:p>Maui</text:p>
          </table:table-cell>
          <table:table-cell office:value-type="float" office:value="21.001197">
            <text:p>21.001197</text:p>
          </table:table-cell>
          <table:table-cell office:value-type="float" office:value="-156.668389">
            <text:p>-156.668389</text:p>
          </table:table-cell>
          <table:table-cell office:value-type="string">
            <text:p>12/11/2002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35:.W235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5027">
            <text:p>502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Moorea</text:p>
          </table:table-cell>
          <table:table-cell office:value-type="float" office:value="-17.533333">
            <text:p>-17.533333</text:p>
          </table:table-cell>
          <table:table-cell office:value-type="float" office:value="-149.833333">
            <text:p>-149.833333</text:p>
          </table:table-cell>
          <table:table-cell office:value-type="string">
            <text:p>4/30/2006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36:.W236])" office:value-type="float" office:value="0">
            <text:p>0</text:p>
          </table:table-cell>
          <table:table-cell table:style-name="ce53" table:number-columns-repeated="2"/>
          <table:table-cell table:number-columns-repeated="998"/>
        </table:table-row>
        <table:table-row table:style-name="ro3">
          <table:table-cell office:value-type="float" office:value="5156">
            <text:p>515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Moorea</text:p>
          </table:table-cell>
          <table:table-cell office:value-type="float" office:value="-17.5">
            <text:p>-17.5</text:p>
          </table:table-cell>
          <table:table-cell office:value-type="float" office:value="-149.8">
            <text:p>-149.8</text:p>
          </table:table-cell>
          <table:table-cell office:value-type="string">
            <text:p>5/31/2006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37:.W23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174">
            <text:p>517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2</text:p>
          </table:table-cell>
          <table:table-cell/>
          <table:table-cell office:value-type="string">
            <text:p>ESU2</text:p>
          </table:table-cell>
          <table:table-cell office:value-type="string">
            <text:p>Cooks</text:p>
          </table:table-cell>
          <table:table-cell office:value-type="float" office:value="-21.2566666667">
            <text:p>-21.2566666667</text:p>
          </table:table-cell>
          <table:table-cell office:value-type="float" office:value="-159.8168333333">
            <text:p>-159.8168333333</text:p>
          </table:table-cell>
          <table:table-cell office:value-type="string">
            <text:p>6/18/2006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38:.W238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5315">
            <text:p>5315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2</text:p>
          </table:table-cell>
          <table:table-cell/>
          <table:table-cell office:value-type="string">
            <text:p>ESU2</text:p>
          </table:table-cell>
          <table:table-cell office:value-type="string">
            <text:p>Moorea</text:p>
          </table:table-cell>
          <table:table-cell office:value-type="float" office:value="-17.4836">
            <text:p>-17.4836</text:p>
          </table:table-cell>
          <table:table-cell office:value-type="float" office:value="-149.765">
            <text:p>-149.765</text:p>
          </table:table-cell>
          <table:table-cell office:value-type="string">
            <text:p>8/6/2006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9" table:style-name="ce56" office:value-type="string">
            <text:p>NA</text:p>
          </table:table-cell>
          <table:table-cell table:formula="of:=SUM([.O239:.W239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5634">
            <text:p>563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Bohol</text:p>
          </table:table-cell>
          <table:table-cell office:value-type="float" office:value="9.633092">
            <text:p>9.633092</text:p>
          </table:table-cell>
          <table:table-cell office:value-type="float" office:value="123.782025">
            <text:p>123.782025</text:p>
          </table:table-cell>
          <table:table-cell office:value-type="string">
            <text:p>6/13/2006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40:.W24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034">
            <text:p>603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FFS</text:p>
          </table:table-cell>
          <table:table-cell office:value-type="float" office:value="23.8539">
            <text:p>23.8539</text:p>
          </table:table-cell>
          <table:table-cell office:value-type="float" office:value="-166.3268">
            <text:p>-166.3268</text:p>
          </table:table-cell>
          <table:table-cell office:value-type="string">
            <text:p>10/26/2006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41:.W24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267">
            <text:p>626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FFS</text:p>
          </table:table-cell>
          <table:table-cell office:value-type="float" office:value="23.8538">
            <text:p>23.8538</text:p>
          </table:table-cell>
          <table:table-cell office:value-type="float" office:value="-166.3267">
            <text:p>-166.3267</text:p>
          </table:table-cell>
          <table:table-cell office:value-type="string">
            <text:p>10/26/2006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9" table:style-name="ce56" office:value-type="string">
            <text:p>NA</text:p>
          </table:table-cell>
          <table:table-cell table:formula="of:=SUM([.O242:.W242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6588">
            <text:p>658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Réunion</text:p>
          </table:table-cell>
          <table:table-cell office:value-type="float" office:value="-21.085556">
            <text:p>-21.085556</text:p>
          </table:table-cell>
          <table:table-cell office:value-type="float" office:value="55.220556">
            <text:p>55.220556</text:p>
          </table:table-cell>
          <table:table-cell office:value-type="string">
            <text:p>8/17/2007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9" table:style-name="ce56" office:value-type="string">
            <text:p>NA</text:p>
          </table:table-cell>
          <table:table-cell table:formula="of:=SUM([.O243:.W243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6663">
            <text:p>666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Réunion</text:p>
          </table:table-cell>
          <table:table-cell office:value-type="float" office:value="-21.085556">
            <text:p>-21.085556</text:p>
          </table:table-cell>
          <table:table-cell office:value-type="float" office:value="55.220556">
            <text:p>55.220556</text:p>
          </table:table-cell>
          <table:table-cell office:value-type="string">
            <text:p>8/17/2007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44:.W244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7156">
            <text:p>715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2</text:p>
          </table:table-cell>
          <table:table-cell/>
          <table:table-cell office:value-type="string">
            <text:p>ESU2</text:p>
          </table:table-cell>
          <table:table-cell office:value-type="string">
            <text:p>Nosy Bé</text:p>
          </table:table-cell>
          <table:table-cell office:value-type="float" office:value="-13.44624">
            <text:p>-13.44624</text:p>
          </table:table-cell>
          <table:table-cell office:value-type="float" office:value="48.33157">
            <text:p>48.33157</text:p>
          </table:table-cell>
          <table:table-cell office:value-type="string">
            <text:p>5/18/2008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45:.W245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7158">
            <text:p>715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needsSeq</text:p>
          </table:table-cell>
          <table:table-cell/>
          <table:table-cell office:value-type="string">
            <text:p>gracilis</text:p>
          </table:table-cell>
          <table:table-cell office:value-type="string">
            <text:p>Nosy Bé</text:p>
          </table:table-cell>
          <table:table-cell office:value-type="float" office:value="-13.2989">
            <text:p>-13.2989</text:p>
          </table:table-cell>
          <table:table-cell office:value-type="float" office:value="48.1472">
            <text:p>48.1472</text:p>
          </table:table-cell>
          <table:table-cell office:value-type="string">
            <text:p>5/18/2008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46:.W246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7320">
            <text:p>732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2</text:p>
          </table:table-cell>
          <table:table-cell/>
          <table:table-cell office:value-type="string">
            <text:p>ESU2</text:p>
          </table:table-cell>
          <table:table-cell office:value-type="string">
            <text:p>Nosy Bé</text:p>
          </table:table-cell>
          <table:table-cell office:value-type="float" office:value="-13.44624">
            <text:p>-13.44624</text:p>
          </table:table-cell>
          <table:table-cell office:value-type="float" office:value="48.33157">
            <text:p>48.33157</text:p>
          </table:table-cell>
          <table:table-cell office:value-type="string">
            <text:p>5/26/2008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9" table:style-name="ce56" office:value-type="string">
            <text:p>NA</text:p>
          </table:table-cell>
          <table:table-cell table:formula="of:=SUM([.O247:.W247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7339">
            <text:p>733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Nosy Bé</text:p>
          </table:table-cell>
          <table:table-cell office:value-type="float" office:value="-13.48">
            <text:p>-13.48</text:p>
          </table:table-cell>
          <table:table-cell office:value-type="float" office:value="48.23">
            <text:p>48.23</text:p>
          </table:table-cell>
          <table:table-cell office:value-type="string">
            <text:p>5/11/2008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9" table:style-name="ce56" office:value-type="string">
            <text:p>NA</text:p>
          </table:table-cell>
          <table:table-cell table:formula="of:=SUM([.O248:.W248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7417">
            <text:p>741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NA</text:p>
          </table:table-cell>
          <table:table-cell/>
          <table:table-cell office:value-type="string">
            <text:p>subsample only</text:p>
          </table:table-cell>
          <table:table-cell office:value-type="string">
            <text:p>Réunion</text:p>
          </table:table-cell>
          <table:table-cell office:value-type="float" office:value="-21.0787">
            <text:p>-21.0787</text:p>
          </table:table-cell>
          <table:table-cell office:value-type="float" office:value="55.2256">
            <text:p>55.2256</text:p>
          </table:table-cell>
          <table:table-cell office:value-type="string">
            <text:p>7/25/2007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9" table:style-name="ce56" office:value-type="string">
            <text:p>NA</text:p>
          </table:table-cell>
          <table:table-cell table:formula="of:=SUM([.O249:.W249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7433">
            <text:p>743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Nosy Bé</text:p>
          </table:table-cell>
          <table:table-cell office:value-type="float" office:value="-13.4139">
            <text:p>-13.4139</text:p>
          </table:table-cell>
          <table:table-cell office:value-type="float" office:value="48.3056">
            <text:p>48.3056</text:p>
          </table:table-cell>
          <table:table-cell office:value-type="string">
            <text:p>5/16/2008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50:.W250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7436">
            <text:p>743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2</text:p>
          </table:table-cell>
          <table:table-cell/>
          <table:table-cell office:value-type="string">
            <text:p>ESU2</text:p>
          </table:table-cell>
          <table:table-cell office:value-type="string">
            <text:p>Nosy Bé</text:p>
          </table:table-cell>
          <table:table-cell office:value-type="float" office:value="-13.4789">
            <text:p>-13.4789</text:p>
          </table:table-cell>
          <table:table-cell office:value-type="float" office:value="48.23655">
            <text:p>48.23655</text:p>
          </table:table-cell>
          <table:table-cell office:value-type="string">
            <text:p>5/23/2008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51:.W251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7831">
            <text:p>783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needsSeq</text:p>
          </table:table-cell>
          <table:table-cell/>
          <table:table-cell office:value-type="string">
            <text:p>ESU3</text:p>
          </table:table-cell>
          <table:table-cell office:value-type="string">
            <text:p>Nosy Bé</text:p>
          </table:table-cell>
          <table:table-cell office:value-type="float" office:value="-13.44624">
            <text:p>-13.44624</text:p>
          </table:table-cell>
          <table:table-cell office:value-type="float" office:value="48.33157">
            <text:p>48.33157</text:p>
          </table:table-cell>
          <table:table-cell office:value-type="string">
            <text:p>5/26/2008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52:.W252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7966">
            <text:p>796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Moorea</text:p>
          </table:table-cell>
          <table:table-cell office:value-type="float" office:value="-17.49631">
            <text:p>-17.49631</text:p>
          </table:table-cell>
          <table:table-cell office:value-type="float" office:value="-149.75295">
            <text:p>-149.75295</text:p>
          </table:table-cell>
          <table:table-cell office:value-type="string">
            <text:p>10/15/2008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9" table:style-name="ce56" office:value-type="string">
            <text:p>NA</text:p>
          </table:table-cell>
          <table:table-cell table:formula="of:=SUM([.O253:.W25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8388">
            <text:p>838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Lizard Island</text:p>
          </table:table-cell>
          <table:table-cell office:value-type="float" office:value="-14.7483">
            <text:p>-14.7483</text:p>
          </table:table-cell>
          <table:table-cell office:value-type="float" office:value="145.5165">
            <text:p>145.5165</text:p>
          </table:table-cell>
          <table:table-cell office:value-type="string">
            <text:p>2/17/2009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9" table:style-name="ce56" office:value-type="string">
            <text:p>NA</text:p>
          </table:table-cell>
          <table:table-cell table:formula="of:=SUM([.O254:.W254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8690">
            <text:p>869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Moorea</text:p>
          </table:table-cell>
          <table:table-cell office:value-type="float" office:value="-17.51448">
            <text:p>-17.51448</text:p>
          </table:table-cell>
          <table:table-cell office:value-type="float" office:value="-149.7616">
            <text:p>-149.7616</text:p>
          </table:table-cell>
          <table:table-cell office:value-type="string">
            <text:p>10/23/2008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55:.W255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8705">
            <text:p>8705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2</text:p>
          </table:table-cell>
          <table:table-cell/>
          <table:table-cell table:style-name="ce42" office:value-type="string">
            <text:p>ESU2</text:p>
          </table:table-cell>
          <table:table-cell office:value-type="string">
            <text:p>Moorea</text:p>
          </table:table-cell>
          <table:table-cell office:value-type="float" office:value="-17.48">
            <text:p>-17.48</text:p>
          </table:table-cell>
          <table:table-cell office:value-type="float" office:value="-149.825">
            <text:p>-149.825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9" table:style-name="ce56" office:value-type="string">
            <text:p>NA</text:p>
          </table:table-cell>
          <table:table-cell table:formula="of:=SUM([.O256:.W256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8706">
            <text:p>870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Moorea</text:p>
          </table:table-cell>
          <table:table-cell office:value-type="float" office:value="-17.48">
            <text:p>-17.48</text:p>
          </table:table-cell>
          <table:table-cell office:value-type="float" office:value="-149.825">
            <text:p>-149.825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9" table:style-name="ce56" office:value-type="string">
            <text:p>NA</text:p>
          </table:table-cell>
          <table:table-cell table:formula="of:=SUM([.O257:.W257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8951">
            <text:p>8951</text:p>
          </table:table-cell>
          <table:table-cell office:value-type="string">
            <text:p>Holothuria</text:p>
          </table:table-cell>
          <table:table-cell office:value-type="string">
            <text:p>gracilis</text:p>
          </table:table-cell>
          <table:table-cell office:value-type="string">
            <text:p>ESU1</text:p>
          </table:table-cell>
          <table:table-cell/>
          <table:table-cell table:style-name="ce42" office:value-type="string">
            <text:p>ESU1</text:p>
          </table:table-cell>
          <table:table-cell office:value-type="string">
            <text:p>Palau</text:p>
          </table:table-cell>
          <table:table-cell office:value-type="float" office:value="13.5">
            <text:p>13.5</text:p>
          </table:table-cell>
          <table:table-cell office:value-type="float" office:value="144.8">
            <text:p>144.8</text:p>
          </table:table-cell>
          <table:table-cell office:value-type="string">
            <text:p>2/10/2004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58:.W25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9049">
            <text:p>904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P</text:p>
          </table:table-cell>
          <table:table-cell/>
          <table:table-cell office:value-type="string">
            <text:p>EP</text:p>
          </table:table-cell>
          <table:table-cell office:value-type="string">
            <text:p>Panama</text:p>
          </table:table-cell>
          <table:table-cell office:value-type="float" office:value="8.6317">
            <text:p>8.6317</text:p>
          </table:table-cell>
          <table:table-cell office:value-type="float" office:value="-79.0299">
            <text:p>-79.0299</text:p>
          </table:table-cell>
          <table:table-cell office:value-type="float" office:value="2008">
            <text:p>2008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59:.W25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9054">
            <text:p>905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P</text:p>
          </table:table-cell>
          <table:table-cell/>
          <table:table-cell office:value-type="string">
            <text:p>EP</text:p>
          </table:table-cell>
          <table:table-cell office:value-type="string">
            <text:p>Panama</text:p>
          </table:table-cell>
          <table:table-cell office:value-type="float" office:value="8.6317">
            <text:p>8.6317</text:p>
          </table:table-cell>
          <table:table-cell office:value-type="float" office:value="-79.0299">
            <text:p>-79.0299</text:p>
          </table:table-cell>
          <table:table-cell office:value-type="float" office:value="2008">
            <text:p>2008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60:.W26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9055">
            <text:p>9055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P</text:p>
          </table:table-cell>
          <table:table-cell/>
          <table:table-cell office:value-type="string">
            <text:p>EP</text:p>
          </table:table-cell>
          <table:table-cell office:value-type="string">
            <text:p>Panama</text:p>
          </table:table-cell>
          <table:table-cell office:value-type="float" office:value="8.6317">
            <text:p>8.6317</text:p>
          </table:table-cell>
          <table:table-cell office:value-type="float" office:value="-79.0299">
            <text:p>-79.0299</text:p>
          </table:table-cell>
          <table:table-cell office:value-type="float" office:value="2008">
            <text:p>2008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61:.W26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9056">
            <text:p>905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P</text:p>
          </table:table-cell>
          <table:table-cell/>
          <table:table-cell office:value-type="string">
            <text:p>EP</text:p>
          </table:table-cell>
          <table:table-cell office:value-type="string">
            <text:p>Panama</text:p>
          </table:table-cell>
          <table:table-cell office:value-type="float" office:value="8.6317">
            <text:p>8.6317</text:p>
          </table:table-cell>
          <table:table-cell office:value-type="float" office:value="-79.0299">
            <text:p>-79.0299</text:p>
          </table:table-cell>
          <table:table-cell office:value-type="float" office:value="2008">
            <text:p>2008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62:.W262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9848">
            <text:p>984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2</text:p>
          </table:table-cell>
          <table:table-cell/>
          <table:table-cell office:value-type="string">
            <text:p>ESU2</text:p>
          </table:table-cell>
          <table:table-cell office:value-type="string">
            <text:p>Moorea</text:p>
          </table:table-cell>
          <table:table-cell office:value-type="float" office:value="-17.498214">
            <text:p>-17.498214</text:p>
          </table:table-cell>
          <table:table-cell office:value-type="float" office:value="-149.754865">
            <text:p>-149.754865</text:p>
          </table:table-cell>
          <table:table-cell office:value-type="string">
            <text:p>11/16/2009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63:.W263])" office:value-type="float" office:value="0">
            <text:p>0</text:p>
          </table:table-cell>
          <table:table-cell table:style-name="ce42" table:number-columns-repeated="1000"/>
        </table:table-row>
        <table:table-row table:style-name="ro2">
          <table:table-cell office:value-type="float" office:value="10341">
            <text:p>1034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Guam</text:p>
          </table:table-cell>
          <table:table-cell office:value-type="float" office:value="13.462">
            <text:p>13.462</text:p>
          </table:table-cell>
          <table:table-cell office:value-type="float" office:value="144.635">
            <text:p>144.635</text:p>
          </table:table-cell>
          <table:table-cell office:value-type="string">
            <text:p>6/15/2010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9" table:style-name="ce56" office:value-type="string">
            <text:p>NA</text:p>
          </table:table-cell>
          <table:table-cell table:formula="of:=SUM([.O264:.W26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0344">
            <text:p>1034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Guam</text:p>
          </table:table-cell>
          <table:table-cell office:value-type="float" office:value="13.494621">
            <text:p>13.494621</text:p>
          </table:table-cell>
          <table:table-cell office:value-type="float" office:value="144.770047">
            <text:p>144.770047</text:p>
          </table:table-cell>
          <table:table-cell office:value-type="string">
            <text:p>6/18/2010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9" table:style-name="ce56" office:value-type="string">
            <text:p>NA</text:p>
          </table:table-cell>
          <table:table-cell table:formula="of:=SUM([.O265:.W26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0392">
            <text:p>10392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Okinawa</text:p>
          </table:table-cell>
          <table:table-cell office:value-type="float" office:value="26.406339">
            <text:p>26.406339</text:p>
          </table:table-cell>
          <table:table-cell office:value-type="float" office:value="127.844547">
            <text:p>127.844547</text:p>
          </table:table-cell>
          <table:table-cell office:value-type="string">
            <text:p>6/29/2010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9" table:style-name="ce56" office:value-type="string">
            <text:p>NA</text:p>
          </table:table-cell>
          <table:table-cell table:formula="of:=SUM([.O266:.W26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0658">
            <text:p>1065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2</text:p>
          </table:table-cell>
          <table:table-cell/>
          <table:table-cell office:value-type="string">
            <text:p>ESU2</text:p>
          </table:table-cell>
          <table:table-cell office:value-type="string">
            <text:p>Okinawa</text:p>
          </table:table-cell>
          <table:table-cell office:value-type="float" office:value="26.328821">
            <text:p>26.328821</text:p>
          </table:table-cell>
          <table:table-cell office:value-type="float" office:value="127.744105">
            <text:p>127.744105</text:p>
          </table:table-cell>
          <table:table-cell office:value-type="string">
            <text:p>7/20/2010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9" table:style-name="ce56" office:value-type="string">
            <text:p>NA</text:p>
          </table:table-cell>
          <table:table-cell table:formula="of:=SUM([.O267:.W26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0709">
            <text:p>1070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/>
          <table:table-cell table:style-name="ce45"/>
          <table:table-cell office:value-type="string">
            <text:p>Guam</text:p>
          </table:table-cell>
          <table:table-cell office:value-type="float" office:value="13.5">
            <text:p>13.5</text:p>
          </table:table-cell>
          <table:table-cell office:value-type="float" office:value="144.8">
            <text:p>144.8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9" table:style-name="ce56" office:value-type="string">
            <text:p>NA</text:p>
          </table:table-cell>
          <table:table-cell table:formula="of:=SUM([.O268:.W26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0950">
            <text:p>1095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Okinawa</text:p>
          </table:table-cell>
          <table:table-cell office:value-type="float" office:value="26.444199">
            <text:p>26.444199</text:p>
          </table:table-cell>
          <table:table-cell office:value-type="float" office:value="127.772746">
            <text:p>127.772746</text:p>
          </table:table-cell>
          <table:table-cell office:value-type="string">
            <text:p>5/14/2011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9" table:style-name="ce56" office:value-type="string">
            <text:p>NA</text:p>
          </table:table-cell>
          <table:table-cell table:formula="of:=SUM([.O269:.W26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0959">
            <text:p>1095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Okinawa</text:p>
          </table:table-cell>
          <table:table-cell office:value-type="float" office:value="26.251732">
            <text:p>26.251732</text:p>
          </table:table-cell>
          <table:table-cell office:value-type="float" office:value="127.672239">
            <text:p>127.672239</text:p>
          </table:table-cell>
          <table:table-cell office:value-type="string">
            <text:p>5/15/2011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9" table:style-name="ce56" office:value-type="string">
            <text:p>NA</text:p>
          </table:table-cell>
          <table:table-cell table:formula="of:=SUM([.O270:.W27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1304">
            <text:p>1130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2</text:p>
          </table:table-cell>
          <table:table-cell/>
          <table:table-cell office:value-type="string">
            <text:p>ESU2</text:p>
          </table:table-cell>
          <table:table-cell office:value-type="string">
            <text:p>Guam</text:p>
          </table:table-cell>
          <table:table-cell office:value-type="float" office:value="13.5">
            <text:p>13.5</text:p>
          </table:table-cell>
          <table:table-cell office:value-type="float" office:value="144.8">
            <text:p>144.8</text:p>
          </table:table-cell>
          <table:table-cell office:value-type="string">
            <text:p>7/2009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71:.W271])" office:value-type="float" office:value="0">
            <text:p>0</text:p>
          </table:table-cell>
          <table:table-cell table:style-name="ce53"/>
          <table:table-cell table:style-name="ce47"/>
          <table:table-cell/>
          <table:table-cell table:style-name="ce53"/>
          <table:table-cell table:style-name="ce47" table:number-columns-repeated="2"/>
          <table:table-cell table:style-name="ce53"/>
          <table:table-cell table:number-columns-repeated="993"/>
        </table:table-row>
        <table:table-row table:style-name="ro2">
          <table:table-cell office:value-type="float" office:value="11305">
            <text:p>11305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2</text:p>
          </table:table-cell>
          <table:table-cell/>
          <table:table-cell office:value-type="string">
            <text:p>ESU2</text:p>
          </table:table-cell>
          <table:table-cell office:value-type="string">
            <text:p>Guam</text:p>
          </table:table-cell>
          <table:table-cell office:value-type="float" office:value="13.5">
            <text:p>13.5</text:p>
          </table:table-cell>
          <table:table-cell office:value-type="float" office:value="144.8">
            <text:p>144.8</text:p>
          </table:table-cell>
          <table:table-cell table:style-name="ce50" office:value-type="string">
            <text:p>08/25/11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72:.W272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11383">
            <text:p>1138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2</text:p>
          </table:table-cell>
          <table:table-cell/>
          <table:table-cell office:value-type="string">
            <text:p>ESU2</text:p>
          </table:table-cell>
          <table:table-cell office:value-type="string">
            <text:p>Chuuk</text:p>
          </table:table-cell>
          <table:table-cell office:value-type="float" office:value="7.271582">
            <text:p>7.271582</text:p>
          </table:table-cell>
          <table:table-cell office:value-type="float" office:value="151.535942">
            <text:p>151.535942</text:p>
          </table:table-cell>
          <table:table-cell table:style-name="ce50" office:value-type="string">
            <text:p>07/10/11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73:.W27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1427">
            <text:p>1142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Yap</text:p>
          </table:table-cell>
          <table:table-cell office:value-type="float" office:value="9.3329">
            <text:p>9.3329</text:p>
          </table:table-cell>
          <table:table-cell office:value-type="float" office:value="138.0557">
            <text:p>138.0557</text:p>
          </table:table-cell>
          <table:table-cell table:style-name="ce50" office:value-type="string">
            <text:p>12/11/09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74:.W274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12163">
            <text:p>1216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/>
          <table:table-cell office:value-type="string">
            <text:p>RedSea</text:p>
          </table:table-cell>
          <table:table-cell office:value-type="string">
            <text:p>Saudi Arabia</text:p>
          </table:table-cell>
          <table:table-cell table:style-name="Excel_20_Built-in_20_Normal_5f_Sheet1" office:value-type="float" office:value="22.2907">
            <text:p>22.2907</text:p>
          </table:table-cell>
          <table:table-cell table:style-name="Excel_20_Built-in_20_Normal_5f_Sheet1" office:value-type="float" office:value="39.0801">
            <text:p>39.0801</text:p>
          </table:table-cell>
          <table:table-cell office:value-type="string">
            <text:p>10/10/2012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75:.W275])" office:value-type="float" office:value="0">
            <text:p>0</text:p>
          </table:table-cell>
          <table:table-cell table:style-name="ce53" table:number-columns-repeated="2"/>
          <table:table-cell/>
          <table:table-cell table:style-name="ce53"/>
          <table:table-cell table:style-name="ce47" table:number-columns-repeated="2"/>
          <table:table-cell table:style-name="ce53"/>
          <table:table-cell table:number-columns-repeated="993"/>
        </table:table-row>
        <table:table-row table:style-name="ro2">
          <table:table-cell office:value-type="float" office:value="12207">
            <text:p>1220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/>
          <table:table-cell office:value-type="string">
            <text:p>ESU2</text:p>
          </table:table-cell>
          <table:table-cell office:value-type="string">
            <text:p>Guam</text:p>
          </table:table-cell>
          <table:table-cell table:style-name="Excel_20_Built-in_20_Normal_5f_Sheet1" office:value-type="float" office:value="13.5">
            <text:p>13.5</text:p>
          </table:table-cell>
          <table:table-cell table:style-name="Excel_20_Built-in_20_Normal_5f_Sheet1" office:value-type="float" office:value="144.8">
            <text:p>144.8</text:p>
          </table:table-cell>
          <table:table-cell office:value-type="string">
            <text:p>8/8/1970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76:.W27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2283">
            <text:p>1228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/>
          <table:table-cell office:value-type="string">
            <text:p>ESU1? (too old)</text:p>
          </table:table-cell>
          <table:table-cell office:value-type="string">
            <text:p>Guam</text:p>
          </table:table-cell>
          <table:table-cell table:style-name="Excel_20_Built-in_20_Normal_5f_Sheet1" office:value-type="float" office:value="13.5">
            <text:p>13.5</text:p>
          </table:table-cell>
          <table:table-cell table:style-name="Excel_20_Built-in_20_Normal_5f_Sheet1" office:value-type="float" office:value="144.8">
            <text:p>144.8</text:p>
          </table:table-cell>
          <table:table-cell office:value-type="float" office:value="1966">
            <text:p>1966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77:.W27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2290">
            <text:p>1229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/>
          <table:table-cell office:value-type="string">
            <text:p>ESU2</text:p>
          </table:table-cell>
          <table:table-cell office:value-type="string">
            <text:p>Guam</text:p>
          </table:table-cell>
          <table:table-cell table:style-name="Excel_20_Built-in_20_Normal_5f_Sheet1" office:value-type="float" office:value="13.5">
            <text:p>13.5</text:p>
          </table:table-cell>
          <table:table-cell table:style-name="Excel_20_Built-in_20_Normal_5f_Sheet1" office:value-type="float" office:value="144.8">
            <text:p>144.8</text:p>
          </table:table-cell>
          <table:table-cell office:value-type="string">
            <text:p>4/5/1975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78:.W278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12291">
            <text:p>1229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/>
          <table:table-cell office:value-type="string">
            <text:p>? too old</text:p>
          </table:table-cell>
          <table:table-cell office:value-type="string">
            <text:p>Palau</text:p>
          </table:table-cell>
          <table:table-cell table:style-name="Excel_20_Built-in_20_Normal_5f_Sheet1" office:value-type="float" office:value="6.978693">
            <text:p>6.978693</text:p>
          </table:table-cell>
          <table:table-cell table:style-name="Excel_20_Built-in_20_Normal_5f_Sheet1" office:value-type="float" office:value="134.228886">
            <text:p>134.228886</text:p>
          </table:table-cell>
          <table:table-cell office:value-type="string">
            <text:p>8/14/1966</text:p>
          </table:table-cell>
          <table:table-cell table:style-name="ce53" table:number-columns-repeated="4"/>
          <table:table-cell table:number-columns-repeated="9" table:style-name="ce56" office:value-type="string">
            <text:p>NA</text:p>
          </table:table-cell>
          <table:table-cell table:formula="of:=SUM([.O279:.W27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2342">
            <text:p>12342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/>
          <table:table-cell office:value-type="string">
            <text:p>ESU2? (too old)</text:p>
          </table:table-cell>
          <table:table-cell office:value-type="string">
            <text:p>Guam</text:p>
          </table:table-cell>
          <table:table-cell table:style-name="Excel_20_Built-in_20_Normal_5f_Sheet1" office:value-type="float" office:value="13.5">
            <text:p>13.5</text:p>
          </table:table-cell>
          <table:table-cell table:style-name="Excel_20_Built-in_20_Normal_5f_Sheet1" office:value-type="float" office:value="144.8">
            <text:p>144.8</text:p>
          </table:table-cell>
          <table:table-cell office:value-type="string">
            <text:p>6/10/1977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80:.W280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12364">
            <text:p>1236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/>
          <table:table-cell office:value-type="string">
            <text:p>mixed</text:p>
          </table:table-cell>
          <table:table-cell office:value-type="string">
            <text:p>Kosrae</text:p>
          </table:table-cell>
          <table:table-cell table:style-name="Excel_20_Built-in_20_Normal_5f_Sheet1" office:value-type="float" office:value="5.371358">
            <text:p>5.371358</text:p>
          </table:table-cell>
          <table:table-cell table:style-name="Excel_20_Built-in_20_Normal_5f_Sheet1" office:value-type="float" office:value="163.008345">
            <text:p>163.008345</text:p>
          </table:table-cell>
          <table:table-cell office:value-type="string">
            <text:p>8/22/1992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81:.W281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12551">
            <text:p>1255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/>
          <table:table-cell office:value-type="string">
            <text:p>?? (missing)</text:p>
          </table:table-cell>
          <table:table-cell office:value-type="string">
            <text:p>Saipan</text:p>
          </table:table-cell>
          <table:table-cell table:style-name="Excel_20_Built-in_20_Normal_5f_Sheet1" office:value-type="float" office:value="15.158461">
            <text:p>15.158461</text:p>
          </table:table-cell>
          <table:table-cell table:style-name="Excel_20_Built-in_20_Normal_5f_Sheet1" office:value-type="float" office:value="145.767341">
            <text:p>145.767341</text:p>
          </table:table-cell>
          <table:table-cell table:number-columns-repeated="5"/>
          <table:table-cell table:number-columns-repeated="9" table:style-name="ce56" office:value-type="string">
            <text:p>NA</text:p>
          </table:table-cell>
          <table:table-cell table:formula="of:=SUM([.O282:.W28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2636">
            <text:p>1263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/>
          <table:table-cell office:value-type="string">
            <text:p>ESU1? (juvenile)</text:p>
          </table:table-cell>
          <table:table-cell office:value-type="string">
            <text:p>Guam</text:p>
          </table:table-cell>
          <table:table-cell table:style-name="Excel_20_Built-in_20_Normal_5f_Sheet1" office:value-type="float" office:value="13.5">
            <text:p>13.5</text:p>
          </table:table-cell>
          <table:table-cell table:style-name="Excel_20_Built-in_20_Normal_5f_Sheet1" office:value-type="float" office:value="144.8">
            <text:p>144.8</text:p>
          </table:table-cell>
          <table:table-cell office:value-type="string">
            <text:p>3/12/1999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83:.W283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12658">
            <text:p>1265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/>
          <table:table-cell office:value-type="string">
            <text:p>ESU2? (too old)</text:p>
          </table:table-cell>
          <table:table-cell office:value-type="string">
            <text:p>Kosrae</text:p>
          </table:table-cell>
          <table:table-cell table:style-name="Excel_20_Built-in_20_Normal_5f_Sheet1" office:value-type="float" office:value="5.362227">
            <text:p>5.362227</text:p>
          </table:table-cell>
          <table:table-cell table:style-name="Excel_20_Built-in_20_Normal_5f_Sheet1" office:value-type="float" office:value="162.966964">
            <text:p>162.966964</text:p>
          </table:table-cell>
          <table:table-cell office:value-type="string">
            <text:p>5/26/1979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84:.W284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string">
            <text:p>7055a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assignESU</text:p>
          </table:table-cell>
          <table:table-cell table:style-name="ce45" office:value-type="string">
            <text:p>ESU2????</text:p>
          </table:table-cell>
          <table:table-cell office:value-type="string">
            <text:p>ESU1</text:p>
          </table:table-cell>
          <table:table-cell office:value-type="string">
            <text:p>Mayotte</text:p>
          </table:table-cell>
          <table:table-cell office:value-type="float" office:value="-12.947371">
            <text:p>-12.947371</text:p>
          </table:table-cell>
          <table:table-cell office:value-type="float" office:value="45.099797">
            <text:p>45.099797</text:p>
          </table:table-cell>
          <table:table-cell office:value-type="string">
            <text:p>5/29/2008</text:p>
          </table:table-cell>
          <table:table-cell/>
          <table:table-cell office:value-type="string">
            <text:p>extracted as C0206, but most likely contamination, needs re-extract</text:p>
          </table:table-cell>
          <table:table-cell table:number-columns-repeated="2"/>
          <table:table-cell table:number-columns-repeated="9" table:style-name="ce56" office:value-type="string">
            <text:p>NA</text:p>
          </table:table-cell>
          <table:table-cell table:formula="of:=SUM([.O285:.W285])" office:value-type="float" office:value="0">
            <text:p>0</text:p>
          </table:table-cell>
          <table:table-cell table:number-columns-repeated="1000"/>
        </table:table-row>
        <table:table-row table:style-name="ro2" table:number-rows-repeated="10482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vot Table_Sheet1_1" table:style-name="ta1">
        <table:table-column table:style-name="co8" table:default-cell-style-name="ce20"/>
        <table:table-column table:style-name="co8" table:default-cell-style-name="ce25"/>
        <table:table-column table:style-name="co8" table:default-cell-style-name="Pivot_20_Table_20_Value"/>
        <table:table-column table:style-name="co8" table:default-cell-style-name="ce36"/>
        <table:table-row table:style-name="ro2">
          <table:table-cell table:style-name="Default" office:value-type="string">
            <text:p>Filter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17"/>
          <table:table-cell table:style-name="ce22" office:value-type="string">
            <text:p>Data</text:p>
          </table:table-cell>
          <table:table-cell table:style-name="ce28"/>
          <table:table-cell table:style-name="ce33"/>
        </table:table-row>
        <table:table-row table:style-name="ro2">
          <table:table-cell table:style-name="ce18" office:value-type="string">
            <text:p>ESU</text:p>
          </table:table-cell>
          <table:table-cell table:style-name="ce23" office:value-type="string">
            <text:p>Count - COI</text:p>
          </table:table-cell>
          <table:table-cell table:style-name="ce29" office:value-type="string">
            <text:p>Count - 16S</text:p>
          </table:table-cell>
          <table:table-cell table:style-name="ce34" office:value-type="string">
            <text:p>Count - 16Sc</text:p>
          </table:table-cell>
        </table:table-row>
        <table:table-row table:style-name="ro2">
          <table:table-cell table:style-name="ce19" office:value-type="string">
            <text:p>(empty)</text:p>
          </table:table-cell>
          <table:table-cell table:style-name="ce24" office:value-type="float" office:value="2">
            <text:p>2</text:p>
          </table:table-cell>
          <table:table-cell table:style-name="ce30"/>
          <table:table-cell table:style-name="ce35" office:value-type="float" office:value="1">
            <text:p>1</text:p>
          </table:table-cell>
        </table:table-row>
        <table:table-row table:style-name="ro2">
          <table:table-cell office:value-type="string">
            <text:p>BandW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EP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ESU1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ESU2</text:p>
          </table:table-cell>
          <table:table-cell table:number-columns-repeated="2" office:value-type="float" office:value="12">
            <text:p>12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ESU3</text:p>
          </table:table-cell>
          <table:table-cell table:number-columns-repeated="3" office:value-type="float" office:value="7">
            <text:p>7</text:p>
          </table:table-cell>
        </table:table-row>
        <table:table-row table:style-name="ro2">
          <table:table-cell office:value-type="string">
            <text:p>Gala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string">
            <text:p>gracilis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</table:table-row>
        <table:table-row table:style-name="ro2">
          <table:table-cell office:value-type="string">
            <text:p>Hawaii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Medit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RedSea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tiger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WA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string">
            <text:p>Wpac</text:p>
          </table:table-cell>
          <table:table-cell table:style-name="ce26" office:value-type="float" office:value="4">
            <text:p>4</text:p>
          </table:table-cell>
          <table:table-cell table:style-name="ce31" office:value-type="float" office:value="4">
            <text:p>4</text:p>
          </table:table-cell>
          <table:table-cell table:style-name="ce37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Result</text:p>
          </table:table-cell>
          <table:table-cell table:style-name="ce27" office:value-type="float" office:value="92">
            <text:p>92</text:p>
          </table:table-cell>
          <table:table-cell table:style-name="ce32" office:value-type="float" office:value="89">
            <text:p>89</text:p>
          </table:table-cell>
          <table:table-cell table:style-name="ce38" office:value-type="float" office:value="64">
            <text:p>64</text:p>
          </table:table-cell>
        </table:table-row>
      </table:table>
      <table:table table:name="contaminations" table:style-name="ta1" table:print="false">
        <table:table-column table:style-name="co8" table:number-columns-repeated="12" table:default-cell-style-name="Default"/>
        <table:table-row table:style-name="ro2">
          <table:table-cell office:value-type="string">
            <text:p>UF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ESU</text:p>
          </table:table-cell>
          <table:table-cell office:value-type="string">
            <text:p>Country</text:p>
          </table:table-cell>
          <table:table-cell office:value-type="string">
            <text:p>Date Collected</text:p>
          </table:table-cell>
          <table:table-cell office:value-type="string">
            <text:p>ExtractionNb</text:p>
          </table:table-cell>
          <table:table-cell office:value-type="string">
            <text:p>COI</text:p>
          </table:table-cell>
          <table:table-cell office:value-type="string">
            <text:p>16S</text:p>
          </table:table-cell>
          <table:table-cell office:value-type="string">
            <text:p>16Sc</text:p>
          </table:table-cell>
          <table:table-cell office:value-type="string">
            <text:p>Notes</text:p>
          </table:table-cell>
          <table:table-cell office:value-type="string">
            <text:p>Notes2</text:p>
          </table:table-cell>
        </table:table-row>
        <table:table-row table:style-name="ro2">
          <table:table-cell office:value-type="float" office:value="8669">
            <text:p>8669</text:p>
          </table:table-cell>
          <table:table-cell office:value-type="string">
            <text:p>Holothuria</text:p>
          </table:table-cell>
          <table:table-cell/>
          <table:table-cell office:value-type="string">
            <text:p>ESU1</text:p>
          </table:table-cell>
          <table:table-cell office:value-type="string">
            <text:p>New Caledonia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identified as edulis</text:p>
          </table:table-cell>
          <table:table-cell office:value-type="string">
            <text:p>contamination</text:p>
          </table:table-cell>
        </table:table-row>
        <table:table-row table:style-name="ro2">
          <table:table-cell office:value-type="float" office:value="5314">
            <text:p>531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tiger</text:p>
          </table:table-cell>
          <table:table-cell office:value-type="string">
            <text:p>Moorea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identified as atra</text:p>
          </table:table-cell>
          <table:table-cell office:value-type="string">
            <text:p>contamination</text:p>
          </table:table-cell>
        </table:table-row>
        <table:table-row table:style-name="ro2">
          <table:table-cell office:value-type="float" office:value="573">
            <text:p>573</text:p>
          </table:table-cell>
          <table:table-cell office:value-type="string">
            <text:p>Holothuria</text:p>
          </table:table-cell>
          <table:table-cell office:value-type="string">
            <office:annotation draw:style-name="gr1" draw:text-style-name="P1" svg:width="1.1413in" svg:height="0.5457in" svg:x="2.9031in" svg:y="0.3543in" draw:caption-point-x="-0.2303in" draw:caption-point-y="0.1535in">
              <dc:creator>FM</dc:creator>
              <dc:date>2011-09-02T00:00:00</dc:date>
              <text:p text:style-name="P1"><text:span text:style-name="T1">Identified as hawaiensis in UF </text:span></text:p>
              <text:p text:style-name="P1"><text:span text:style-name="T1">database</text:span></text:p>
            </office:annotation>
            <text:p>impatiens</text:p>
          </table:table-cell>
          <table:table-cell/>
          <table:table-cell office:value-type="string">
            <text:p>Tikehau</text:p>
          </table:table-cell>
          <table:table-cell office:value-type="string">
            <text:p>6/10/2001</text:p>
          </table:table-cell>
          <table:table-cell office:value-type="string">
            <text:p>G047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identified as hawaiensis</text:p>
          </table:table-cell>
          <table:table-cell office:value-type="string">
            <text:p>contamination</text:p>
          </table:table-cell>
        </table:table-row>
        <table:table-row table:style-name="ro2">
          <table:table-cell office:value-type="float" office:value="7339">
            <text:p>733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not impatiens</text:p>
          </table:table-cell>
          <table:table-cell office:value-type="string">
            <text:p>Nosy Bé</text:p>
          </table:table-cell>
          <table:table-cell office:value-type="string">
            <text:p>5/11/2008</text:p>
          </table:table-cell>
          <table:table-cell office:value-type="string">
            <text:p>FLMNH_43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contamination</text:p>
          </table:table-cell>
        </table:table-row>
        <table:table-row table:style-name="ro2">
          <table:table-cell table:style-name="ce39" office:value-type="string">
            <text:p>???</text:p>
          </table:table-cell>
          <table:table-cell table:style-name="ce40" table:number-columns-repeated="5"/>
          <table:table-cell table:style-name="ce40" office:value-type="string">
            <text:p>X051</text:p>
          </table:table-cell>
          <table:table-cell table:style-name="ce40"/>
          <table:table-cell table:style-name="ce40" office:value-type="string">
            <text:p>yes</text:p>
          </table:table-cell>
          <table:table-cell table:number-columns-repeated="3"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main.A1:main.X285" table:display-filter-buttons="true">
          <table:sort>
            <table:sort-by table:field-number="10" table:data-type="automatic"/>
          </table:sort>
        </table:database-range>
      </table:database-ranges>
      <table:data-pilot-tables>
        <table:data-pilot-table table:name="DataPilot1" table:application-data="" table:target-range-address="'Pivot Table_Sheet1_1'.A1:'Pivot Table_Sheet1_1'.D19" table:buttons="'Pivot Table_Sheet1_1'.A1 'Pivot Table_Sheet1_1'.A4 'Pivot Table_Sheet1_1'.B3" table:grand-total="row" table:ignore-empty-rows="true">
          <table:source-cell-range table:cell-range-address="main.A1:main.T273">
            <table:filter table:condition-source-range-address="">
              <table:filter-or>
                <table:filter-condition table:field-number="9" table:value="yes" table:operator="="/>
                <table:filter-condition table:field-number="10" table:value="yes" table:operator="="/>
                <table:filter-condition table:field-number="11" table:value="yes" table:operator="="/>
              </table:filter-or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/>
          </table:data-pilot-field>
          <table:data-pilot-field table:source-field-name="ESU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BandW" table:display="true" table:show-details="true"/>
                <table:data-pilot-member table:name="EP" table:display="true" table:show-details="true"/>
                <table:data-pilot-member table:name="ESU1" table:display="true" table:show-details="true"/>
                <table:data-pilot-member table:name="ESU2" table:display="true" table:show-details="true"/>
                <table:data-pilot-member table:name="ESU3" table:display="true" table:show-details="true"/>
                <table:data-pilot-member table:name="Gala" table:display="true" table:show-details="true"/>
                <table:data-pilot-member table:name="gracilis" table:display="true" table:show-details="true"/>
                <table:data-pilot-member table:name="Hawaii" table:display="true" table:show-details="true"/>
                <table:data-pilot-member table:name="Medit" table:display="true" table:show-details="true"/>
                <table:data-pilot-member table:name="RedSea" table:display="true" table:show-details="true"/>
                <table:data-pilot-member table:name="tiger" table:display="true" table:show-details="true"/>
                <table:data-pilot-member table:name="WA" table:display="true" table:show-details="true"/>
                <table:data-pilot-member table:name="Wpa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I" table:orientation="data" table:used-hierarchy="0" table:function="count">
            <table:data-pilot-level table:show-empty="false">
              <table:data-pilot-members>
                <table:data-pilot-member table:name="" table:display="true" table:show-details="true"/>
                <table:data-pilot-member table:name="y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16S" table:orientation="data" table:used-hierarchy="0" table:function="count">
            <table:data-pilot-level table:show-empty="false">
              <table:data-pilot-members>
                <table:data-pilot-member table:name="" table:display="true" table:show-details="true"/>
                <table:data-pilot-member table:name="pcr failed" table:display="true" table:show-details="true"/>
                <table:data-pilot-member table:name="todo" table:display="true" table:show-details="true"/>
                <table:data-pilot-member table:name="y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16Sc" table:orientation="data" table:used-hierarchy="0" table:function="count">
            <table:data-pilot-level table:show-empty="false">
              <table:data-pilot-members>
                <table:data-pilot-member table:name="" table:display="true" table:show-details="true"/>
                <table:data-pilot-member table:name="pcr failed" table:display="true" table:show-details="true"/>
                <table:data-pilot-member table:name="y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9P0"/>
    </number:currency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50">
      <number:month number:style="long"/>
      <number:text>-</number:text>
      <number:day number:style="long"/>
      <number:text>-</number:text>
      <number:year/>
    </number:date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number:number-style style:name="N160P0" style:volatile="true">
      <number:text>$</number:text>
      <number:number number:decimal-places="0" number:min-integer-digits="1" number:grouping="true"/>
    </number:number-style>
    <number:number-style style:name="N160">
      <number:text>-$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text>$</number:text>
      <number:number number:decimal-places="0" number:min-integer-digits="1" number:grouping="true"/>
    </number:number-style>
    <number:number-style style:name="N161">
      <style:text-properties fo:color="#ff0000"/>
      <number:text>-$</number:text>
      <number:number number:decimal-places="0" number:min-integer-digits="1" number:grouping="true"/>
      <style:map style:condition="value()&gt;=0" style:apply-style-name="N161P0"/>
    </number:number-style>
    <number:number-style style:name="N163P0" style:volatile="true">
      <number:text>$</number:text>
      <number:number number:decimal-places="2" number:min-integer-digits="1" number:grouping="true"/>
    </number:number-style>
    <number:number-style style:name="N163">
      <number:text>-$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2" number:min-integer-digits="1" number:grouping="true"/>
    </number:number-style>
    <number:number-style style:name="N164">
      <style:text-properties fo:color="#ff0000"/>
      <number:text>-$</number:text>
      <number:number number:decimal-places="2" number:min-integer-digits="1" number:grouping="true"/>
      <style:map style:condition="value()&gt;=0" style:apply-style-name="N164P0"/>
    </number:number-style>
    <number:number-style style:name="N168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68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68P2" style:volatile="true">
      <number:fill-character> </number:fill-character>
      <number:text>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72P1" style:volatile="true">
      <number:text>-$</number:text>
      <number:fill-character> </number:fill-character>
      <number:number number:decimal-places="0" number:min-integer-digits="1" number:grouping="true"/>
      <number:text> </number:text>
    </number:number-style>
    <number:number-style style:name="N172P2" style:volatile="true">
      <number:text> $</number:text>
      <number:fill-character> </number:fill-character>
      <number:text>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76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76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80P1" style:volatile="true">
      <number:text>-$</number:text>
      <number:fill-character> </number:fill-character>
      <number:number number:decimal-places="2" number:min-integer-digits="1" number:grouping="true"/>
      <number:text> </number:text>
    </number:number-style>
    <number:number-style style:name="N180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82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82P2" style:volatile="true">
      <number:text> $</number:text>
      <number:fill-character> </number:fill-character>
      <number:text>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84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84P2" style:volatile="true">
      <number:fill-character> </number:fill-character>
      <number:text>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86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86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88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88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date-style style:name="N189">
      <number:day/>
      <number:text>-</number:text>
      <number:month number:textual="true"/>
      <number:text>-</number:text>
      <number:year/>
    </number:date-style>
    <number:date-style style:name="N190">
      <number:day/>
      <number:text>-</number:text>
      <number:month number:textual="true"/>
    </number:date-style>
    <number:date-style style:name="N191">
      <number:month/>
      <number:text>/</number:text>
      <number:day/>
      <number:text>/</number:text>
      <number:year number:style="long"/>
    </number:date-style>
    <number:date-style style:name="N19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0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09" number:language="en" number:country="CA">
      <number:day number:style="long"/>
      <number:text>-</number:text>
      <number:month number:textual="true"/>
    </number:date-style>
    <number:date-style style:name="N10110" number:language="en" number:country="CA">
      <number:month number:textual="true"/>
      <number:text>-</number:text>
      <number:year/>
    </number:date-style>
    <number:time-style style:name="N10111" number:language="en" number:country="CA">
      <number:hours/>
      <number:text>:</number:text>
      <number:minutes number:style="long"/>
      <number:text> </number:text>
      <number:am-pm/>
    </number:time-style>
    <number:time-style style:name="N1011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</number:date-style>
    <number:number-style style:name="N10117P0" style:volatile="true" number:language="en" number:country="CA">
      <number:number number:decimal-places="0" number:min-integer-digits="1" number:grouping="true"/>
    </number:number-style>
    <number:number-style style:name="N10117" number:language="en" number:country="CA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CA">
      <number:number number:decimal-places="0" number:min-integer-digits="1" number:grouping="true"/>
    </number:number-style>
    <number:number-style style:name="N10118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2" number:min-integer-digits="1" number:grouping="true"/>
    </number:number-style>
    <number:number-style style:name="N10119" number:language="en" number:country="CA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number:min-integer-digits="1" number:grouping="true"/>
    </number:number-style>
    <number:number-style style:name="N10120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CA">
      <number:number number:decimal-places="0" number:min-integer-digits="1" number:grouping="true"/>
      <number:text> </number:text>
    </number:number-style>
    <number:number-style style:name="N10124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10124P2" style:volatile="true" number:language="en" number:country="CA">
      <number:text> - </number:text>
    </number:number-style>
    <number:text-style style:name="N10124" number:language="en" number:country="CA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10128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10128P2" style:volatile="true" number:language="en" number:country="CA">
      <number:currency-symbol/>
      <number:text>- </number:text>
    </number:currency-style>
    <number:text-style style:name="N10128" number:language="en" number:country="CA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CA">
      <number:number number:decimal-places="2" number:min-integer-digits="1" number:grouping="true"/>
      <number:text> </number:text>
    </number:number-style>
    <number:number-style style:name="N10132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10132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10132" number:language="en" number:country="CA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10136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10136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10136" number:language="en" number:country="CA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CA">
      <number:minutes number:style="long"/>
      <number:text>:</number:text>
      <number:seconds number:style="long"/>
    </number:time-style>
    <number:time-style style:name="N10138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CA">
      <number:minutes number:style="long"/>
      <number:text>:</number:text>
      <number:seconds number:style="long" number:decimal-places="1"/>
    </number:time-style>
    <number:number-style style:name="N10140" number:language="en" number:country="CA">
      <number:scientific-number number:decimal-places="1" number:min-integer-digits="3" number:min-exponent-digits="1"/>
    </number:number-style>
    <number:currency-style style:name="N2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19P0"/>
    </number:currency-style>
    <number:currency-style style:name="N2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20P0"/>
    </number:currency-style>
    <number:currency-style style:name="N2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23P0"/>
    </number:currency-style>
    <number:date-style style:name="N20124" number:language="en" number:country="US">
      <number:month/>
      <number:text>/</number:text>
      <number:day/>
      <number:text>/</number:text>
      <number:year number:style="long"/>
    </number:date-style>
    <number:date-style style:name="N20125" number:language="en" number:country="US">
      <number:day/>
      <number:text>-</number:text>
      <number:month number:textual="true"/>
      <number:text>-</number:text>
      <number:year/>
    </number:date-style>
    <number:date-style style:name="N20126" number:language="en" number:country="US">
      <number:day/>
      <number:text>-</number:text>
      <number:month number:textual="true"/>
    </number:date-style>
    <number:date-style style:name="N20127" number:language="en" number:country="US">
      <number:month number:textual="true"/>
      <number:text>-</number:text>
      <number:year/>
    </number:date-style>
    <number:time-style style:name="N20128" number:language="en" number:country="US">
      <number:hours/>
      <number:text>:</number:text>
      <number:minutes number:style="long"/>
      <number:text> </number:text>
      <number:am-pm/>
    </number:time-style>
    <number:time-style style:name="N2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0" number:language="en" number:country="US">
      <number:hours/>
      <number:text>:</number:text>
      <number:minutes number:style="long"/>
    </number:time-style>
    <number:time-style style:name="N2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4P0" style:volatile="true" number:language="en" number:country="US">
      <number:number number:decimal-places="0" number:min-integer-digits="1" number:grouping="true"/>
      <number:text> </number:text>
    </number:number-style>
    <number:number-style style:name="N2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0134P0"/>
    </number:number-style>
    <number:number-style style:name="N20136P0" style:volatile="true" number:language="en" number:country="US">
      <number:number number:decimal-places="2" number:min-integer-digits="1" number:grouping="true"/>
      <number:text> </number:text>
    </number:number-style>
    <number:number-style style:name="N2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20136P0"/>
    </number:number-style>
    <number:number-style style:name="N20140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20140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0140P2" style:volatile="true" number:language="en" number:country="US">
      <number:fill-character> </number:fill-character>
      <number:text>- </number:text>
    </number:number-style>
    <number:text-style style:name="N20140" number:language="en" number:country="US">
      <number:text-content/>
      <number:text> </number:text>
      <style:map style:condition="value()&gt;0" style:apply-style-name="N20140P0"/>
      <style:map style:condition="value()&lt;0" style:apply-style-name="N20140P1"/>
      <style:map style:condition="value()=0" style:apply-style-name="N20140P2"/>
    </number:text-style>
    <number:currency-style style:name="N20144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20144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20144P2" style:volatile="true" number:language="en" number:country="US">
      <number:currency-symbol/>
      <number:fill-character> </number:fill-character>
      <number:text>- </number:text>
    </number:currency-style>
    <number:text-style style:name="N20144" number:language="en" number:country="US">
      <number:text-content/>
      <number:text> </number:text>
      <style:map style:condition="value()&gt;0" style:apply-style-name="N20144P0"/>
      <style:map style:condition="value()&lt;0" style:apply-style-name="N20144P1"/>
      <style:map style:condition="value()=0" style:apply-style-name="N20144P2"/>
    </number:text-style>
    <number:number-style style:name="N20148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20148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0148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20148" number:language="en" number:country="US">
      <number:text-content/>
      <number:text> </number:text>
      <style:map style:condition="value()&gt;0" style:apply-style-name="N20148P0"/>
      <style:map style:condition="value()&lt;0" style:apply-style-name="N20148P1"/>
      <style:map style:condition="value()=0" style:apply-style-name="N20148P2"/>
    </number:text-style>
    <number:currency-style style:name="N20152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20152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20152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20152" number:language="en" number:country="US">
      <number:text-content/>
      <number:text> </number:text>
      <style:map style:condition="value()&gt;0" style:apply-style-name="N20152P0"/>
      <style:map style:condition="value()&lt;0" style:apply-style-name="N20152P1"/>
      <style:map style:condition="value()=0" style:apply-style-name="N20152P2"/>
    </number:text-style>
    <number:time-style style:name="N20153" number:language="en" number:country="US">
      <number:minutes number:style="long"/>
      <number:text>:</number:text>
      <number:seconds number:style="long"/>
    </number:time-style>
    <number:time-style style:name="N2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55" number:language="en" number:country="US">
      <number:minutes number:style="long"/>
      <number:text>:</number:text>
      <number:seconds number:style="long" number:decimal-places="1"/>
    </number:time-style>
    <number:number-style style:name="N20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rmal_5f_Sheet3" style:display-name="Normal_Sheet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style:style style:name="Excel_20_Built-in_20_Normal_5f_Sheet1" style:display-name="Excel Built-in 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6">00/00/0000</text:date>, <text:time style:data-style-name="N2" text:time-value="0000-00-00T16:34: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çois Michonneau</meta:initial-creator>
    <meta:creation-date>2011-08-31T12:55:17</meta:creation-date>
    <dc:date>2013-09-16T16:34:33</dc:date>
    <dc:creator>François Michonneau</dc:creator>
    <meta:editing-duration>P9DT8H30M55S</meta:editing-duration>
    <meta:editing-cycles>145</meta:editing-cycles>
    <meta:generator>LibreOffice/4.0.2.2$Linux_X86_64 LibreOffice_project/400m0$Build-2</meta:generator>
    <meta:printed-by>François Michonneau</meta:printed-by>
    <meta:print-date>2013-03-11T16:02:50</meta:print-date>
    <meta:document-statistic meta:table-count="4" meta:cell-count="6004" meta:object-count="0"/>
  </office:meta>
</office:document-meta>
</file>